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7.3" calcext:value-type="float">
            <text:p>17.30</text:p>
          </table:table-cell>
          <table:table-cell table:style-name="ce2" table:formula="of:=STDEV([.D2:.M2])" office:value-type="float" office:value="2.5407785333546" calcext:value-type="float">
            <text:p>2.54</text:p>
          </table:table-cell>
          <table:table-cell office:value-type="float" office:value="17" calcext:value-type="float">
            <text:p>17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19" calcext:value-type="float">
            <text:p>19.00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9.6" calcext:value-type="float">
            <text:p>19.60</text:p>
          </table:table-cell>
          <table:table-cell table:style-name="ce2" table:formula="of:=STDEV([.D3:.M3])" office:value-type="float" office:value="4.78887599895146" calcext:value-type="float">
            <text:p>4.79</text:p>
          </table:table-cell>
          <table:table-cell office:value-type="float" office:value="20" calcext:value-type="float">
            <text:p>20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 office:value-type="float" office:value="17" calcext:value-type="float">
            <text:p>17.00</text:p>
          </table:table-cell>
          <table:table-cell office:value-type="float" office:value="28" calcext:value-type="float">
            <text:p>28.00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20.6" calcext:value-type="float">
            <text:p>20.60</text:p>
          </table:table-cell>
          <table:table-cell table:style-name="ce2" table:formula="of:=STDEV([.D4:.M4])" office:value-type="float" office:value="5.75808610178378" calcext:value-type="float">
            <text:p>5.76</text:p>
          </table:table-cell>
          <table:table-cell office:value-type="float" office:value="22" calcext:value-type="float">
            <text:p>22.00</text:p>
          </table:table-cell>
          <table:table-cell office:value-type="float" office:value="23" calcext:value-type="float">
            <text:p>23.00</text:p>
          </table:table-cell>
          <table:table-cell office:value-type="float" office:value="27" calcext:value-type="float">
            <text:p>27.00</text:p>
          </table:table-cell>
          <table:table-cell office:value-type="float" office:value="28" calcext:value-type="float">
            <text:p>28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6.4" calcext:value-type="float">
            <text:p>16.40</text:p>
          </table:table-cell>
          <table:table-cell table:style-name="ce2" table:formula="of:=STDEV([.D5:.M5])" office:value-type="float" office:value="4.7187568984497" calcext:value-type="float">
            <text:p>4.72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20" calcext:value-type="float">
            <text:p>20.0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9" calcext:value-type="float">
            <text:p>19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9" calcext:value-type="float">
            <text:p>9.00</text:p>
          </table:table-cell>
          <table:table-cell table:style-name="ce2" table:formula="of:=STDEV([.D6:.M6])" office:value-type="float" office:value="3.62092683040007" calcext:value-type="float">
            <text:p>3.62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0.4" calcext:value-type="float">
            <text:p>10.40</text:p>
          </table:table-cell>
          <table:table-cell table:style-name="ce2" table:formula="of:=STDEV([.D7:.M7])" office:value-type="float" office:value="2.50333111406914" calcext:value-type="float">
            <text:p>2.5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0" calcext:value-type="float">
            <text:p>10.00</text:p>
          </table:table-cell>
          <table:table-cell table:style-name="ce2" table:formula="of:=STDEV([.D8:.M8])" office:value-type="float" office:value="2.10818510677892" calcext:value-type="float">
            <text:p>2.11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0.2" calcext:value-type="float">
            <text:p>10.20</text:p>
          </table:table-cell>
          <table:table-cell table:style-name="ce2" table:formula="of:=STDEV([.D9:.M9])" office:value-type="float" office:value="3.4253953543107" calcext:value-type="float">
            <text:p>3.43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6.1" calcext:value-type="float">
            <text:p>6.10</text:p>
          </table:table-cell>
          <table:table-cell table:style-name="ce2" table:formula="of:=STDEV([.D10:.M10])" office:value-type="float" office:value="1.72884033065199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6.5" calcext:value-type="float">
            <text:p>6.50</text:p>
          </table:table-cell>
          <table:table-cell table:style-name="ce2" table:formula="of:=STDEV([.D11:.M11])" office:value-type="float" office:value="2.50554939639548" calcext:value-type="float">
            <text:p>2.51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6.5" calcext:value-type="float">
            <text:p>6.50</text:p>
          </table:table-cell>
          <table:table-cell table:style-name="ce2" table:formula="of:=STDEV([.D12:.M12])" office:value-type="float" office:value="2.32139804619735" calcext:value-type="float">
            <text:p>2.32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6.8" calcext:value-type="float">
            <text:p>6.80</text:p>
          </table:table-cell>
          <table:table-cell table:style-name="ce2" table:formula="of:=STDEV([.D13:.M13])" office:value-type="float" office:value="2.78088714861523" calcext:value-type="float">
            <text:p>2.78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2" calcext:value-type="float">
            <text:p>10.20</text:p>
          </table:table-cell>
          <table:table-cell table:style-name="ce2" table:formula="of:=STDEV([.D14:.M14])" office:value-type="float" office:value="3.0840089349921" calcext:value-type="float">
            <text:p>3.08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8.8" calcext:value-type="float">
            <text:p>8.80</text:p>
          </table:table-cell>
          <table:table-cell table:style-name="ce2" table:formula="of:=STDEV([.D15:.M15])" office:value-type="float" office:value="2.29975844142138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7" calcext:value-type="float">
            <text:p>9.70</text:p>
          </table:table-cell>
          <table:table-cell table:style-name="ce2" table:formula="of:=STDEV([.D16:.M16])" office:value-type="float" office:value="2.62678510731274" calcext:value-type="float">
            <text:p>2.63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7" calcext:value-type="float">
            <text:p>9.70</text:p>
          </table:table-cell>
          <table:table-cell table:style-name="ce2" table:formula="of:=STDEV([.D17:.M17])" office:value-type="float" office:value="2.40601099101581" calcext:value-type="float">
            <text:p>2.41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5.2" calcext:value-type="float">
            <text:p>35.20</text:p>
          </table:table-cell>
          <table:table-cell table:style-name="ce2" table:formula="of:=STDEV([.D18:.M18])" office:value-type="float" office:value="5.94044517598546" calcext:value-type="float">
            <text:p>5.94</text:p>
          </table:table-cell>
          <table:table-cell office:value-type="float" office:value="46" calcext:value-type="float">
            <text:p>46.00</text:p>
          </table:table-cell>
          <table:table-cell office:value-type="float" office:value="38" calcext:value-type="float">
            <text:p>38.00</text:p>
          </table:table-cell>
          <table:table-cell office:value-type="float" office:value="25" calcext:value-type="float">
            <text:p>25.00</text:p>
          </table:table-cell>
          <table:table-cell office:value-type="float" office:value="36" calcext:value-type="float">
            <text:p>36.00</text:p>
          </table:table-cell>
          <table:table-cell office:value-type="float" office:value="34" calcext:value-type="float">
            <text:p>34.00</text:p>
          </table:table-cell>
          <table:table-cell office:value-type="float" office:value="39" calcext:value-type="float">
            <text:p>39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40" calcext:value-type="float">
            <text:p>40.00</text:p>
          </table:table-cell>
          <table:table-cell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37.9" calcext:value-type="float">
            <text:p>37.90</text:p>
          </table:table-cell>
          <table:table-cell table:style-name="ce2" table:formula="of:=STDEV([.D19:.M19])" office:value-type="float" office:value="5.46605687655899" calcext:value-type="float">
            <text:p>5.47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36" calcext:value-type="float">
            <text:p>36.00</text:p>
          </table:table-cell>
          <table:table-cell office:value-type="float" office:value="31" calcext:value-type="float">
            <text:p>31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office:value-type="float" office:value="35" calcext:value-type="float">
            <text:p>35.00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40.2" calcext:value-type="float">
            <text:p>40.20</text:p>
          </table:table-cell>
          <table:table-cell table:style-name="ce2" table:formula="of:=STDEV([.D20:.M20])" office:value-type="float" office:value="5.45282801244761" calcext:value-type="float">
            <text:p>5.45</text:p>
          </table:table-cell>
          <table:table-cell office:value-type="float" office:value="37" calcext:value-type="float">
            <text:p>37.00</text:p>
          </table:table-cell>
          <table:table-cell office:value-type="float" office:value="44" calcext:value-type="float">
            <text:p>44.00</text:p>
          </table:table-cell>
          <table:table-cell office:value-type="float" office:value="27" calcext:value-type="float">
            <text:p>27.00</text:p>
          </table:table-cell>
          <table:table-cell office:value-type="float" office:value="42" calcext:value-type="float">
            <text:p>42.00</text:p>
          </table:table-cell>
          <table:table-cell table:number-columns-repeated="2"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office:value-type="float" office:value="43" calcext:value-type="float">
            <text:p>43.00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38.7" calcext:value-type="float">
            <text:p>38.70</text:p>
          </table:table-cell>
          <table:table-cell table:style-name="ce2" table:formula="of:=STDEV([.D21:.M21])" office:value-type="float" office:value="5.1218486246016" calcext:value-type="float">
            <text:p>5.12</text:p>
          </table:table-cell>
          <table:table-cell table:number-columns-repeated="2" office:value-type="float" office:value="39" calcext:value-type="float">
            <text:p>39.00</text:p>
          </table:table-cell>
          <table:table-cell office:value-type="float" office:value="45" calcext:value-type="float">
            <text:p>45.00</text:p>
          </table:table-cell>
          <table:table-cell office:value-type="float" office:value="44" calcext:value-type="float">
            <text:p>44.00</text:p>
          </table:table-cell>
          <table:table-cell office:value-type="float" office:value="37" calcext:value-type="float">
            <text:p>37.00</text:p>
          </table:table-cell>
          <table:table-cell office:value-type="float" office:value="46" calcext:value-type="float">
            <text:p>46.00</text:p>
          </table:table-cell>
          <table:table-cell office:value-type="float" office:value="38" calcext:value-type="float">
            <text:p>38.00</text:p>
          </table:table-cell>
          <table:table-cell office:value-type="float" office:value="36" calcext:value-type="float">
            <text:p>36.00</text:p>
          </table:table-cell>
          <table:table-cell office:value-type="float" office:value="31" calcext:value-type="float">
            <text:p>31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02.8" calcext:value-type="float">
            <text:p>102.80</text:p>
          </table:table-cell>
          <table:table-cell table:style-name="ce2" table:formula="of:=STDEV([.D22:.M22])" office:value-type="float" office:value="10.4434987751551" calcext:value-type="float">
            <text:p>10.44</text:p>
          </table:table-cell>
          <table:table-cell office:value-type="float" office:value="98" calcext:value-type="float">
            <text:p>98.00</text:p>
          </table:table-cell>
          <table:table-cell office:value-type="float" office:value="100" calcext:value-type="float">
            <text:p>100.00</text:p>
          </table:table-cell>
          <table:table-cell office:value-type="float" office:value="126" calcext:value-type="float">
            <text:p>126.00</text:p>
          </table:table-cell>
          <table:table-cell office:value-type="float" office:value="98" calcext:value-type="float">
            <text:p>98.00</text:p>
          </table:table-cell>
          <table:table-cell office:value-type="float" office:value="87" calcext:value-type="float">
            <text:p>87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6" calcext:value-type="float">
            <text:p>106.00</text:p>
          </table:table-cell>
          <table:table-cell office:value-type="float" office:value="99" calcext:value-type="float">
            <text:p>99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12.8" calcext:value-type="float">
            <text:p>112.80</text:p>
          </table:table-cell>
          <table:table-cell table:style-name="ce2" table:formula="of:=STDEV([.D23:.M23])" office:value-type="float" office:value="8.81665091365953" calcext:value-type="float">
            <text:p>8.82</text:p>
          </table:table-cell>
          <table:table-cell office:value-type="float" office:value="112" calcext:value-type="float">
            <text:p>11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9" calcext:value-type="float">
            <text:p>109.00</text:p>
          </table:table-cell>
          <table:table-cell table:number-columns-repeated="2" office:value-type="float" office:value="113" calcext:value-type="float">
            <text:p>113.00</text:p>
          </table:table-cell>
          <table:table-cell office:value-type="float" office:value="96" calcext:value-type="float">
            <text:p>96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11.4" calcext:value-type="float">
            <text:p>111.40</text:p>
          </table:table-cell>
          <table:table-cell table:style-name="ce2" table:formula="of:=STDEV([.D24:.M24])" office:value-type="float" office:value="6.1680178699842" calcext:value-type="float">
            <text:p>6.17</text:p>
          </table:table-cell>
          <table:table-cell office:value-type="float" office:value="115" calcext:value-type="float">
            <text:p>115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1" calcext:value-type="float">
            <text:p>111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08.8" calcext:value-type="float">
            <text:p>108.80</text:p>
          </table:table-cell>
          <table:table-cell table:style-name="ce2" table:formula="of:=STDEV([.D25:.M25])" office:value-type="float" office:value="9.21110440959413" calcext:value-type="float">
            <text:p>9.21</text:p>
          </table:table-cell>
          <table:table-cell office:value-type="float" office:value="99" calcext:value-type="float">
            <text:p>99.00</text:p>
          </table:table-cell>
          <table:table-cell office:value-type="float" office:value="109" calcext:value-type="float">
            <text:p>109.00</text:p>
          </table:table-cell>
          <table:table-cell table:number-columns-repeated="2" office:value-type="float" office:value="107" calcext:value-type="float">
            <text:p>107.00</text:p>
          </table:table-cell>
          <table:table-cell office:value-type="float" office:value="103" calcext:value-type="float">
            <text:p>103.00</text:p>
          </table:table-cell>
          <table:table-cell office:value-type="float" office:value="133" calcext:value-type="float">
            <text:p>13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40.7" calcext:value-type="float">
            <text:p>240.70</text:p>
          </table:table-cell>
          <table:table-cell table:style-name="ce2" table:formula="of:=STDEV([.D26:.M26])" office:value-type="float" office:value="4.92273636642603" calcext:value-type="float">
            <text:p>4.92</text:p>
          </table:table-cell>
          <table:table-cell office:value-type="float" office:value="242" calcext:value-type="float">
            <text:p>242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6" calcext:value-type="float">
            <text:p>236.00</text:p>
          </table:table-cell>
          <table:table-cell office:value-type="float" office:value="234" calcext:value-type="float">
            <text:p>234.00</text:p>
          </table:table-cell>
          <table:table-cell table:number-columns-repeated="2" office:value-type="float" office:value="241" calcext:value-type="float">
            <text:p>241.00</text:p>
          </table:table-cell>
          <table:table-cell office:value-type="float" office:value="246" calcext:value-type="float">
            <text:p>246.00</text:p>
          </table:table-cell>
          <table:table-cell office:value-type="float" office:value="251" calcext:value-type="float">
            <text:p>251.00</text:p>
          </table:table-cell>
          <table:table-cell office:value-type="float" office:value="238" calcext:value-type="float">
            <text:p>238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48.7" calcext:value-type="float">
            <text:p>248.70</text:p>
          </table:table-cell>
          <table:table-cell table:style-name="ce2" table:formula="of:=STDEV([.D27:.M27])" office:value-type="float" office:value="17.1467522030008" calcext:value-type="float">
            <text:p>17.15</text:p>
          </table:table-cell>
          <table:table-cell office:value-type="float" office:value="271" calcext:value-type="float">
            <text:p>271.00</text:p>
          </table:table-cell>
          <table:table-cell table:number-columns-repeated="2" office:value-type="float" office:value="256" calcext:value-type="float">
            <text:p>256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0" calcext:value-type="float">
            <text:p>240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1" calcext:value-type="float">
            <text:p>241.00</text:p>
          </table:table-cell>
          <table:table-cell office:value-type="float" office:value="267" calcext:value-type="float">
            <text:p>267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46.5" calcext:value-type="float">
            <text:p>246.50</text:p>
          </table:table-cell>
          <table:table-cell table:style-name="ce2" table:formula="of:=STDEV([.D28:.M28])" office:value-type="float" office:value="11.7968922461243" calcext:value-type="float">
            <text:p>11.80</text:p>
          </table:table-cell>
          <table:table-cell table:number-columns-repeated="2" office:value-type="float" office:value="234" calcext:value-type="float">
            <text:p>234.00</text:p>
          </table:table-cell>
          <table:table-cell table:number-columns-repeated="2" office:value-type="float" office:value="261" calcext:value-type="float">
            <text:p>26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4" calcext:value-type="float">
            <text:p>244.00</text:p>
          </table:table-cell>
          <table:table-cell office:value-type="float" office:value="264" calcext:value-type="float">
            <text:p>264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5" calcext:value-type="float">
            <text:p>235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48.6" calcext:value-type="float">
            <text:p>248.60</text:p>
          </table:table-cell>
          <table:table-cell table:style-name="ce2" table:formula="of:=STDEV([.D29:.M29])" office:value-type="float" office:value="11.6828459242125" calcext:value-type="float">
            <text:p>11.68</text:p>
          </table:table-cell>
          <table:table-cell office:value-type="float" office:value="244" calcext:value-type="float">
            <text:p>244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1" calcext:value-type="float">
            <text:p>261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6" calcext:value-type="float">
            <text:p>246.00</text:p>
          </table:table-cell>
          <table:table-cell office:value-type="float" office:value="271" calcext:value-type="float">
            <text:p>271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72.8" calcext:value-type="float">
            <text:p>372.80</text:p>
          </table:table-cell>
          <table:table-cell table:style-name="ce2" table:formula="of:=STDEV([.D30:.M30])" office:value-type="float" office:value="21.5241466471702" calcext:value-type="float">
            <text:p>21.52</text:p>
          </table:table-cell>
          <table:table-cell office:value-type="float" office:value="385" calcext:value-type="float">
            <text:p>385.00</text:p>
          </table:table-cell>
          <table:table-cell office:value-type="float" office:value="361" calcext:value-type="float">
            <text:p>361.00</text:p>
          </table:table-cell>
          <table:table-cell office:value-type="float" office:value="357" calcext:value-type="float">
            <text:p>357.00</text:p>
          </table:table-cell>
          <table:table-cell office:value-type="float" office:value="383" calcext:value-type="float">
            <text:p>383.00</text:p>
          </table:table-cell>
          <table:table-cell office:value-type="float" office:value="405" calcext:value-type="float">
            <text:p>405.00</text:p>
          </table:table-cell>
          <table:table-cell office:value-type="float" office:value="355" calcext:value-type="float">
            <text:p>355.00</text:p>
          </table:table-cell>
          <table:table-cell office:value-type="float" office:value="383" calcext:value-type="float">
            <text:p>383.00</text:p>
          </table:table-cell>
          <table:table-cell office:value-type="float" office:value="378" calcext:value-type="float">
            <text:p>378.00</text:p>
          </table:table-cell>
          <table:table-cell office:value-type="float" office:value="331" calcext:value-type="float">
            <text:p>331.00</text:p>
          </table:table-cell>
          <table:table-cell office:value-type="float" office:value="390" calcext:value-type="float">
            <text:p>390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90.5" calcext:value-type="float">
            <text:p>390.50</text:p>
          </table:table-cell>
          <table:table-cell table:style-name="ce2" table:formula="of:=STDEV([.D31:.M31])" office:value-type="float" office:value="15.2333698030198" calcext:value-type="float">
            <text:p>15.23</text:p>
          </table:table-cell>
          <table:table-cell office:value-type="float" office:value="408" calcext:value-type="float">
            <text:p>408.00</text:p>
          </table:table-cell>
          <table:table-cell office:value-type="float" office:value="372" calcext:value-type="float">
            <text:p>372.00</text:p>
          </table:table-cell>
          <table:table-cell office:value-type="float" office:value="377" calcext:value-type="float">
            <text:p>377.00</text:p>
          </table:table-cell>
          <table:table-cell office:value-type="float" office:value="399" calcext:value-type="float">
            <text:p>399.00</text:p>
          </table:table-cell>
          <table:table-cell office:value-type="float" office:value="373" calcext:value-type="float">
            <text:p>373.00</text:p>
          </table:table-cell>
          <table:table-cell office:value-type="float" office:value="379" calcext:value-type="float">
            <text:p>379.00</text:p>
          </table:table-cell>
          <table:table-cell table:number-columns-repeated="2" office:value-type="float" office:value="409" calcext:value-type="float">
            <text:p>409.00</text:p>
          </table:table-cell>
          <table:table-cell office:value-type="float" office:value="395" calcext:value-type="float">
            <text:p>395.00</text:p>
          </table:table-cell>
          <table:table-cell office:value-type="float" office:value="384" calcext:value-type="float">
            <text:p>384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90.8" calcext:value-type="float">
            <text:p>390.80</text:p>
          </table:table-cell>
          <table:table-cell table:style-name="ce2" table:formula="of:=STDEV([.D32:.M32])" office:value-type="float" office:value="13.6446977899028" calcext:value-type="float">
            <text:p>13.64</text:p>
          </table:table-cell>
          <table:table-cell office:value-type="float" office:value="398" calcext:value-type="float">
            <text:p>398.00</text:p>
          </table:table-cell>
          <table:table-cell office:value-type="float" office:value="373" calcext:value-type="float">
            <text:p>373.00</text:p>
          </table:table-cell>
          <table:table-cell office:value-type="float" office:value="388" calcext:value-type="float">
            <text:p>388.00</text:p>
          </table:table-cell>
          <table:table-cell office:value-type="float" office:value="378" calcext:value-type="float">
            <text:p>378.00</text:p>
          </table:table-cell>
          <table:table-cell office:value-type="float" office:value="406" calcext:value-type="float">
            <text:p>406.00</text:p>
          </table:table-cell>
          <table:table-cell office:value-type="float" office:value="395" calcext:value-type="float">
            <text:p>395.00</text:p>
          </table:table-cell>
          <table:table-cell office:value-type="float" office:value="379" calcext:value-type="float">
            <text:p>379.00</text:p>
          </table:table-cell>
          <table:table-cell office:value-type="float" office:value="383" calcext:value-type="float">
            <text:p>383.00</text:p>
          </table:table-cell>
          <table:table-cell office:value-type="float" office:value="417" calcext:value-type="float">
            <text:p>417.00</text:p>
          </table:table-cell>
          <table:table-cell office:value-type="float" office:value="391" calcext:value-type="float">
            <text:p>391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74.5" calcext:value-type="float">
            <text:p>374.50</text:p>
          </table:table-cell>
          <table:table-cell table:style-name="ce2" table:formula="of:=STDEV([.D33:.M33])" office:value-type="float" office:value="11.9187061191874" calcext:value-type="float">
            <text:p>11.92</text:p>
          </table:table-cell>
          <table:table-cell office:value-type="float" office:value="374" calcext:value-type="float">
            <text:p>374.00</text:p>
          </table:table-cell>
          <table:table-cell office:value-type="float" office:value="395" calcext:value-type="float">
            <text:p>395.00</text:p>
          </table:table-cell>
          <table:table-cell office:value-type="float" office:value="351" calcext:value-type="float">
            <text:p>351.00</text:p>
          </table:table-cell>
          <table:table-cell office:value-type="float" office:value="372" calcext:value-type="float">
            <text:p>372.00</text:p>
          </table:table-cell>
          <table:table-cell office:value-type="float" office:value="381" calcext:value-type="float">
            <text:p>381.00</text:p>
          </table:table-cell>
          <table:table-cell office:value-type="float" office:value="388" calcext:value-type="float">
            <text:p>388.00</text:p>
          </table:table-cell>
          <table:table-cell office:value-type="float" office:value="374" calcext:value-type="float">
            <text:p>374.00</text:p>
          </table:table-cell>
          <table:table-cell office:value-type="float" office:value="368" calcext:value-type="float">
            <text:p>368.00</text:p>
          </table:table-cell>
          <table:table-cell office:value-type="float" office:value="373" calcext:value-type="float">
            <text:p>373.00</text:p>
          </table:table-cell>
          <table:table-cell office:value-type="float" office:value="369" calcext:value-type="float">
            <text:p>369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341.9" calcext:value-type="float">
            <text:p>341.90</text:p>
          </table:table-cell>
          <table:table-cell table:style-name="ce2" table:formula="of:=STDEV([.D34:.M34])" office:value-type="float" office:value="22.4274137806589" calcext:value-type="float">
            <text:p>22.43</text:p>
          </table:table-cell>
          <table:table-cell office:value-type="float" office:value="356" calcext:value-type="float">
            <text:p>356.00</text:p>
          </table:table-cell>
          <table:table-cell office:value-type="float" office:value="362" calcext:value-type="float">
            <text:p>362.00</text:p>
          </table:table-cell>
          <table:table-cell office:value-type="float" office:value="341" calcext:value-type="float">
            <text:p>341.00</text:p>
          </table:table-cell>
          <table:table-cell office:value-type="float" office:value="349" calcext:value-type="float">
            <text:p>349.00</text:p>
          </table:table-cell>
          <table:table-cell office:value-type="float" office:value="311" calcext:value-type="float">
            <text:p>311.00</text:p>
          </table:table-cell>
          <table:table-cell office:value-type="float" office:value="339" calcext:value-type="float">
            <text:p>339.00</text:p>
          </table:table-cell>
          <table:table-cell office:value-type="float" office:value="345" calcext:value-type="float">
            <text:p>345.00</text:p>
          </table:table-cell>
          <table:table-cell office:value-type="float" office:value="297" calcext:value-type="float">
            <text:p>297.00</text:p>
          </table:table-cell>
          <table:table-cell office:value-type="float" office:value="348" calcext:value-type="float">
            <text:p>348.00</text:p>
          </table:table-cell>
          <table:table-cell office:value-type="float" office:value="371" calcext:value-type="float">
            <text:p>371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284.9" calcext:value-type="float">
            <text:p>284.90</text:p>
          </table:table-cell>
          <table:table-cell table:style-name="ce2" table:formula="of:=STDEV([.D35:.M35])" office:value-type="float" office:value="57.9049988247033" calcext:value-type="float">
            <text:p>57.90</text:p>
          </table:table-cell>
          <table:table-cell office:value-type="float" office:value="308" calcext:value-type="float">
            <text:p>308.00</text:p>
          </table:table-cell>
          <table:table-cell office:value-type="float" office:value="303" calcext:value-type="float">
            <text:p>303.00</text:p>
          </table:table-cell>
          <table:table-cell office:value-type="float" office:value="189" calcext:value-type="float">
            <text:p>189.00</text:p>
          </table:table-cell>
          <table:table-cell office:value-type="float" office:value="321" calcext:value-type="float">
            <text:p>321.00</text:p>
          </table:table-cell>
          <table:table-cell office:value-type="float" office:value="296" calcext:value-type="float">
            <text:p>296.00</text:p>
          </table:table-cell>
          <table:table-cell office:value-type="float" office:value="321" calcext:value-type="float">
            <text:p>321.00</text:p>
          </table:table-cell>
          <table:table-cell office:value-type="float" office:value="288" calcext:value-type="float">
            <text:p>288.00</text:p>
          </table:table-cell>
          <table:table-cell office:value-type="float" office:value="168" calcext:value-type="float">
            <text:p>168.00</text:p>
          </table:table-cell>
          <table:table-cell office:value-type="float" office:value="321" calcext:value-type="float">
            <text:p>321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267.3" calcext:value-type="float">
            <text:p>267.30</text:p>
          </table:table-cell>
          <table:table-cell table:style-name="ce2" table:formula="of:=STDEV([.D36:.M36])" office:value-type="float" office:value="48.9899082578352" calcext:value-type="float">
            <text:p>48.99</text:p>
          </table:table-cell>
          <table:table-cell office:value-type="float" office:value="255" calcext:value-type="float">
            <text:p>255.00</text:p>
          </table:table-cell>
          <table:table-cell office:value-type="float" office:value="279" calcext:value-type="float">
            <text:p>279.00</text:p>
          </table:table-cell>
          <table:table-cell office:value-type="float" office:value="206" calcext:value-type="float">
            <text:p>206.00</text:p>
          </table:table-cell>
          <table:table-cell office:value-type="float" office:value="333" calcext:value-type="float">
            <text:p>33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91" calcext:value-type="float">
            <text:p>291.00</text:p>
          </table:table-cell>
          <table:table-cell office:value-type="float" office:value="264" calcext:value-type="float">
            <text:p>264.00</text:p>
          </table:table-cell>
          <table:table-cell office:value-type="float" office:value="184" calcext:value-type="float">
            <text:p>184.00</text:p>
          </table:table-cell>
          <table:table-cell office:value-type="float" office:value="311" calcext:value-type="float">
            <text:p>311.00</text:p>
          </table:table-cell>
          <table:table-cell office:value-type="float" office:value="318" calcext:value-type="float">
            <text:p>318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235.8" calcext:value-type="float">
            <text:p>235.80</text:p>
          </table:table-cell>
          <table:table-cell table:style-name="ce2" table:formula="of:=STDEV([.D37:.M37])" office:value-type="float" office:value="61.8399367543158" calcext:value-type="float">
            <text:p>61.84</text:p>
          </table:table-cell>
          <table:table-cell office:value-type="float" office:value="161" calcext:value-type="float">
            <text:p>161.00</text:p>
          </table:table-cell>
          <table:table-cell office:value-type="float" office:value="325" calcext:value-type="float">
            <text:p>325.00</text:p>
          </table:table-cell>
          <table:table-cell office:value-type="float" office:value="173" calcext:value-type="float">
            <text:p>173.00</text:p>
          </table:table-cell>
          <table:table-cell office:value-type="float" office:value="277" calcext:value-type="float">
            <text:p>277.00</text:p>
          </table:table-cell>
          <table:table-cell office:value-type="float" office:value="266" calcext:value-type="float">
            <text:p>26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94" calcext:value-type="float">
            <text:p>19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95" calcext:value-type="float">
            <text:p>295.00</text:p>
          </table:table-cell>
          <table:table-cell office:value-type="float" office:value="284" calcext:value-type="float">
            <text:p>284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253.5" calcext:value-type="float">
            <text:p>253.50</text:p>
          </table:table-cell>
          <table:table-cell table:style-name="ce2" table:formula="of:=STDEV([.D38:.M38])" office:value-type="float" office:value="18.1918785298397" calcext:value-type="float">
            <text:p>18.19</text:p>
          </table:table-cell>
          <table:table-cell office:value-type="float" office:value="257" calcext:value-type="float">
            <text:p>257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63" calcext:value-type="float">
            <text:p>263.00</text:p>
          </table:table-cell>
          <table:table-cell office:value-type="float" office:value="276" calcext:value-type="float">
            <text:p>276.00</text:p>
          </table:table-cell>
          <table:table-cell office:value-type="float" office:value="280" calcext:value-type="float">
            <text:p>280.00</text:p>
          </table:table-cell>
          <table:table-cell office:value-type="float" office:value="230" calcext:value-type="float">
            <text:p>230.00</text:p>
          </table:table-cell>
          <table:table-cell office:value-type="float" office:value="264" calcext:value-type="float">
            <text:p>264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57.2" calcext:value-type="float">
            <text:p>257.20</text:p>
          </table:table-cell>
          <table:table-cell table:style-name="ce2" table:formula="of:=STDEV([.D39:.M39])" office:value-type="float" office:value="15.1422880995208" calcext:value-type="float">
            <text:p>15.14</text:p>
          </table:table-cell>
          <table:table-cell office:value-type="float" office:value="270" calcext:value-type="float">
            <text:p>270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0" calcext:value-type="float">
            <text:p>270.00</text:p>
          </table:table-cell>
          <table:table-cell office:value-type="float" office:value="258" calcext:value-type="float">
            <text:p>258.00</text:p>
          </table:table-cell>
          <table:table-cell office:value-type="float" office:value="233" calcext:value-type="float">
            <text:p>233.00</text:p>
          </table:table-cell>
          <table:table-cell office:value-type="float" office:value="275" calcext:value-type="float">
            <text:p>275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5" calcext:value-type="float">
            <text:p>265.00</text:p>
          </table:table-cell>
          <table:table-cell office:value-type="float" office:value="235" calcext:value-type="float">
            <text:p>235.00</text:p>
          </table:table-cell>
          <table:table-cell office:value-type="float" office:value="266" calcext:value-type="float">
            <text:p>266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259.6" calcext:value-type="float">
            <text:p>259.60</text:p>
          </table:table-cell>
          <table:table-cell table:style-name="ce2" table:formula="of:=STDEV([.D40:.M40])" office:value-type="float" office:value="13.0145218036537" calcext:value-type="float">
            <text:p>13.01</text:p>
          </table:table-cell>
          <table:table-cell office:value-type="float" office:value="263" calcext:value-type="float">
            <text:p>263.00</text:p>
          </table:table-cell>
          <table:table-cell office:value-type="float" office:value="255" calcext:value-type="float">
            <text:p>255.00</text:p>
          </table:table-cell>
          <table:table-cell office:value-type="float" office:value="257" calcext:value-type="float">
            <text:p>257.00</text:p>
          </table:table-cell>
          <table:table-cell office:value-type="float" office:value="248" calcext:value-type="float">
            <text:p>248.00</text:p>
          </table:table-cell>
          <table:table-cell office:value-type="float" office:value="238" calcext:value-type="float">
            <text:p>238.00</text:p>
          </table:table-cell>
          <table:table-cell office:value-type="float" office:value="270" calcext:value-type="float">
            <text:p>270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1" calcext:value-type="float">
            <text:p>271.00</text:p>
          </table:table-cell>
          <table:table-cell office:value-type="float" office:value="284" calcext:value-type="float">
            <text:p>284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244.1" calcext:value-type="float">
            <text:p>244.10</text:p>
          </table:table-cell>
          <table:table-cell table:style-name="ce2" table:formula="of:=STDEV([.D41:.M41])" office:value-type="float" office:value="25.1813422994089" calcext:value-type="float">
            <text:p>25.18</text:p>
          </table:table-cell>
          <table:table-cell office:value-type="float" office:value="260" calcext:value-type="float">
            <text:p>260.00</text:p>
          </table:table-cell>
          <table:table-cell office:value-type="float" office:value="210" calcext:value-type="float">
            <text:p>210.00</text:p>
          </table:table-cell>
          <table:table-cell office:value-type="float" office:value="273" calcext:value-type="float">
            <text:p>27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57" calcext:value-type="float">
            <text:p>257.00</text:p>
          </table:table-cell>
          <table:table-cell office:value-type="float" office:value="272" calcext:value-type="float">
            <text:p>272.00</text:p>
          </table:table-cell>
          <table:table-cell office:value-type="float" office:value="268" calcext:value-type="float">
            <text:p>268.00</text:p>
          </table:table-cell>
          <table:table-cell office:value-type="float" office:value="224" calcext:value-type="float">
            <text:p>224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98.2" calcext:value-type="float">
            <text:p>198.20</text:p>
          </table:table-cell>
          <table:table-cell table:style-name="ce2" table:formula="of:=STDEV([.D42:.M42])" office:value-type="float" office:value="21.4050876610627" calcext:value-type="float">
            <text:p>21.41</text:p>
          </table:table-cell>
          <table:table-cell office:value-type="float" office:value="211" calcext:value-type="float">
            <text:p>211.00</text:p>
          </table:table-cell>
          <table:table-cell office:value-type="float" office:value="173" calcext:value-type="float">
            <text:p>173.00</text:p>
          </table:table-cell>
          <table:table-cell office:value-type="float" office:value="205" calcext:value-type="float">
            <text:p>20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8" calcext:value-type="float">
            <text:p>178.00</text:p>
          </table:table-cell>
          <table:table-cell office:value-type="float" office:value="232" calcext:value-type="float">
            <text:p>232.00</text:p>
          </table:table-cell>
          <table:table-cell office:value-type="float" office:value="228" calcext:value-type="float">
            <text:p>228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8" calcext:value-type="float">
            <text:p>188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201.8" calcext:value-type="float">
            <text:p>201.80</text:p>
          </table:table-cell>
          <table:table-cell table:style-name="ce2" table:formula="of:=STDEV([.D43:.M43])" office:value-type="float" office:value="33.6709568223615" calcext:value-type="float">
            <text:p>33.67</text:p>
          </table:table-cell>
          <table:table-cell office:value-type="float" office:value="252" calcext:value-type="float">
            <text:p>252.00</text:p>
          </table:table-cell>
          <table:table-cell office:value-type="float" office:value="170" calcext:value-type="float">
            <text:p>170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4" calcext:value-type="float">
            <text:p>174.00</text:p>
          </table:table-cell>
          <table:table-cell office:value-type="float" office:value="268" calcext:value-type="float">
            <text:p>268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8" calcext:value-type="float">
            <text:p>198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90.4" calcext:value-type="float">
            <text:p>190.40</text:p>
          </table:table-cell>
          <table:table-cell table:style-name="ce2" table:formula="of:=STDEV([.D44:.M44])" office:value-type="float" office:value="35.065652710309" calcext:value-type="float">
            <text:p>35.07</text:p>
          </table:table-cell>
          <table:table-cell office:value-type="float" office:value="176" calcext:value-type="float">
            <text:p>176.00</text:p>
          </table:table-cell>
          <table:table-cell office:value-type="float" office:value="179" calcext:value-type="float">
            <text:p>179.00</text:p>
          </table:table-cell>
          <table:table-cell office:value-type="float" office:value="256" calcext:value-type="float">
            <text:p>25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5" calcext:value-type="float">
            <text:p>155.00</text:p>
          </table:table-cell>
          <table:table-cell office:value-type="float" office:value="252" calcext:value-type="float">
            <text:p>252.00</text:p>
          </table:table-cell>
          <table:table-cell office:value-type="float" office:value="180" calcext:value-type="float">
            <text:p>180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96.8" calcext:value-type="float">
            <text:p>196.80</text:p>
          </table:table-cell>
          <table:table-cell table:style-name="ce2" table:formula="of:=STDEV([.D45:.M45])" office:value-type="float" office:value="33.6907504616128" calcext:value-type="float">
            <text:p>33.69</text:p>
          </table:table-cell>
          <table:table-cell office:value-type="float" office:value="169" calcext:value-type="float">
            <text:p>169.00</text:p>
          </table:table-cell>
          <table:table-cell office:value-type="float" office:value="179" calcext:value-type="float">
            <text:p>179.00</text:p>
          </table:table-cell>
          <table:table-cell office:value-type="float" office:value="271" calcext:value-type="float">
            <text:p>271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5" calcext:value-type="float">
            <text:p>175.00</text:p>
          </table:table-cell>
          <table:table-cell office:value-type="float" office:value="246" calcext:value-type="float">
            <text:p>246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5" calcext:value-type="float">
            <text:p>185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78.4" calcext:value-type="float">
            <text:p>178.40</text:p>
          </table:table-cell>
          <table:table-cell table:style-name="ce2" table:formula="of:=STDEV([.D46:.M46])" office:value-type="float" office:value="38.7877414770297" calcext:value-type="float">
            <text:p>38.79</text:p>
          </table:table-cell>
          <table:table-cell office:value-type="float" office:value="160" calcext:value-type="float">
            <text:p>160.00</text:p>
          </table:table-cell>
          <table:table-cell office:value-type="float" office:value="174" calcext:value-type="float">
            <text:p>174.00</text:p>
          </table:table-cell>
          <table:table-cell office:value-type="float" office:value="267" calcext:value-type="float">
            <text:p>267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5" calcext:value-type="float">
            <text:p>145.00</text:p>
          </table:table-cell>
          <table:table-cell office:value-type="float" office:value="229" calcext:value-type="float">
            <text:p>22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49" calcext:value-type="float">
            <text:p>149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61.5" calcext:value-type="float">
            <text:p>161.50</text:p>
          </table:table-cell>
          <table:table-cell table:style-name="ce2" table:formula="of:=STDEV([.D47:.M47])" office:value-type="float" office:value="11.4236596587959" calcext:value-type="float">
            <text:p>11.42</text:p>
          </table:table-cell>
          <table:table-cell office:value-type="float" office:value="161" calcext:value-type="float">
            <text:p>16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86" calcext:value-type="float">
            <text:p>186.00</text:p>
          </table:table-cell>
          <table:table-cell table:number-columns-repeated="2" office:value-type="float" office:value="163" calcext:value-type="float">
            <text:p>163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56.7" calcext:value-type="float">
            <text:p>156.70</text:p>
          </table:table-cell>
          <table:table-cell table:style-name="ce2" table:formula="of:=STDEV([.D48:.M48])" office:value-type="float" office:value="13.6548729600665" calcext:value-type="float">
            <text:p>13.65</text:p>
          </table:table-cell>
          <table:table-cell office:value-type="float" office:value="146" calcext:value-type="float">
            <text:p>146.00</text:p>
          </table:table-cell>
          <table:table-cell office:value-type="float" office:value="145" calcext:value-type="float">
            <text:p>145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35" calcext:value-type="float">
            <text:p>135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0" calcext:value-type="float">
            <text:p>150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62.6" calcext:value-type="float">
            <text:p>162.60</text:p>
          </table:table-cell>
          <table:table-cell table:style-name="ce2" table:formula="of:=STDEV([.D49:.M49])" office:value-type="float" office:value="9.39503414930817" calcext:value-type="float">
            <text:p>9.40</text:p>
          </table:table-cell>
          <table:table-cell office:value-type="float" office:value="160" calcext:value-type="float">
            <text:p>16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3" calcext:value-type="float">
            <text:p>173.00</text:p>
          </table:table-cell>
          <table:table-cell table:number-columns-repeated="3" office:value-type="float" office:value="163" calcext:value-type="float">
            <text:p>163.00</text:p>
          </table:table-cell>
          <table:table-cell office:value-type="float" office:value="147" calcext:value-type="float">
            <text:p>147.00</text:p>
          </table:table-cell>
          <table:table-cell office:value-type="float" office:value="182" calcext:value-type="float">
            <text:p>182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146.4" calcext:value-type="float">
            <text:p>146.40</text:p>
          </table:table-cell>
          <table:table-cell table:style-name="ce2" table:formula="of:=STDEV([.D50:.M50])" office:value-type="float" office:value="12.6420814038758" calcext:value-type="float">
            <text:p>12.64</text:p>
          </table:table-cell>
          <table:table-cell office:value-type="float" office:value="156" calcext:value-type="float">
            <text:p>156.00</text:p>
          </table:table-cell>
          <table:table-cell office:value-type="float" office:value="128" calcext:value-type="float">
            <text:p>128.00</text:p>
          </table:table-cell>
          <table:table-cell office:value-type="float" office:value="147" calcext:value-type="float">
            <text:p>147.00</text:p>
          </table:table-cell>
          <table:table-cell office:value-type="float" office:value="132" calcext:value-type="float">
            <text:p>132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34" calcext:value-type="float">
            <text:p>134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0" calcext:value-type="float">
            <text:p>140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153.9" calcext:value-type="float">
            <text:p>153.90</text:p>
          </table:table-cell>
          <table:table-cell table:style-name="ce2" table:formula="of:=STDEV([.D51:.M51])" office:value-type="float" office:value="12.4761995637917" calcext:value-type="float">
            <text:p>12.48</text:p>
          </table:table-cell>
          <table:table-cell office:value-type="float" office:value="128" calcext:value-type="float">
            <text:p>128.00</text:p>
          </table:table-cell>
          <table:table-cell office:value-type="float" office:value="140" calcext:value-type="float">
            <text:p>14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150.4" calcext:value-type="float">
            <text:p>150.40</text:p>
          </table:table-cell>
          <table:table-cell table:style-name="ce2" table:formula="of:=STDEV([.D52:.M52])" office:value-type="float" office:value="11.6542791378198" calcext:value-type="float">
            <text:p>11.65</text:p>
          </table:table-cell>
          <table:table-cell office:value-type="float" office:value="131" calcext:value-type="float">
            <text:p>131.00</text:p>
          </table:table-cell>
          <table:table-cell office:value-type="float" office:value="138" calcext:value-type="float">
            <text:p>13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7" calcext:value-type="float">
            <text:p>157.00</text:p>
          </table:table-cell>
          <table:table-cell office:value-type="float" office:value="139" calcext:value-type="float">
            <text:p>139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52.9" calcext:value-type="float">
            <text:p>152.90</text:p>
          </table:table-cell>
          <table:table-cell table:style-name="ce2" table:formula="of:=STDEV([.D53:.M53])" office:value-type="float" office:value="9.50380040942686" calcext:value-type="float">
            <text:p>9.50</text:p>
          </table:table-cell>
          <table:table-cell office:value-type="float" office:value="151" calcext:value-type="float">
            <text:p>15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6" calcext:value-type="float">
            <text:p>156.00</text:p>
          </table:table-cell>
          <table:table-cell office:value-type="float" office:value="135" calcext:value-type="float">
            <text:p>135.00</text:p>
          </table:table-cell>
          <table:table-cell office:value-type="float" office:value="142" calcext:value-type="float">
            <text:p>142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1" calcext:value-type="float">
            <text:p>151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85.7" calcext:value-type="float">
            <text:p>185.70</text:p>
          </table:table-cell>
          <table:table-cell table:style-name="ce2" table:formula="of:=STDEV([.D54:.M54])" office:value-type="float" office:value="19.0907190947737" calcext:value-type="float">
            <text:p>19.09</text:p>
          </table:table-cell>
          <table:table-cell office:value-type="float" office:value="154" calcext:value-type="float">
            <text:p>154.00</text:p>
          </table:table-cell>
          <table:table-cell office:value-type="float" office:value="157" calcext:value-type="float">
            <text:p>157.00</text:p>
          </table:table-cell>
          <table:table-cell office:value-type="float" office:value="200" calcext:value-type="float">
            <text:p>20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96.2" calcext:value-type="float">
            <text:p>196.20</text:p>
          </table:table-cell>
          <table:table-cell table:style-name="ce2" table:formula="of:=STDEV([.D55:.M55])" office:value-type="float" office:value="11.3900541409307" calcext:value-type="float">
            <text:p>11.39</text:p>
          </table:table-cell>
          <table:table-cell office:value-type="float" office:value="192" calcext:value-type="float">
            <text:p>192.00</text:p>
          </table:table-cell>
          <table:table-cell office:value-type="float" office:value="205" calcext:value-type="float">
            <text:p>205.00</text:p>
          </table:table-cell>
          <table:table-cell office:value-type="float" office:value="212" calcext:value-type="float">
            <text:p>212.00</text:p>
          </table:table-cell>
          <table:table-cell office:value-type="float" office:value="172" calcext:value-type="float">
            <text:p>172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9" calcext:value-type="float">
            <text:p>199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6" calcext:value-type="float">
            <text:p>196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89.1" calcext:value-type="float">
            <text:p>189.10</text:p>
          </table:table-cell>
          <table:table-cell table:style-name="ce2" table:formula="of:=STDEV([.D56:.M56])" office:value-type="float" office:value="9.33868893962697" calcext:value-type="float">
            <text:p>9.34</text:p>
          </table:table-cell>
          <table:table-cell office:value-type="float" office:value="182" calcext:value-type="float">
            <text:p>182.00</text:p>
          </table:table-cell>
          <table:table-cell office:value-type="float" office:value="180" calcext:value-type="float">
            <text:p>18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0.6" calcext:value-type="float">
            <text:p>190.60</text:p>
          </table:table-cell>
          <table:table-cell table:style-name="ce2" table:formula="of:=STDEV([.D57:.M57])" office:value-type="float" office:value="12.4293559321828" calcext:value-type="float">
            <text:p>12.43</text:p>
          </table:table-cell>
          <table:table-cell office:value-type="float" office:value="209" calcext:value-type="float">
            <text:p>209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3" calcext:value-type="float">
            <text:p>183.00</text:p>
          </table:table-cell>
          <table:table-cell office:value-type="float" office:value="208" calcext:value-type="float">
            <text:p>20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8" calcext:value-type="float">
            <text:p>19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1.7" calcext:value-type="float">
            <text:p>161.70</text:p>
          </table:table-cell>
          <table:table-cell table:style-name="ce2" table:formula="of:=STDEV([.D58:.M58])" office:value-type="float" office:value="10.2094727255296" calcext:value-type="float">
            <text:p>10.21</text:p>
          </table:table-cell>
          <table:table-cell office:value-type="float" office:value="172" calcext:value-type="float">
            <text:p>172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9" calcext:value-type="float">
            <text:p>159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7.3" calcext:value-type="float">
            <text:p>157.30</text:p>
          </table:table-cell>
          <table:table-cell table:style-name="ce2" table:formula="of:=STDEV([.D59:.M59])" office:value-type="float" office:value="8.92001494767059" calcext:value-type="float">
            <text:p>8.92</text:p>
          </table:table-cell>
          <table:table-cell office:value-type="float" office:value="151" calcext:value-type="float">
            <text:p>151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8" calcext:value-type="float">
            <text:p>148.00</text:p>
          </table:table-cell>
          <table:table-cell office:value-type="float" office:value="146" calcext:value-type="float">
            <text:p>14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9" calcext:value-type="float">
            <text:p>159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57" calcext:value-type="float">
            <text:p>157.00</text:p>
          </table:table-cell>
          <table:table-cell table:style-name="ce2" table:formula="of:=STDEV([.D60:.M60])" office:value-type="float" office:value="12.9957257930786" calcext:value-type="float">
            <text:p>13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2" calcext:value-type="float">
            <text:p>142.00</text:p>
          </table:table-cell>
          <table:table-cell office:value-type="float" office:value="165" calcext:value-type="float">
            <text:p>165.00</text:p>
          </table:table-cell>
          <table:table-cell table:number-columns-repeated="2" office:value-type="float" office:value="155" calcext:value-type="float">
            <text:p>15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34" calcext:value-type="float">
            <text:p>134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62.6" calcext:value-type="float">
            <text:p>162.60</text:p>
          </table:table-cell>
          <table:table-cell table:style-name="ce2" table:formula="of:=STDEV([.D61:.M61])" office:value-type="float" office:value="8.48789988421426" calcext:value-type="float">
            <text:p>8.49</text:p>
          </table:table-cell>
          <table:table-cell office:value-type="float" office:value="164" calcext:value-type="float">
            <text:p>16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44" calcext:value-type="float">
            <text:p>144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58.3" calcext:value-type="float">
            <text:p>158.30</text:p>
          </table:table-cell>
          <table:table-cell table:style-name="ce2" table:formula="of:=STDEV([.D62:.M62])" office:value-type="float" office:value="9.86632882304479" calcext:value-type="float">
            <text:p>9.87</text:p>
          </table:table-cell>
          <table:table-cell office:value-type="float" office:value="141" calcext:value-type="float">
            <text:p>14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56.7" calcext:value-type="float">
            <text:p>156.70</text:p>
          </table:table-cell>
          <table:table-cell table:style-name="ce2" table:formula="of:=STDEV([.D63:.M63])" office:value-type="float" office:value="6.91295080908933" calcext:value-type="float">
            <text:p>6.91</text:p>
          </table:table-cell>
          <table:table-cell office:value-type="float" office:value="154" calcext:value-type="float">
            <text:p>154.00</text:p>
          </table:table-cell>
          <table:table-cell office:value-type="float" office:value="143" calcext:value-type="float">
            <text:p>14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62.9" calcext:value-type="float">
            <text:p>162.90</text:p>
          </table:table-cell>
          <table:table-cell table:style-name="ce2" table:formula="of:=STDEV([.D64:.M64])" office:value-type="float" office:value="14.5178051601014" calcext:value-type="float">
            <text:p>14.52</text:p>
          </table:table-cell>
          <table:table-cell office:value-type="float" office:value="140" calcext:value-type="float">
            <text:p>140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38" calcext:value-type="float">
            <text:p>13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61.6" calcext:value-type="float">
            <text:p>161.60</text:p>
          </table:table-cell>
          <table:table-cell table:style-name="ce2" table:formula="of:=STDEV([.D65:.M65])" office:value-type="float" office:value="13.5499077487635" calcext:value-type="float">
            <text:p>13.55</text:p>
          </table:table-cell>
          <table:table-cell office:value-type="float" office:value="154" calcext:value-type="float">
            <text:p>154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35" calcext:value-type="float">
            <text:p>135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53.4" calcext:value-type="float">
            <text:p>153.40</text:p>
          </table:table-cell>
          <table:table-cell table:style-name="ce2" table:formula="of:=STDEV([.D66:.M66])" office:value-type="float" office:value="13.0230564768798" calcext:value-type="float">
            <text:p>13.02</text:p>
          </table:table-cell>
          <table:table-cell office:value-type="float" office:value="172" calcext:value-type="float">
            <text:p>172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3" calcext:value-type="float">
            <text:p>163.00</text:p>
          </table:table-cell>
          <table:table-cell office:value-type="float" office:value="124" calcext:value-type="float">
            <text:p>124.00</text:p>
          </table:table-cell>
          <table:table-cell office:value-type="float" office:value="157" calcext:value-type="float">
            <text:p>157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60.1" calcext:value-type="float">
            <text:p>160.10</text:p>
          </table:table-cell>
          <table:table-cell table:style-name="ce2" table:formula="of:=STDEV([.D67:.M67])" office:value-type="float" office:value="11.049886877249" calcext:value-type="float">
            <text:p>11.05</text:p>
          </table:table-cell>
          <table:table-cell office:value-type="float" office:value="169" calcext:value-type="float">
            <text:p>169.00</text:p>
          </table:table-cell>
          <table:table-cell office:value-type="float" office:value="159" calcext:value-type="float">
            <text:p>159.00</text:p>
          </table:table-cell>
          <table:table-cell office:value-type="float" office:value="173" calcext:value-type="float">
            <text:p>173.00</text:p>
          </table:table-cell>
          <table:table-cell office:value-type="float" office:value="145" calcext:value-type="float">
            <text:p>14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7" calcext:value-type="float">
            <text:p>147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52.3" calcext:value-type="float">
            <text:p>152.30</text:p>
          </table:table-cell>
          <table:table-cell table:style-name="ce2" table:formula="of:=STDEV([.D68:.M68])" office:value-type="float" office:value="10.2312158504147" calcext:value-type="float">
            <text:p>10.23</text:p>
          </table:table-cell>
          <table:table-cell office:value-type="float" office:value="172" calcext:value-type="float">
            <text:p>17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44" calcext:value-type="float">
            <text:p>144.00</text:p>
          </table:table-cell>
          <table:table-cell office:value-type="float" office:value="146" calcext:value-type="float">
            <text:p>146.00</text:p>
          </table:table-cell>
          <table:table-cell office:value-type="float" office:value="148" calcext:value-type="float">
            <text:p>148.00</text:p>
          </table:table-cell>
          <table:table-cell office:value-type="float" office:value="136" calcext:value-type="float">
            <text:p>136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56.9" calcext:value-type="float">
            <text:p>156.90</text:p>
          </table:table-cell>
          <table:table-cell table:style-name="ce2" table:formula="of:=STDEV([.D69:.M69])" office:value-type="float" office:value="14.1378137552373" calcext:value-type="float">
            <text:p>14.14</text:p>
          </table:table-cell>
          <table:table-cell office:value-type="float" office:value="157" calcext:value-type="float">
            <text:p>157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59" calcext:value-type="float">
            <text:p>159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29" calcext:value-type="float">
            <text:p>129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69" calcext:value-type="float">
            <text:p>169.00</text:p>
          </table:table-cell>
          <table:table-cell table:style-name="ce2" table:formula="of:=STDEV([.D70:.M70])" office:value-type="float" office:value="9.59166304662544" calcext:value-type="float">
            <text:p>9.59</text:p>
          </table:table-cell>
          <table:table-cell office:value-type="float" office:value="163" calcext:value-type="float">
            <text:p>163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1" calcext:value-type="float">
            <text:p>18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71.7" calcext:value-type="float">
            <text:p>171.70</text:p>
          </table:table-cell>
          <table:table-cell table:style-name="ce2" table:formula="of:=STDEV([.D71:.M71])" office:value-type="float" office:value="9.04372096478484" calcext:value-type="float">
            <text:p>9.04</text:p>
          </table:table-cell>
          <table:table-cell office:value-type="float" office:value="174" calcext:value-type="float">
            <text:p>174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80" calcext:value-type="float">
            <text:p>180.00</text:p>
          </table:table-cell>
          <table:table-cell table:style-name="ce2" table:formula="of:=STDEV([.D72:.M72])" office:value-type="float" office:value="7.88810637746616" calcext:value-type="float">
            <text:p>7.89</text:p>
          </table:table-cell>
          <table:table-cell office:value-type="float" office:value="173" calcext:value-type="float">
            <text:p>173.00</text:p>
          </table:table-cell>
          <table:table-cell office:value-type="float" office:value="189" calcext:value-type="float">
            <text:p>189.00</text:p>
          </table:table-cell>
          <table:table-cell table:number-columns-repeated="2" office:value-type="float" office:value="172" calcext:value-type="float">
            <text:p>17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73.2" calcext:value-type="float">
            <text:p>173.20</text:p>
          </table:table-cell>
          <table:table-cell table:style-name="ce2" table:formula="of:=STDEV([.D73:.M73])" office:value-type="float" office:value="10.4647556641859" calcext:value-type="float">
            <text:p>10.46</text:p>
          </table:table-cell>
          <table:table-cell office:value-type="float" office:value="170" calcext:value-type="float">
            <text:p>170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93.1" calcext:value-type="float">
            <text:p>193.10</text:p>
          </table:table-cell>
          <table:table-cell table:style-name="ce2" table:formula="of:=STDEV([.D74:.M74])" office:value-type="float" office:value="15.014437496401" calcext:value-type="float">
            <text:p>15.01</text:p>
          </table:table-cell>
          <table:table-cell office:value-type="float" office:value="200" calcext:value-type="float">
            <text:p>20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 office:value-type="float" office:value="215" calcext:value-type="float">
            <text:p>215.00</text:p>
          </table:table-cell>
          <table:table-cell office:value-type="float" office:value="187" calcext:value-type="float">
            <text:p>187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1" calcext:value-type="float">
            <text:p>171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195" calcext:value-type="float">
            <text:p>195.00</text:p>
          </table:table-cell>
          <table:table-cell table:style-name="ce2" table:formula="of:=STDEV([.D75:.M75])" office:value-type="float" office:value="18.5652004208591" calcext:value-type="float">
            <text:p>18.57</text:p>
          </table:table-cell>
          <table:table-cell office:value-type="float" office:value="196" calcext:value-type="float">
            <text:p>196.00</text:p>
          </table:table-cell>
          <table:table-cell office:value-type="float" office:value="215" calcext:value-type="float">
            <text:p>21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53" calcext:value-type="float">
            <text:p>153.00</text:p>
          </table:table-cell>
          <table:table-cell office:value-type="float" office:value="207" calcext:value-type="float">
            <text:p>207.00</text:p>
          </table:table-cell>
          <table:table-cell table:number-columns-repeated="2" office:value-type="float" office:value="202" calcext:value-type="float">
            <text:p>202.00</text:p>
          </table:table-cell>
          <table:table-cell office:value-type="float" office:value="188" calcext:value-type="float">
            <text:p>188.00</text:p>
          </table:table-cell>
          <table:table-cell office:value-type="float" office:value="216" calcext:value-type="float">
            <text:p>216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197.2" calcext:value-type="float">
            <text:p>197.20</text:p>
          </table:table-cell>
          <table:table-cell table:style-name="ce2" table:formula="of:=STDEV([.D76:.M76])" office:value-type="float" office:value="14.1405641880215" calcext:value-type="float">
            <text:p>14.14</text:p>
          </table:table-cell>
          <table:table-cell office:value-type="float" office:value="206" calcext:value-type="float">
            <text:p>206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1" calcext:value-type="float">
            <text:p>201.00</text:p>
          </table:table-cell>
          <table:table-cell office:value-type="float" office:value="211" calcext:value-type="float">
            <text:p>211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9" calcext:value-type="float">
            <text:p>20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192.2" calcext:value-type="float">
            <text:p>192.20</text:p>
          </table:table-cell>
          <table:table-cell table:style-name="ce2" table:formula="of:=STDEV([.D77:.M77])" office:value-type="float" office:value="5.41192099802731" calcext:value-type="float">
            <text:p>5.41</text:p>
          </table:table-cell>
          <table:table-cell office:value-type="float" office:value="185" calcext:value-type="float">
            <text:p>185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0" calcext:value-type="float">
            <text:p>190.00</text:p>
          </table:table-cell>
          <table:table-cell table:number-columns-repeated="2" office:value-type="float" office:value="191" calcext:value-type="float">
            <text:p>191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190.5" calcext:value-type="float">
            <text:p>190.50</text:p>
          </table:table-cell>
          <table:table-cell table:style-name="ce2" table:formula="of:=STDEV([.D78:.M78])" office:value-type="float" office:value="13.8984411595929" calcext:value-type="float">
            <text:p>13.90</text:p>
          </table:table-cell>
          <table:table-cell office:value-type="float" office:value="192" calcext:value-type="float">
            <text:p>192.00</text:p>
          </table:table-cell>
          <table:table-cell office:value-type="float" office:value="174" calcext:value-type="float">
            <text:p>174.00</text:p>
          </table:table-cell>
          <table:table-cell office:value-type="float" office:value="205" calcext:value-type="float">
            <text:p>205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5" calcext:value-type="float">
            <text:p>165.00</text:p>
          </table:table-cell>
          <table:table-cell office:value-type="float" office:value="202" calcext:value-type="float">
            <text:p>202.00</text:p>
          </table:table-cell>
          <table:table-cell office:value-type="float" office:value="206" calcext:value-type="float">
            <text:p>206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9" calcext:value-type="float">
            <text:p>189.00</text:p>
          </table:table-cell>
          <table:table-cell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07.7" calcext:value-type="float">
            <text:p>207.70</text:p>
          </table:table-cell>
          <table:table-cell table:style-name="ce2" table:formula="of:=STDEV([.D79:.M79])" office:value-type="float" office:value="12.789318459819" calcext:value-type="float">
            <text:p>12.79</text:p>
          </table:table-cell>
          <table:table-cell office:value-type="float" office:value="203" calcext:value-type="float">
            <text:p>203.00</text:p>
          </table:table-cell>
          <table:table-cell office:value-type="float" office:value="229" calcext:value-type="float">
            <text:p>229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0" calcext:value-type="float">
            <text:p>190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197.9" calcext:value-type="float">
            <text:p>197.90</text:p>
          </table:table-cell>
          <table:table-cell table:style-name="ce2" table:formula="of:=STDEV([.D80:.M80])" office:value-type="float" office:value="10.1920448280891" calcext:value-type="float">
            <text:p>10.19</text:p>
          </table:table-cell>
          <table:table-cell office:value-type="float" office:value="196" calcext:value-type="float">
            <text:p>196.00</text:p>
          </table:table-cell>
          <table:table-cell office:value-type="float" office:value="204" calcext:value-type="float">
            <text:p>204.00</text:p>
          </table:table-cell>
          <table:table-cell office:value-type="float" office:value="222" calcext:value-type="float">
            <text:p>222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1" calcext:value-type="float">
            <text:p>191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196.5" calcext:value-type="float">
            <text:p>196.50</text:p>
          </table:table-cell>
          <table:table-cell table:style-name="ce2" table:formula="of:=STDEV([.D81:.M81])" office:value-type="float" office:value="15.5223852691667" calcext:value-type="float">
            <text:p>15.52</text:p>
          </table:table-cell>
          <table:table-cell office:value-type="float" office:value="213" calcext:value-type="float">
            <text:p>213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6" calcext:value-type="float">
            <text:p>206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8" calcext:value-type="float">
            <text:p>208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14.1" calcext:value-type="float">
            <text:p>114.10</text:p>
          </table:table-cell>
          <table:table-cell table:style-name="ce2" table:formula="of:=STDEV([.D82:.M82])" office:value-type="float" office:value="9.12201244852862" calcext:value-type="float">
            <text:p>9.12</text:p>
          </table:table-cell>
          <table:table-cell office:value-type="float" office:value="108" calcext:value-type="float">
            <text:p>108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4" calcext:value-type="float">
            <text:p>124.00</text:p>
          </table:table-cell>
          <table:table-cell office:value-type="float" office:value="112" calcext:value-type="float">
            <text:p>112.00</text:p>
          </table:table-cell>
          <table:table-cell office:value-type="float" office:value="134" calcext:value-type="float">
            <text:p>134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1.2" calcext:value-type="float">
            <text:p>101.20</text:p>
          </table:table-cell>
          <table:table-cell table:style-name="ce2" table:formula="of:=STDEV([.D83:.M83])" office:value-type="float" office:value="15.1642855273684" calcext:value-type="float">
            <text:p>15.16</text:p>
          </table:table-cell>
          <table:table-cell office:value-type="float" office:value="96" calcext:value-type="float">
            <text:p>96.00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87" calcext:value-type="float">
            <text:p>87.00</text:p>
          </table:table-cell>
          <table:table-cell office:value-type="float" office:value="131" calcext:value-type="float">
            <text:p>131.00</text:p>
          </table:table-cell>
          <table:table-cell office:value-type="float" office:value="126" calcext:value-type="float">
            <text:p>126.00</text:p>
          </table:table-cell>
          <table:table-cell office:value-type="float" office:value="98" calcext:value-type="float">
            <text:p>98.00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1.7" calcext:value-type="float">
            <text:p>101.70</text:p>
          </table:table-cell>
          <table:table-cell table:style-name="ce2" table:formula="of:=STDEV([.D84:.M84])" office:value-type="float" office:value="12.4993333155546" calcext:value-type="float">
            <text:p>12.50</text:p>
          </table:table-cell>
          <table:table-cell office:value-type="float" office:value="110" calcext:value-type="float">
            <text:p>110.00</text:p>
          </table:table-cell>
          <table:table-cell office:value-type="float" office:value="112" calcext:value-type="float">
            <text:p>112.00</text:p>
          </table:table-cell>
          <table:table-cell office:value-type="float" office:value="96" calcext:value-type="float">
            <text:p>96.00</text:p>
          </table:table-cell>
          <table:table-cell office:value-type="float" office:value="101" calcext:value-type="float">
            <text:p>101.00</text:p>
          </table:table-cell>
          <table:table-cell office:value-type="float" office:value="98" calcext:value-type="float">
            <text:p>98.00</text:p>
          </table:table-cell>
          <table:table-cell office:value-type="float" office:value="112" calcext:value-type="float">
            <text:p>112.00</text:p>
          </table:table-cell>
          <table:table-cell office:value-type="float" office:value="79" calcext:value-type="float">
            <text:p>79.00</text:p>
          </table:table-cell>
          <table:table-cell office:value-type="float" office:value="121" calcext:value-type="float">
            <text:p>121.00</text:p>
          </table:table-cell>
          <table:table-cell office:value-type="float" office:value="88" calcext:value-type="float">
            <text:p>88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06.9" calcext:value-type="float">
            <text:p>106.90</text:p>
          </table:table-cell>
          <table:table-cell table:style-name="ce2" table:formula="of:=STDEV([.D85:.M85])" office:value-type="float" office:value="13.6906293987287" calcext:value-type="float">
            <text:p>13.69</text:p>
          </table:table-cell>
          <table:table-cell office:value-type="float" office:value="90" calcext:value-type="float">
            <text:p>90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2" calcext:value-type="float">
            <text:p>112.00</text:p>
          </table:table-cell>
          <table:table-cell office:value-type="float" office:value="88" calcext:value-type="float">
            <text:p>88.00</text:p>
          </table:table-cell>
          <table:table-cell office:value-type="float" office:value="122" calcext:value-type="float">
            <text:p>122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8" calcext:value-type="float">
            <text:p>128.00</text:p>
          </table:table-cell>
          <table:table-cell office:value-type="float" office:value="105" calcext:value-type="float">
            <text:p>105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53.8" calcext:value-type="float">
            <text:p>53.80</text:p>
          </table:table-cell>
          <table:table-cell table:style-name="ce2" table:formula="of:=STDEV([.D86:.M86])" office:value-type="float" office:value="7.62743585864724" calcext:value-type="float">
            <text:p>7.63</text:p>
          </table:table-cell>
          <table:table-cell office:value-type="float" office:value="51" calcext:value-type="float">
            <text:p>51.00</text:p>
          </table:table-cell>
          <table:table-cell office:value-type="float" office:value="46" calcext:value-type="float">
            <text:p>46.00</text:p>
          </table:table-cell>
          <table:table-cell office:value-type="float" office:value="56" calcext:value-type="float">
            <text:p>56.00</text:p>
          </table:table-cell>
          <table:table-cell office:value-type="float" office:value="63" calcext:value-type="float">
            <text:p>63.00</text:p>
          </table:table-cell>
          <table:table-cell office:value-type="float" office:value="45" calcext:value-type="float">
            <text:p>45.00</text:p>
          </table:table-cell>
          <table:table-cell office:value-type="float" office:value="54" calcext:value-type="float">
            <text:p>54.00</text:p>
          </table:table-cell>
          <table:table-cell office:value-type="float" office:value="50" calcext:value-type="float">
            <text:p>50.00</text:p>
          </table:table-cell>
          <table:table-cell office:value-type="float" office:value="70" calcext:value-type="float">
            <text:p>70.00</text:p>
          </table:table-cell>
          <table:table-cell office:value-type="float" office:value="52" calcext:value-type="float">
            <text:p>52.00</text:p>
          </table:table-cell>
          <table:table-cell office:value-type="float" office:value="51" calcext:value-type="float">
            <text:p>51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46.8" calcext:value-type="float">
            <text:p>46.80</text:p>
          </table:table-cell>
          <table:table-cell table:style-name="ce2" table:formula="of:=STDEV([.D87:.M87])" office:value-type="float" office:value="7.0836274448744" calcext:value-type="float">
            <text:p>7.08</text:p>
          </table:table-cell>
          <table:table-cell office:value-type="float" office:value="45" calcext:value-type="float">
            <text:p>45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42" calcext:value-type="float">
            <text:p>42.00</text:p>
          </table:table-cell>
          <table:table-cell office:value-type="float" office:value="58" calcext:value-type="float">
            <text:p>58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6.7" calcext:value-type="float">
            <text:p>46.70</text:p>
          </table:table-cell>
          <table:table-cell table:style-name="ce2" table:formula="of:=STDEV([.D88:.M88])" office:value-type="float" office:value="7.33409086996397" calcext:value-type="float">
            <text:p>7.33</text:p>
          </table:table-cell>
          <table:table-cell office:value-type="float" office:value="35" calcext:value-type="float">
            <text:p>35.00</text:p>
          </table:table-cell>
          <table:table-cell office:value-type="float" office:value="53" calcext:value-type="float">
            <text:p>53.00</text:p>
          </table:table-cell>
          <table:table-cell office:value-type="float" office:value="49" calcext:value-type="float">
            <text:p>49.00</text:p>
          </table:table-cell>
          <table:table-cell office:value-type="float" office:value="43" calcext:value-type="float">
            <text:p>43.00</text:p>
          </table:table-cell>
          <table:table-cell office:value-type="float" office:value="56" calcext:value-type="float">
            <text:p>56.00</text:p>
          </table:table-cell>
          <table:table-cell office:value-type="float" office:value="44" calcext:value-type="float">
            <text:p>44.00</text:p>
          </table:table-cell>
          <table:table-cell office:value-type="float" office:value="40" calcext:value-type="float">
            <text:p>40.00</text:p>
          </table:table-cell>
          <table:table-cell office:value-type="float" office:value="51" calcext:value-type="float">
            <text:p>51.00</text:p>
          </table:table-cell>
          <table:table-cell office:value-type="float" office:value="40" calcext:value-type="float">
            <text:p>40.00</text:p>
          </table:table-cell>
          <table:table-cell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46.2" calcext:value-type="float">
            <text:p>46.20</text:p>
          </table:table-cell>
          <table:table-cell table:style-name="ce2" table:formula="of:=STDEV([.D89:.M89])" office:value-type="float" office:value="8.86691728969106" calcext:value-type="float">
            <text:p>8.87</text:p>
          </table:table-cell>
          <table:table-cell office:value-type="float" office:value="57" calcext:value-type="float">
            <text:p>57.00</text:p>
          </table:table-cell>
          <table:table-cell office:value-type="float" office:value="41" calcext:value-type="float">
            <text:p>41.00</text:p>
          </table:table-cell>
          <table:table-cell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office:value-type="float" office:value="63" calcext:value-type="float">
            <text:p>63.00</text:p>
          </table:table-cell>
          <table:table-cell office:value-type="float" office:value="35" calcext:value-type="float">
            <text:p>35.00</text:p>
          </table:table-cell>
          <table:table-cell office:value-type="float" office:value="53" calcext:value-type="float">
            <text:p>53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0.6" calcext:value-type="float">
            <text:p>40.60</text:p>
          </table:table-cell>
          <table:table-cell table:style-name="ce2" table:formula="of:=STDEV([.D90:.M90])" office:value-type="float" office:value="5.68037557443755" calcext:value-type="float">
            <text:p>5.68</text:p>
          </table:table-cell>
          <table:table-cell office:value-type="float" office:value="42" calcext:value-type="float">
            <text:p>42.00</text:p>
          </table:table-cell>
          <table:table-cell office:value-type="float" office:value="51" calcext:value-type="float">
            <text:p>51.00</text:p>
          </table:table-cell>
          <table:table-cell office:value-type="float" office:value="48" calcext:value-type="float">
            <text:p>48.00</text:p>
          </table:table-cell>
          <table:table-cell office:value-type="float" office:value="38" calcext:value-type="float">
            <text:p>38.00</text:p>
          </table:table-cell>
          <table:table-cell office:value-type="float" office:value="39" calcext:value-type="float">
            <text:p>39.00</text:p>
          </table:table-cell>
          <table:table-cell office:value-type="float" office:value="44" calcext:value-type="float">
            <text:p>44.00</text:p>
          </table:table-cell>
          <table:table-cell office:value-type="float" office:value="35" calcext:value-type="float">
            <text:p>35.00</text:p>
          </table:table-cell>
          <table:table-cell office:value-type="float" office:value="39" calcext:value-type="float">
            <text:p>39.00</text:p>
          </table:table-cell>
          <table:table-cell office:value-type="float" office:value="33" calcext:value-type="float">
            <text:p>33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1.4" calcext:value-type="float">
            <text:p>41.40</text:p>
          </table:table-cell>
          <table:table-cell table:style-name="ce2" table:formula="of:=STDEV([.D91:.M91])" office:value-type="float" office:value="4.88080139139283" calcext:value-type="float">
            <text:p>4.88</text:p>
          </table:table-cell>
          <table:table-cell office:value-type="float" office:value="50" calcext:value-type="float">
            <text:p>50.00</text:p>
          </table:table-cell>
          <table:table-cell office:value-type="float" office:value="49" calcext:value-type="float">
            <text:p>49.00</text:p>
          </table:table-cell>
          <table:table-cell office:value-type="float" office:value="39" calcext:value-type="float">
            <text:p>39.00</text:p>
          </table:table-cell>
          <table:table-cell office:value-type="float" office:value="44" calcext:value-type="float">
            <text:p>44.00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39" calcext:value-type="float">
            <text:p>39.00</text:p>
          </table:table-cell>
          <table:table-cell office:value-type="float" office:value="40" calcext:value-type="float">
            <text:p>40.00</text:p>
          </table:table-cell>
          <table:table-cell office:value-type="float" office:value="37" calcext:value-type="float">
            <text:p>37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2.9" calcext:value-type="float">
            <text:p>42.90</text:p>
          </table:table-cell>
          <table:table-cell table:style-name="ce2" table:formula="of:=STDEV([.D92:.M92])" office:value-type="float" office:value="6.38487796803249" calcext:value-type="float">
            <text:p>6.38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office:value-type="float" office:value="47" calcext:value-type="float">
            <text:p>47.00</text:p>
          </table:table-cell>
          <table:table-cell office:value-type="float" office:value="52" calcext:value-type="float">
            <text:p>52.00</text:p>
          </table:table-cell>
          <table:table-cell office:value-type="float" office:value="39" calcext:value-type="float">
            <text:p>39.00</text:p>
          </table:table-cell>
          <table:table-cell office:value-type="float" office:value="46" calcext:value-type="float">
            <text:p>46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33" calcext:value-type="float">
            <text:p>33.00</text:p>
          </table:table-cell>
          <table:table-cell office:value-type="float" office:value="49" calcext:value-type="float">
            <text:p>49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5.1" calcext:value-type="float">
            <text:p>45.10</text:p>
          </table:table-cell>
          <table:table-cell table:style-name="ce2" table:formula="of:=STDEV([.D93:.M93])" office:value-type="float" office:value="6.36745195855017" calcext:value-type="float">
            <text:p>6.37</text:p>
          </table:table-cell>
          <table:table-cell office:value-type="float" office:value="48" calcext:value-type="float">
            <text:p>48.00</text:p>
          </table:table-cell>
          <table:table-cell office:value-type="float" office:value="41" calcext:value-type="float">
            <text:p>41.00</text:p>
          </table:table-cell>
          <table:table-cell office:value-type="float" office:value="54" calcext:value-type="float">
            <text:p>54.00</text:p>
          </table:table-cell>
          <table:table-cell office:value-type="float" office:value="55" calcext:value-type="float">
            <text:p>55.00</text:p>
          </table:table-cell>
          <table:table-cell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office:value-type="float" office:value="39" calcext:value-type="float">
            <text:p>39.00</text:p>
          </table:table-cell>
          <table:table-cell office:value-type="float" office:value="47" calcext:value-type="float">
            <text:p>47.00</text:p>
          </table:table-cell>
          <table:table-cell office:value-type="float" office:value="43" calcext:value-type="float">
            <text:p>43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2.6" calcext:value-type="float">
            <text:p>32.60</text:p>
          </table:table-cell>
          <table:table-cell table:style-name="ce2" table:formula="of:=STDEV([.D94:.M94])" office:value-type="float" office:value="4.59951688284276" calcext:value-type="float">
            <text:p>4.60</text:p>
          </table:table-cell>
          <table:table-cell office:value-type="float" office:value="25" calcext:value-type="float">
            <text:p>25.00</text:p>
          </table:table-cell>
          <table:table-cell office:value-type="float" office:value="41" calcext:value-type="float">
            <text:p>41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36" calcext:value-type="float">
            <text:p>36.00</text:p>
          </table:table-cell>
          <table:table-cell office:value-type="float" office:value="35" calcext:value-type="float">
            <text:p>35.00</text:p>
          </table:table-cell>
          <table:table-cell office:value-type="float" office:value="34" calcext:value-type="float">
            <text:p>34.00</text:p>
          </table:table-cell>
          <table:table-cell office:value-type="float" office:value="33" calcext:value-type="float">
            <text:p>33.00</text:p>
          </table:table-cell>
          <table:table-cell office:value-type="float" office:value="34" calcext:value-type="float">
            <text:p>34.00</text:p>
          </table:table-cell>
          <table:table-cell office:value-type="float" office:value="27" calcext:value-type="float">
            <text:p>27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29.2" calcext:value-type="float">
            <text:p>29.20</text:p>
          </table:table-cell>
          <table:table-cell table:style-name="ce2" table:formula="of:=STDEV([.D95:.M95])" office:value-type="float" office:value="4.46716415140025" calcext:value-type="float">
            <text:p>4.47</text:p>
          </table:table-cell>
          <table:table-cell office:value-type="float" office:value="22" calcext:value-type="float">
            <text:p>22.00</text:p>
          </table:table-cell>
          <table:table-cell office:value-type="float" office:value="31" calcext:value-type="float">
            <text:p>31.00</text:p>
          </table:table-cell>
          <table:table-cell office:value-type="float" office:value="34" calcext:value-type="float">
            <text:p>34.00</text:p>
          </table:table-cell>
          <table:table-cell office:value-type="float" office:value="25" calcext:value-type="float">
            <text:p>25.00</text:p>
          </table:table-cell>
          <table:table-cell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 office:value-type="float" office:value="28" calcext:value-type="float">
            <text:p>28.00</text:p>
          </table:table-cell>
          <table:table-cell office:value-type="float" office:value="34" calcext:value-type="float">
            <text:p>34.00</text:p>
          </table:table-cell>
          <table:table-cell office:value-type="float" office:value="24" calcext:value-type="float">
            <text:p>24.00</text:p>
          </table:table-cell>
          <table:table-cell office:value-type="float" office:value="28" calcext:value-type="float">
            <text:p>28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30.8" calcext:value-type="float">
            <text:p>30.80</text:p>
          </table:table-cell>
          <table:table-cell table:style-name="ce2" table:formula="of:=STDEV([.D96:.M96])" office:value-type="float" office:value="5.00666222813829" calcext:value-type="float">
            <text:p>5.01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 office:value-type="float" office:value="22" calcext:value-type="float">
            <text:p>22.00</text:p>
          </table:table-cell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34" calcext:value-type="float">
            <text:p>34.00</text:p>
          </table:table-cell>
          <table:table-cell office:value-type="float" office:value="32" calcext:value-type="float">
            <text:p>32.00</text:p>
          </table:table-cell>
          <table:table-cell office:value-type="float" office:value="23" calcext:value-type="float">
            <text:p>23.00</text:p>
          </table:table-cell>
          <table:table-cell office:value-type="float" office:value="34" calcext:value-type="float">
            <text:p>34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3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7.9" calcext:value-type="float">
            <text:p>17.90</text:p>
          </table:table-cell>
          <table:table-cell table:style-name="ce2" table:formula="of:=STDEV([.D2:.M2])" office:value-type="float" office:value="3.72528895225294" calcext:value-type="float">
            <text:p>3.73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7" calcext:value-type="float">
            <text:p>17.00</text:p>
          </table:table-cell>
          <table:table-cell office:value-type="float" office:value="23" calcext:value-type="float">
            <text:p>23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23" calcext:value-type="float">
            <text:p>23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5.8" calcext:value-type="float">
            <text:p>15.80</text:p>
          </table:table-cell>
          <table:table-cell table:style-name="ce2" table:formula="of:=STDEV([.D3:.M3])" office:value-type="float" office:value="4.44222166638872" calcext:value-type="float">
            <text:p>4.44</text:p>
          </table:table-cell>
          <table:table-cell office:value-type="float" office:value="20" calcext:value-type="float">
            <text:p>20.00</text:p>
          </table:table-cell>
          <table:table-cell office:value-type="float" office:value="24" calcext:value-type="float">
            <text:p>24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5.8" calcext:value-type="float">
            <text:p>15.80</text:p>
          </table:table-cell>
          <table:table-cell table:style-name="ce2" table:formula="of:=STDEV([.D4:.M4])" office:value-type="float" office:value="2.7406406388126" calcext:value-type="float">
            <text:p>2.74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 office:value-type="float" office:value="18" calcext:value-type="float">
            <text:p>18.00</text:p>
          </table:table-cell>
          <table:table-cell office:value-type="float" office:value="16" calcext:value-type="float">
            <text:p>16.00</text:p>
          </table:table-cell>
          <table:table-cell office:value-type="float" office:value="19" calcext:value-type="float">
            <text:p>19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7.4" calcext:value-type="float">
            <text:p>17.40</text:p>
          </table:table-cell>
          <table:table-cell table:style-name="ce2" table:formula="of:=STDEV([.D5:.M5])" office:value-type="float" office:value="3.23865541373096" calcext:value-type="float">
            <text:p>3.24</text:p>
          </table:table-cell>
          <table:table-cell office:value-type="float" office:value="13" calcext:value-type="float">
            <text:p>13.00</text:p>
          </table:table-cell>
          <table:table-cell table:number-columns-repeated="3" office:value-type="float" office:value="17" calcext:value-type="float">
            <text:p>17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24" calcext:value-type="float">
            <text:p>24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1.7" calcext:value-type="float">
            <text:p>11.70</text:p>
          </table:table-cell>
          <table:table-cell table:style-name="ce2" table:formula="of:=STDEV([.D6:.M6])" office:value-type="float" office:value="2.16281709300111" calcext:value-type="float">
            <text:p>2.16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1.2" calcext:value-type="float">
            <text:p>11.20</text:p>
          </table:table-cell>
          <table:table-cell table:style-name="ce2" table:formula="of:=STDEV([.D7:.M7])" office:value-type="float" office:value="3.39280283999986" calcext:value-type="float">
            <text:p>3.39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0.4" calcext:value-type="float">
            <text:p>10.40</text:p>
          </table:table-cell>
          <table:table-cell table:style-name="ce2" table:formula="of:=STDEV([.D8:.M8])" office:value-type="float" office:value="3.89301368550838" calcext:value-type="float">
            <text:p>3.89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8" calcext:value-type="float">
            <text:p>8.00</text:p>
          </table:table-cell>
          <table:table-cell table:style-name="ce2" table:formula="of:=STDEV([.D9:.M9])" office:value-type="float" office:value="3.55902608401044" calcext:value-type="float">
            <text:p>3.56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table:number-columns-repeated="3"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6.1" calcext:value-type="float">
            <text:p>6.10</text:p>
          </table:table-cell>
          <table:table-cell table:style-name="ce2" table:formula="of:=STDEV([.D10:.M10])" office:value-type="float" office:value="3.10733898304571" calcext:value-type="float">
            <text:p>3.11</text:p>
          </table:table-cell>
          <table:table-cell office:value-type="float" office:value="2" calcext:value-type="float">
            <text:p>2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5.1" calcext:value-type="float">
            <text:p>5.10</text:p>
          </table:table-cell>
          <table:table-cell table:style-name="ce2" table:formula="of:=STDEV([.D11:.M11])" office:value-type="float" office:value="2.46981780704569" calcext:value-type="float">
            <text:p>2.47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5.4" calcext:value-type="float">
            <text:p>5.40</text:p>
          </table:table-cell>
          <table:table-cell table:style-name="ce2" table:formula="of:=STDEV([.D12:.M12])" office:value-type="float" office:value="2.17050941281329" calcext:value-type="float">
            <text:p>2.17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5.3" calcext:value-type="float">
            <text:p>5.30</text:p>
          </table:table-cell>
          <table:table-cell table:style-name="ce2" table:formula="of:=STDEV([.D13:.M13])" office:value-type="float" office:value="2.62678510731274" calcext:value-type="float">
            <text:p>2.63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9" calcext:value-type="float">
            <text:p>10.90</text:p>
          </table:table-cell>
          <table:table-cell table:style-name="ce2" table:formula="of:=STDEV([.D14:.M14])" office:value-type="float" office:value="3.03498123735734" calcext:value-type="float">
            <text:p>3.03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1.4" calcext:value-type="float">
            <text:p>11.40</text:p>
          </table:table-cell>
          <table:table-cell table:style-name="ce2" table:formula="of:=STDEV([.D15:.M15])" office:value-type="float" office:value="4.85798312059645" calcext:value-type="float">
            <text:p>4.86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23" calcext:value-type="float">
            <text:p>2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1" calcext:value-type="float">
            <text:p>11.00</text:p>
          </table:table-cell>
          <table:table-cell table:style-name="ce2" table:formula="of:=STDEV([.D16:.M16])" office:value-type="float" office:value="3.55902608401044" calcext:value-type="float">
            <text:p>3.56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2.8" calcext:value-type="float">
            <text:p>12.80</text:p>
          </table:table-cell>
          <table:table-cell table:style-name="ce2" table:formula="of:=STDEV([.D17:.M17])" office:value-type="float" office:value="4.56557164487038" calcext:value-type="float">
            <text:p>4.57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41.4" calcext:value-type="float">
            <text:p>41.40</text:p>
          </table:table-cell>
          <table:table-cell table:style-name="ce2" table:formula="of:=STDEV([.D18:.M18])" office:value-type="float" office:value="7.89092305542683" calcext:value-type="float">
            <text:p>7.89</text:p>
          </table:table-cell>
          <table:table-cell office:value-type="float" office:value="48" calcext:value-type="float">
            <text:p>48.00</text:p>
          </table:table-cell>
          <table:table-cell office:value-type="float" office:value="37" calcext:value-type="float">
            <text:p>37.00</text:p>
          </table:table-cell>
          <table:table-cell office:value-type="float" office:value="29" calcext:value-type="float">
            <text:p>29.00</text:p>
          </table:table-cell>
          <table:table-cell office:value-type="float" office:value="52" calcext:value-type="float">
            <text:p>52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46" calcext:value-type="float">
            <text:p>46.00</text:p>
          </table:table-cell>
          <table:table-cell office:value-type="float" office:value="35" calcext:value-type="float">
            <text:p>35.00</text:p>
          </table:table-cell>
          <table:table-cell office:value-type="float" office:value="34" calcext:value-type="float">
            <text:p>34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39.5" calcext:value-type="float">
            <text:p>39.50</text:p>
          </table:table-cell>
          <table:table-cell table:style-name="ce2" table:formula="of:=STDEV([.D19:.M19])" office:value-type="float" office:value="3.13581462037113" calcext:value-type="float">
            <text:p>3.14</text:p>
          </table:table-cell>
          <table:table-cell office:value-type="float" office:value="44" calcext:value-type="float">
            <text:p>44.00</text:p>
          </table:table-cell>
          <table:table-cell office:value-type="float" office:value="43" calcext:value-type="float">
            <text:p>43.00</text:p>
          </table:table-cell>
          <table:table-cell office:value-type="float" office:value="37" calcext:value-type="float">
            <text:p>37.00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 office:value-type="float" office:value="37" calcext:value-type="float">
            <text:p>37.00</text:p>
          </table:table-cell>
          <table:table-cell office:value-type="float" office:value="43" calcext:value-type="float">
            <text:p>43.00</text:p>
          </table:table-cell>
          <table:table-cell office:value-type="float" office:value="37" calcext:value-type="float">
            <text:p>37.00</text:p>
          </table:table-cell>
          <table:table-cell office:value-type="float" office:value="38" calcext:value-type="float">
            <text:p>38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36.5" calcext:value-type="float">
            <text:p>36.50</text:p>
          </table:table-cell>
          <table:table-cell table:style-name="ce2" table:formula="of:=STDEV([.D20:.M20])" office:value-type="float" office:value="4.99444135459057" calcext:value-type="float">
            <text:p>4.99</text:p>
          </table:table-cell>
          <table:table-cell office:value-type="float" office:value="37" calcext:value-type="float">
            <text:p>37.00</text:p>
          </table:table-cell>
          <table:table-cell office:value-type="float" office:value="42" calcext:value-type="float">
            <text:p>42.00</text:p>
          </table:table-cell>
          <table:table-cell office:value-type="float" office:value="31" calcext:value-type="float">
            <text:p>31.00</text:p>
          </table:table-cell>
          <table:table-cell office:value-type="float" office:value="33" calcext:value-type="float">
            <text:p>33.00</text:p>
          </table:table-cell>
          <table:table-cell office:value-type="float" office:value="36" calcext:value-type="float">
            <text:p>36.00</text:p>
          </table:table-cell>
          <table:table-cell office:value-type="float" office:value="35" calcext:value-type="float">
            <text:p>35.00</text:p>
          </table:table-cell>
          <table:table-cell office:value-type="float" office:value="33" calcext:value-type="float">
            <text:p>33.00</text:p>
          </table:table-cell>
          <table:table-cell office:value-type="float" office:value="32" calcext:value-type="float">
            <text:p>32.00</text:p>
          </table:table-cell>
          <table:table-cell office:value-type="float" office:value="47" calcext:value-type="float">
            <text:p>47.00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41.1" calcext:value-type="float">
            <text:p>41.10</text:p>
          </table:table-cell>
          <table:table-cell table:style-name="ce2" table:formula="of:=STDEV([.D21:.M21])" office:value-type="float" office:value="5.17365119298418" calcext:value-type="float">
            <text:p>5.17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37" calcext:value-type="float">
            <text:p>37.00</text:p>
          </table:table-cell>
          <table:table-cell office:value-type="float" office:value="39" calcext:value-type="float">
            <text:p>39.00</text:p>
          </table:table-cell>
          <table:table-cell office:value-type="float" office:value="38" calcext:value-type="float">
            <text:p>38.00</text:p>
          </table:table-cell>
          <table:table-cell office:value-type="float" office:value="46" calcext:value-type="float">
            <text:p>46.00</text:p>
          </table:table-cell>
          <table:table-cell office:value-type="float" office:value="35" calcext:value-type="float">
            <text:p>35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11.7" calcext:value-type="float">
            <text:p>111.70</text:p>
          </table:table-cell>
          <table:table-cell table:style-name="ce2" table:formula="of:=STDEV([.D22:.M22])" office:value-type="float" office:value="8.26034704678522" calcext:value-type="float">
            <text:p>8.26</text:p>
          </table:table-cell>
          <table:table-cell office:value-type="float" office:value="106" calcext:value-type="float">
            <text:p>106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3" calcext:value-type="float">
            <text:p>123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5" calcext:value-type="float">
            <text:p>105.00</text:p>
          </table:table-cell>
          <table:table-cell office:value-type="float" office:value="99" calcext:value-type="float">
            <text:p>99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08.2" calcext:value-type="float">
            <text:p>108.20</text:p>
          </table:table-cell>
          <table:table-cell table:style-name="ce2" table:formula="of:=STDEV([.D23:.M23])" office:value-type="float" office:value="12.6121634411653" calcext:value-type="float">
            <text:p>12.61</text:p>
          </table:table-cell>
          <table:table-cell office:value-type="float" office:value="96" calcext:value-type="float">
            <text:p>96.00</text:p>
          </table:table-cell>
          <table:table-cell office:value-type="float" office:value="94" calcext:value-type="float">
            <text:p>94.00</text:p>
          </table:table-cell>
          <table:table-cell office:value-type="float" office:value="130" calcext:value-type="float">
            <text:p>130.00</text:p>
          </table:table-cell>
          <table:table-cell office:value-type="float" office:value="109" calcext:value-type="float">
            <text:p>109.00</text:p>
          </table:table-cell>
          <table:table-cell office:value-type="float" office:value="93" calcext:value-type="float">
            <text:p>93.00</text:p>
          </table:table-cell>
          <table:table-cell office:value-type="float" office:value="124" calcext:value-type="float">
            <text:p>124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10.2" calcext:value-type="float">
            <text:p>110.20</text:p>
          </table:table-cell>
          <table:table-cell table:style-name="ce2" table:formula="of:=STDEV([.D24:.M24])" office:value-type="float" office:value="6.57942922212018" calcext:value-type="float">
            <text:p>6.58</text:p>
          </table:table-cell>
          <table:table-cell office:value-type="float" office:value="108" calcext:value-type="float">
            <text:p>108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6" calcext:value-type="float">
            <text:p>10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5" calcext:value-type="float">
            <text:p>115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10.9" calcext:value-type="float">
            <text:p>110.90</text:p>
          </table:table-cell>
          <table:table-cell table:style-name="ce2" table:formula="of:=STDEV([.D25:.M25])" office:value-type="float" office:value="4.58136321294098" calcext:value-type="float">
            <text:p>4.58</text:p>
          </table:table-cell>
          <table:table-cell office:value-type="float" office:value="111" calcext:value-type="float">
            <text:p>111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5" calcext:value-type="float">
            <text:p>115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4.1" calcext:value-type="float">
            <text:p>234.10</text:p>
          </table:table-cell>
          <table:table-cell table:style-name="ce2" table:formula="of:=STDEV([.D26:.M26])" office:value-type="float" office:value="11.3083056988117" calcext:value-type="float">
            <text:p>11.31</text:p>
          </table:table-cell>
          <table:table-cell office:value-type="float" office:value="235" calcext:value-type="float">
            <text:p>235.00</text:p>
          </table:table-cell>
          <table:table-cell office:value-type="float" office:value="247" calcext:value-type="float">
            <text:p>247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6" calcext:value-type="float">
            <text:p>236.00</text:p>
          </table:table-cell>
          <table:table-cell office:value-type="float" office:value="256" calcext:value-type="float">
            <text:p>256.00</text:p>
          </table:table-cell>
          <table:table-cell table:number-columns-repeated="2" office:value-type="float" office:value="221" calcext:value-type="float">
            <text:p>221.00</text:p>
          </table:table-cell>
          <table:table-cell office:value-type="float" office:value="227" calcext:value-type="float">
            <text:p>227.00</text:p>
          </table:table-cell>
          <table:table-cell office:value-type="float" office:value="225" calcext:value-type="float">
            <text:p>225.00</text:p>
          </table:table-cell>
          <table:table-cell office:value-type="float" office:value="234" calcext:value-type="float">
            <text:p>234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45.3" calcext:value-type="float">
            <text:p>245.30</text:p>
          </table:table-cell>
          <table:table-cell table:style-name="ce2" table:formula="of:=STDEV([.D27:.M27])" office:value-type="float" office:value="8.34066344283635" calcext:value-type="float">
            <text:p>8.34</text:p>
          </table:table-cell>
          <table:table-cell office:value-type="float" office:value="235" calcext:value-type="float">
            <text:p>235.00</text:p>
          </table:table-cell>
          <table:table-cell office:value-type="float" office:value="256" calcext:value-type="float">
            <text:p>256.00</text:p>
          </table:table-cell>
          <table:table-cell office:value-type="float" office:value="250" calcext:value-type="float">
            <text:p>250.00</text:p>
          </table:table-cell>
          <table:table-cell office:value-type="float" office:value="253" calcext:value-type="float">
            <text:p>253.00</text:p>
          </table:table-cell>
          <table:table-cell office:value-type="float" office:value="236" calcext:value-type="float">
            <text:p>236.00</text:p>
          </table:table-cell>
          <table:table-cell office:value-type="float" office:value="249" calcext:value-type="float">
            <text:p>249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1" calcext:value-type="float">
            <text:p>241.00</text:p>
          </table:table-cell>
          <table:table-cell office:value-type="float" office:value="255" calcext:value-type="float">
            <text:p>255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41" calcext:value-type="float">
            <text:p>241.00</text:p>
          </table:table-cell>
          <table:table-cell table:style-name="ce2" table:formula="of:=STDEV([.D28:.M28])" office:value-type="float" office:value="20.379728490177" calcext:value-type="float">
            <text:p>20.38</text:p>
          </table:table-cell>
          <table:table-cell office:value-type="float" office:value="225" calcext:value-type="float">
            <text:p>225.00</text:p>
          </table:table-cell>
          <table:table-cell office:value-type="float" office:value="214" calcext:value-type="float">
            <text:p>214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48" calcext:value-type="float">
            <text:p>248.00</text:p>
          </table:table-cell>
          <table:table-cell office:value-type="float" office:value="223" calcext:value-type="float">
            <text:p>223.00</text:p>
          </table:table-cell>
          <table:table-cell office:value-type="float" office:value="272" calcext:value-type="float">
            <text:p>272.00</text:p>
          </table:table-cell>
          <table:table-cell office:value-type="float" office:value="254" calcext:value-type="float">
            <text:p>254.00</text:p>
          </table:table-cell>
          <table:table-cell office:value-type="float" office:value="271" calcext:value-type="float">
            <text:p>271.00</text:p>
          </table:table-cell>
          <table:table-cell office:value-type="float" office:value="226" calcext:value-type="float">
            <text:p>226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43.1" calcext:value-type="float">
            <text:p>243.10</text:p>
          </table:table-cell>
          <table:table-cell table:style-name="ce2" table:formula="of:=STDEV([.D29:.M29])" office:value-type="float" office:value="16.2648222998115" calcext:value-type="float">
            <text:p>16.26</text:p>
          </table:table-cell>
          <table:table-cell office:value-type="float" office:value="260" calcext:value-type="float">
            <text:p>260.00</text:p>
          </table:table-cell>
          <table:table-cell office:value-type="float" office:value="231" calcext:value-type="float">
            <text:p>231.00</text:p>
          </table:table-cell>
          <table:table-cell office:value-type="float" office:value="243" calcext:value-type="float">
            <text:p>243.00</text:p>
          </table:table-cell>
          <table:table-cell office:value-type="float" office:value="264" calcext:value-type="float">
            <text:p>264.00</text:p>
          </table:table-cell>
          <table:table-cell office:value-type="float" office:value="218" calcext:value-type="float">
            <text:p>218.00</text:p>
          </table:table-cell>
          <table:table-cell office:value-type="float" office:value="258" calcext:value-type="float">
            <text:p>258.00</text:p>
          </table:table-cell>
          <table:table-cell office:value-type="float" office:value="243" calcext:value-type="float">
            <text:p>24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43" calcext:value-type="float">
            <text:p>243.00</text:p>
          </table:table-cell>
          <table:table-cell office:value-type="float" office:value="252" calcext:value-type="float">
            <text:p>252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76.4" calcext:value-type="float">
            <text:p>376.40</text:p>
          </table:table-cell>
          <table:table-cell table:style-name="ce2" table:formula="of:=STDEV([.D30:.M30])" office:value-type="float" office:value="15.0790509574634" calcext:value-type="float">
            <text:p>15.08</text:p>
          </table:table-cell>
          <table:table-cell office:value-type="float" office:value="348" calcext:value-type="float">
            <text:p>348.00</text:p>
          </table:table-cell>
          <table:table-cell office:value-type="float" office:value="367" calcext:value-type="float">
            <text:p>367.00</text:p>
          </table:table-cell>
          <table:table-cell office:value-type="float" office:value="387" calcext:value-type="float">
            <text:p>387.00</text:p>
          </table:table-cell>
          <table:table-cell office:value-type="float" office:value="389" calcext:value-type="float">
            <text:p>389.00</text:p>
          </table:table-cell>
          <table:table-cell office:value-type="float" office:value="372" calcext:value-type="float">
            <text:p>372.00</text:p>
          </table:table-cell>
          <table:table-cell office:value-type="float" office:value="377" calcext:value-type="float">
            <text:p>377.00</text:p>
          </table:table-cell>
          <table:table-cell office:value-type="float" office:value="381" calcext:value-type="float">
            <text:p>381.00</text:p>
          </table:table-cell>
          <table:table-cell office:value-type="float" office:value="403" calcext:value-type="float">
            <text:p>403.00</text:p>
          </table:table-cell>
          <table:table-cell office:value-type="float" office:value="365" calcext:value-type="float">
            <text:p>365.00</text:p>
          </table:table-cell>
          <table:table-cell office:value-type="float" office:value="375" calcext:value-type="float">
            <text:p>375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82.4" calcext:value-type="float">
            <text:p>382.40</text:p>
          </table:table-cell>
          <table:table-cell table:style-name="ce2" table:formula="of:=STDEV([.D31:.M31])" office:value-type="float" office:value="12.7645341996225" calcext:value-type="float">
            <text:p>12.76</text:p>
          </table:table-cell>
          <table:table-cell office:value-type="float" office:value="403" calcext:value-type="float">
            <text:p>403.00</text:p>
          </table:table-cell>
          <table:table-cell office:value-type="float" office:value="396" calcext:value-type="float">
            <text:p>396.00</text:p>
          </table:table-cell>
          <table:table-cell office:value-type="float" office:value="387" calcext:value-type="float">
            <text:p>387.00</text:p>
          </table:table-cell>
          <table:table-cell office:value-type="float" office:value="375" calcext:value-type="float">
            <text:p>375.00</text:p>
          </table:table-cell>
          <table:table-cell office:value-type="float" office:value="386" calcext:value-type="float">
            <text:p>386.00</text:p>
          </table:table-cell>
          <table:table-cell table:number-columns-repeated="2" office:value-type="float" office:value="367" calcext:value-type="float">
            <text:p>367.00</text:p>
          </table:table-cell>
          <table:table-cell office:value-type="float" office:value="369" calcext:value-type="float">
            <text:p>369.00</text:p>
          </table:table-cell>
          <table:table-cell office:value-type="float" office:value="393" calcext:value-type="float">
            <text:p>393.00</text:p>
          </table:table-cell>
          <table:table-cell office:value-type="float" office:value="381" calcext:value-type="float">
            <text:p>381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84.1" calcext:value-type="float">
            <text:p>384.10</text:p>
          </table:table-cell>
          <table:table-cell table:style-name="ce2" table:formula="of:=STDEV([.D32:.M32])" office:value-type="float" office:value="12.8707247486517" calcext:value-type="float">
            <text:p>12.87</text:p>
          </table:table-cell>
          <table:table-cell office:value-type="float" office:value="392" calcext:value-type="float">
            <text:p>392.00</text:p>
          </table:table-cell>
          <table:table-cell office:value-type="float" office:value="385" calcext:value-type="float">
            <text:p>385.00</text:p>
          </table:table-cell>
          <table:table-cell office:value-type="float" office:value="408" calcext:value-type="float">
            <text:p>408.00</text:p>
          </table:table-cell>
          <table:table-cell office:value-type="float" office:value="382" calcext:value-type="float">
            <text:p>382.00</text:p>
          </table:table-cell>
          <table:table-cell office:value-type="float" office:value="378" calcext:value-type="float">
            <text:p>378.00</text:p>
          </table:table-cell>
          <table:table-cell office:value-type="float" office:value="374" calcext:value-type="float">
            <text:p>374.00</text:p>
          </table:table-cell>
          <table:table-cell office:value-type="float" office:value="398" calcext:value-type="float">
            <text:p>398.00</text:p>
          </table:table-cell>
          <table:table-cell office:value-type="float" office:value="387" calcext:value-type="float">
            <text:p>387.00</text:p>
          </table:table-cell>
          <table:table-cell office:value-type="float" office:value="372" calcext:value-type="float">
            <text:p>372.00</text:p>
          </table:table-cell>
          <table:table-cell office:value-type="float" office:value="365" calcext:value-type="float">
            <text:p>365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87.2" calcext:value-type="float">
            <text:p>387.20</text:p>
          </table:table-cell>
          <table:table-cell table:style-name="ce2" table:formula="of:=STDEV([.D33:.M33])" office:value-type="float" office:value="14.1327043885214" calcext:value-type="float">
            <text:p>14.13</text:p>
          </table:table-cell>
          <table:table-cell office:value-type="float" office:value="374" calcext:value-type="float">
            <text:p>374.00</text:p>
          </table:table-cell>
          <table:table-cell office:value-type="float" office:value="380" calcext:value-type="float">
            <text:p>380.00</text:p>
          </table:table-cell>
          <table:table-cell office:value-type="float" office:value="413" calcext:value-type="float">
            <text:p>413.00</text:p>
          </table:table-cell>
          <table:table-cell office:value-type="float" office:value="404" calcext:value-type="float">
            <text:p>404.00</text:p>
          </table:table-cell>
          <table:table-cell office:value-type="float" office:value="381" calcext:value-type="float">
            <text:p>381.00</text:p>
          </table:table-cell>
          <table:table-cell office:value-type="float" office:value="388" calcext:value-type="float">
            <text:p>388.00</text:p>
          </table:table-cell>
          <table:table-cell table:number-columns-repeated="2" office:value-type="float" office:value="387" calcext:value-type="float">
            <text:p>387.00</text:p>
          </table:table-cell>
          <table:table-cell office:value-type="float" office:value="394" calcext:value-type="float">
            <text:p>394.00</text:p>
          </table:table-cell>
          <table:table-cell office:value-type="float" office:value="364" calcext:value-type="float">
            <text:p>364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347.1" calcext:value-type="float">
            <text:p>347.10</text:p>
          </table:table-cell>
          <table:table-cell table:style-name="ce2" table:formula="of:=STDEV([.D34:.M34])" office:value-type="float" office:value="13.033716959401" calcext:value-type="float">
            <text:p>13.03</text:p>
          </table:table-cell>
          <table:table-cell office:value-type="float" office:value="348" calcext:value-type="float">
            <text:p>348.00</text:p>
          </table:table-cell>
          <table:table-cell office:value-type="float" office:value="339" calcext:value-type="float">
            <text:p>339.00</text:p>
          </table:table-cell>
          <table:table-cell office:value-type="float" office:value="348" calcext:value-type="float">
            <text:p>348.00</text:p>
          </table:table-cell>
          <table:table-cell office:value-type="float" office:value="360" calcext:value-type="float">
            <text:p>360.00</text:p>
          </table:table-cell>
          <table:table-cell office:value-type="float" office:value="340" calcext:value-type="float">
            <text:p>340.00</text:p>
          </table:table-cell>
          <table:table-cell office:value-type="float" office:value="338" calcext:value-type="float">
            <text:p>338.00</text:p>
          </table:table-cell>
          <table:table-cell office:value-type="float" office:value="357" calcext:value-type="float">
            <text:p>357.00</text:p>
          </table:table-cell>
          <table:table-cell office:value-type="float" office:value="349" calcext:value-type="float">
            <text:p>349.00</text:p>
          </table:table-cell>
          <table:table-cell office:value-type="float" office:value="323" calcext:value-type="float">
            <text:p>323.00</text:p>
          </table:table-cell>
          <table:table-cell office:value-type="float" office:value="369" calcext:value-type="float">
            <text:p>369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311.3" calcext:value-type="float">
            <text:p>311.30</text:p>
          </table:table-cell>
          <table:table-cell table:style-name="ce2" table:formula="of:=STDEV([.D35:.M35])" office:value-type="float" office:value="12.8759034202998" calcext:value-type="float">
            <text:p>12.88</text:p>
          </table:table-cell>
          <table:table-cell office:value-type="float" office:value="289" calcext:value-type="float">
            <text:p>289.00</text:p>
          </table:table-cell>
          <table:table-cell office:value-type="float" office:value="315" calcext:value-type="float">
            <text:p>315.00</text:p>
          </table:table-cell>
          <table:table-cell office:value-type="float" office:value="308" calcext:value-type="float">
            <text:p>308.00</text:p>
          </table:table-cell>
          <table:table-cell office:value-type="float" office:value="305" calcext:value-type="float">
            <text:p>305.00</text:p>
          </table:table-cell>
          <table:table-cell office:value-type="float" office:value="322" calcext:value-type="float">
            <text:p>322.00</text:p>
          </table:table-cell>
          <table:table-cell office:value-type="float" office:value="326" calcext:value-type="float">
            <text:p>326.00</text:p>
          </table:table-cell>
          <table:table-cell office:value-type="float" office:value="292" calcext:value-type="float">
            <text:p>292.00</text:p>
          </table:table-cell>
          <table:table-cell office:value-type="float" office:value="325" calcext:value-type="float">
            <text:p>325.00</text:p>
          </table:table-cell>
          <table:table-cell office:value-type="float" office:value="317" calcext:value-type="float">
            <text:p>317.00</text:p>
          </table:table-cell>
          <table:table-cell office:value-type="float" office:value="314" calcext:value-type="float">
            <text:p>314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311.5" calcext:value-type="float">
            <text:p>311.50</text:p>
          </table:table-cell>
          <table:table-cell table:style-name="ce2" table:formula="of:=STDEV([.D36:.M36])" office:value-type="float" office:value="12.68638815599" calcext:value-type="float">
            <text:p>12.69</text:p>
          </table:table-cell>
          <table:table-cell office:value-type="float" office:value="292" calcext:value-type="float">
            <text:p>292.00</text:p>
          </table:table-cell>
          <table:table-cell office:value-type="float" office:value="332" calcext:value-type="float">
            <text:p>332.00</text:p>
          </table:table-cell>
          <table:table-cell office:value-type="float" office:value="307" calcext:value-type="float">
            <text:p>307.00</text:p>
          </table:table-cell>
          <table:table-cell office:value-type="float" office:value="299" calcext:value-type="float">
            <text:p>299.00</text:p>
          </table:table-cell>
          <table:table-cell office:value-type="float" office:value="319" calcext:value-type="float">
            <text:p>319.00</text:p>
          </table:table-cell>
          <table:table-cell office:value-type="float" office:value="297" calcext:value-type="float">
            <text:p>297.00</text:p>
          </table:table-cell>
          <table:table-cell office:value-type="float" office:value="318" calcext:value-type="float">
            <text:p>318.00</text:p>
          </table:table-cell>
          <table:table-cell office:value-type="float" office:value="317" calcext:value-type="float">
            <text:p>317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3" calcext:value-type="float">
            <text:p>323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307.4" calcext:value-type="float">
            <text:p>307.40</text:p>
          </table:table-cell>
          <table:table-cell table:style-name="ce2" table:formula="of:=STDEV([.D37:.M37])" office:value-type="float" office:value="13.0571393838348" calcext:value-type="float">
            <text:p>13.06</text:p>
          </table:table-cell>
          <table:table-cell office:value-type="float" office:value="306" calcext:value-type="float">
            <text:p>306.00</text:p>
          </table:table-cell>
          <table:table-cell office:value-type="float" office:value="301" calcext:value-type="float">
            <text:p>301.00</text:p>
          </table:table-cell>
          <table:table-cell office:value-type="float" office:value="285" calcext:value-type="float">
            <text:p>285.00</text:p>
          </table:table-cell>
          <table:table-cell office:value-type="float" office:value="320" calcext:value-type="float">
            <text:p>320.00</text:p>
          </table:table-cell>
          <table:table-cell office:value-type="float" office:value="313" calcext:value-type="float">
            <text:p>313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8" calcext:value-type="float">
            <text:p>328.00</text:p>
          </table:table-cell>
          <table:table-cell office:value-type="float" office:value="289" calcext:value-type="float">
            <text:p>289.00</text:p>
          </table:table-cell>
          <table:table-cell office:value-type="float" office:value="312" calcext:value-type="float">
            <text:p>312.00</text:p>
          </table:table-cell>
          <table:table-cell office:value-type="float" office:value="309" calcext:value-type="float">
            <text:p>309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273.5" calcext:value-type="float">
            <text:p>273.50</text:p>
          </table:table-cell>
          <table:table-cell table:style-name="ce2" table:formula="of:=STDEV([.D38:.M38])" office:value-type="float" office:value="15.9181936440316" calcext:value-type="float">
            <text:p>15.92</text:p>
          </table:table-cell>
          <table:table-cell office:value-type="float" office:value="273" calcext:value-type="float">
            <text:p>273.00</text:p>
          </table:table-cell>
          <table:table-cell office:value-type="float" office:value="264" calcext:value-type="float">
            <text:p>264.00</text:p>
          </table:table-cell>
          <table:table-cell office:value-type="float" office:value="281" calcext:value-type="float">
            <text:p>281.00</text:p>
          </table:table-cell>
          <table:table-cell office:value-type="float" office:value="263" calcext:value-type="float">
            <text:p>263.00</text:p>
          </table:table-cell>
          <table:table-cell office:value-type="float" office:value="291" calcext:value-type="float">
            <text:p>291.00</text:p>
          </table:table-cell>
          <table:table-cell office:value-type="float" office:value="257" calcext:value-type="float">
            <text:p>257.00</text:p>
          </table:table-cell>
          <table:table-cell office:value-type="float" office:value="256" calcext:value-type="float">
            <text:p>256.00</text:p>
          </table:table-cell>
          <table:table-cell office:value-type="float" office:value="291" calcext:value-type="float">
            <text:p>291.00</text:p>
          </table:table-cell>
          <table:table-cell office:value-type="float" office:value="260" calcext:value-type="float">
            <text:p>260.00</text:p>
          </table:table-cell>
          <table:table-cell office:value-type="float" office:value="299" calcext:value-type="float">
            <text:p>299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47.1" calcext:value-type="float">
            <text:p>247.10</text:p>
          </table:table-cell>
          <table:table-cell table:style-name="ce2" table:formula="of:=STDEV([.D39:.M39])" office:value-type="float" office:value="15.6165866237721" calcext:value-type="float">
            <text:p>15.62</text:p>
          </table:table-cell>
          <table:table-cell office:value-type="float" office:value="267" calcext:value-type="float">
            <text:p>267.00</text:p>
          </table:table-cell>
          <table:table-cell office:value-type="float" office:value="207" calcext:value-type="float">
            <text:p>207.00</text:p>
          </table:table-cell>
          <table:table-cell office:value-type="float" office:value="246" calcext:value-type="float">
            <text:p>246.00</text:p>
          </table:table-cell>
          <table:table-cell office:value-type="float" office:value="251" calcext:value-type="float">
            <text:p>251.00</text:p>
          </table:table-cell>
          <table:table-cell office:value-type="float" office:value="254" calcext:value-type="float">
            <text:p>254.00</text:p>
          </table:table-cell>
          <table:table-cell office:value-type="float" office:value="258" calcext:value-type="float">
            <text:p>258.00</text:p>
          </table:table-cell>
          <table:table-cell office:value-type="float" office:value="249" calcext:value-type="float">
            <text:p>249.00</text:p>
          </table:table-cell>
          <table:table-cell table:number-columns-repeated="2" office:value-type="float" office:value="247" calcext:value-type="float">
            <text:p>247.00</text:p>
          </table:table-cell>
          <table:table-cell office:value-type="float" office:value="245" calcext:value-type="float">
            <text:p>245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214.4" calcext:value-type="float">
            <text:p>214.40</text:p>
          </table:table-cell>
          <table:table-cell table:style-name="ce2" table:formula="of:=STDEV([.D40:.M40])" office:value-type="float" office:value="10.0244146407104" calcext:value-type="float">
            <text:p>10.02</text:p>
          </table:table-cell>
          <table:table-cell office:value-type="float" office:value="222" calcext:value-type="float">
            <text:p>222.00</text:p>
          </table:table-cell>
          <table:table-cell office:value-type="float" office:value="219" calcext:value-type="float">
            <text:p>219.00</text:p>
          </table:table-cell>
          <table:table-cell table:number-columns-repeated="2" office:value-type="float" office:value="217" calcext:value-type="float">
            <text:p>21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0" calcext:value-type="float">
            <text:p>230.00</text:p>
          </table:table-cell>
          <table:table-cell office:value-type="float" office:value="199" calcext:value-type="float">
            <text:p>199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5" calcext:value-type="float">
            <text:p>215.00</text:p>
          </table:table-cell>
          <table:table-cell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215.6" calcext:value-type="float">
            <text:p>215.60</text:p>
          </table:table-cell>
          <table:table-cell table:style-name="ce2" table:formula="of:=STDEV([.D41:.M41])" office:value-type="float" office:value="7.87682959346236" calcext:value-type="float">
            <text:p>7.88</text:p>
          </table:table-cell>
          <table:table-cell office:value-type="float" office:value="217" calcext:value-type="float">
            <text:p>217.00</text:p>
          </table:table-cell>
          <table:table-cell office:value-type="float" office:value="221" calcext:value-type="float">
            <text:p>221.00</text:p>
          </table:table-cell>
          <table:table-cell office:value-type="float" office:value="214" calcext:value-type="float">
            <text:p>214.00</text:p>
          </table:table-cell>
          <table:table-cell office:value-type="float" office:value="226" calcext:value-type="float">
            <text:p>226.00</text:p>
          </table:table-cell>
          <table:table-cell office:value-type="float" office:value="211" calcext:value-type="float">
            <text:p>21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6" calcext:value-type="float">
            <text:p>226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8" calcext:value-type="float">
            <text:p>218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74.4" calcext:value-type="float">
            <text:p>174.40</text:p>
          </table:table-cell>
          <table:table-cell table:style-name="ce2" table:formula="of:=STDEV([.D42:.M42])" office:value-type="float" office:value="16.9062775980469" calcext:value-type="float">
            <text:p>16.91</text:p>
          </table:table-cell>
          <table:table-cell office:value-type="float" office:value="174" calcext:value-type="float">
            <text:p>174.00</text:p>
          </table:table-cell>
          <table:table-cell office:value-type="float" office:value="160" calcext:value-type="float">
            <text:p>160.00</text:p>
          </table:table-cell>
          <table:table-cell office:value-type="float" office:value="212" calcext:value-type="float">
            <text:p>212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74.3" calcext:value-type="float">
            <text:p>174.30</text:p>
          </table:table-cell>
          <table:table-cell table:style-name="ce2" table:formula="of:=STDEV([.D43:.M43])" office:value-type="float" office:value="11.0055541533456" calcext:value-type="float">
            <text:p>11.01</text:p>
          </table:table-cell>
          <table:table-cell office:value-type="float" office:value="167" calcext:value-type="float">
            <text:p>167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8" calcext:value-type="float">
            <text:p>168.00</text:p>
          </table:table-cell>
          <table:table-cell office:value-type="float" office:value="200" calcext:value-type="float">
            <text:p>200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72.1" calcext:value-type="float">
            <text:p>172.10</text:p>
          </table:table-cell>
          <table:table-cell table:style-name="ce2" table:formula="of:=STDEV([.D44:.M44])" office:value-type="float" office:value="7.50481327031008" calcext:value-type="float">
            <text:p>7.50</text:p>
          </table:table-cell>
          <table:table-cell office:value-type="float" office:value="169" calcext:value-type="float">
            <text:p>16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6" calcext:value-type="float">
            <text:p>186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75.3" calcext:value-type="float">
            <text:p>175.30</text:p>
          </table:table-cell>
          <table:table-cell table:style-name="ce2" table:formula="of:=STDEV([.D45:.M45])" office:value-type="float" office:value="11.4896088319451" calcext:value-type="float">
            <text:p>11.49</text:p>
          </table:table-cell>
          <table:table-cell office:value-type="float" office:value="169" calcext:value-type="float">
            <text:p>169.00</text:p>
          </table:table-cell>
          <table:table-cell office:value-type="float" office:value="186" calcext:value-type="float">
            <text:p>186.00</text:p>
          </table:table-cell>
          <table:table-cell office:value-type="float" office:value="166" calcext:value-type="float">
            <text:p>166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9" calcext:value-type="float">
            <text:p>179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58.2" calcext:value-type="float">
            <text:p>158.20</text:p>
          </table:table-cell>
          <table:table-cell table:style-name="ce2" table:formula="of:=STDEV([.D46:.M46])" office:value-type="float" office:value="11.0332829807512" calcext:value-type="float">
            <text:p>11.03</text:p>
          </table:table-cell>
          <table:table-cell office:value-type="float" office:value="162" calcext:value-type="float">
            <text:p>16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48" calcext:value-type="float">
            <text:p>14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48" calcext:value-type="float">
            <text:p>14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60.5" calcext:value-type="float">
            <text:p>160.50</text:p>
          </table:table-cell>
          <table:table-cell table:style-name="ce2" table:formula="of:=STDEV([.D47:.M47])" office:value-type="float" office:value="12.3760521438246" calcext:value-type="float">
            <text:p>12.38</text:p>
          </table:table-cell>
          <table:table-cell office:value-type="float" office:value="149" calcext:value-type="float">
            <text:p>149.00</text:p>
          </table:table-cell>
          <table:table-cell office:value-type="float" office:value="136" calcext:value-type="float">
            <text:p>136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48" calcext:value-type="float">
            <text:p>148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61.6" calcext:value-type="float">
            <text:p>161.60</text:p>
          </table:table-cell>
          <table:table-cell table:style-name="ce2" table:formula="of:=STDEV([.D48:.M48])" office:value-type="float" office:value="15.507704178533" calcext:value-type="float">
            <text:p>15.51</text:p>
          </table:table-cell>
          <table:table-cell office:value-type="float" office:value="155" calcext:value-type="float">
            <text:p>155.00</text:p>
          </table:table-cell>
          <table:table-cell office:value-type="float" office:value="154" calcext:value-type="float">
            <text:p>154.00</text:p>
          </table:table-cell>
          <table:table-cell office:value-type="float" office:value="163" calcext:value-type="float">
            <text:p>163.00</text:p>
          </table:table-cell>
          <table:table-cell table:number-columns-repeated="2" office:value-type="float" office:value="177" calcext:value-type="float">
            <text:p>17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0" calcext:value-type="float">
            <text:p>150.00</text:p>
          </table:table-cell>
          <table:table-cell office:value-type="float" office:value="184" calcext:value-type="float">
            <text:p>184.00</text:p>
          </table:table-cell>
          <table:table-cell office:value-type="float" office:value="131" calcext:value-type="float">
            <text:p>131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67.7" calcext:value-type="float">
            <text:p>167.70</text:p>
          </table:table-cell>
          <table:table-cell table:style-name="ce2" table:formula="of:=STDEV([.D49:.M49])" office:value-type="float" office:value="12.2024587686253" calcext:value-type="float">
            <text:p>12.20</text:p>
          </table:table-cell>
          <table:table-cell office:value-type="float" office:value="175" calcext:value-type="float">
            <text:p>175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6" calcext:value-type="float">
            <text:p>156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149.6" calcext:value-type="float">
            <text:p>149.60</text:p>
          </table:table-cell>
          <table:table-cell table:style-name="ce2" table:formula="of:=STDEV([.D50:.M50])" office:value-type="float" office:value="5.92921205182911" calcext:value-type="float">
            <text:p>5.93</text:p>
          </table:table-cell>
          <table:table-cell office:value-type="float" office:value="150" calcext:value-type="float">
            <text:p>150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9" calcext:value-type="float">
            <text:p>149.00</text:p>
          </table:table-cell>
          <table:table-cell office:value-type="float" office:value="147" calcext:value-type="float">
            <text:p>147.00</text:p>
          </table:table-cell>
          <table:table-cell office:value-type="float" office:value="140" calcext:value-type="float">
            <text:p>140.00</text:p>
          </table:table-cell>
          <table:table-cell office:value-type="float" office:value="146" calcext:value-type="float">
            <text:p>146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153.9" calcext:value-type="float">
            <text:p>153.90</text:p>
          </table:table-cell>
          <table:table-cell table:style-name="ce2" table:formula="of:=STDEV([.D51:.M51])" office:value-type="float" office:value="6.11827862501646" calcext:value-type="float">
            <text:p>6.12</text:p>
          </table:table-cell>
          <table:table-cell office:value-type="float" office:value="149" calcext:value-type="float">
            <text:p>149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9" calcext:value-type="float">
            <text:p>159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158.3" calcext:value-type="float">
            <text:p>158.30</text:p>
          </table:table-cell>
          <table:table-cell table:style-name="ce2" table:formula="of:=STDEV([.D52:.M52])" office:value-type="float" office:value="10.562512327409" calcext:value-type="float">
            <text:p>10.56</text:p>
          </table:table-cell>
          <table:table-cell office:value-type="float" office:value="161" calcext:value-type="float">
            <text:p>16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74" calcext:value-type="float">
            <text:p>17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5" calcext:value-type="float">
            <text:p>165.00</text:p>
          </table:table-cell>
          <table:table-cell office:value-type="float" office:value="140" calcext:value-type="float">
            <text:p>140.00</text:p>
          </table:table-cell>
          <table:table-cell office:value-type="float" office:value="150" calcext:value-type="float">
            <text:p>150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56.2" calcext:value-type="float">
            <text:p>156.20</text:p>
          </table:table-cell>
          <table:table-cell table:style-name="ce2" table:formula="of:=STDEV([.D53:.M53])" office:value-type="float" office:value="7.95543140809403" calcext:value-type="float">
            <text:p>7.96</text:p>
          </table:table-cell>
          <table:table-cell office:value-type="float" office:value="161" calcext:value-type="float">
            <text:p>16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3" calcext:value-type="float">
            <text:p>153.00</text:p>
          </table:table-cell>
          <table:table-cell office:value-type="float" office:value="152" calcext:value-type="float">
            <text:p>152.00</text:p>
          </table:table-cell>
          <table:table-cell office:value-type="float" office:value="145" calcext:value-type="float">
            <text:p>14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85.2" calcext:value-type="float">
            <text:p>185.20</text:p>
          </table:table-cell>
          <table:table-cell table:style-name="ce2" table:formula="of:=STDEV([.D54:.M54])" office:value-type="float" office:value="12.4525767079214" calcext:value-type="float">
            <text:p>12.45</text:p>
          </table:table-cell>
          <table:table-cell office:value-type="float" office:value="175" calcext:value-type="float">
            <text:p>17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6" calcext:value-type="float">
            <text:p>176.00</text:p>
          </table:table-cell>
          <table:table-cell office:value-type="float" office:value="212" calcext:value-type="float">
            <text:p>212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7" calcext:value-type="float">
            <text:p>187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97.2" calcext:value-type="float">
            <text:p>197.20</text:p>
          </table:table-cell>
          <table:table-cell table:style-name="ce2" table:formula="of:=STDEV([.D55:.M55])" office:value-type="float" office:value="12.7871463239892" calcext:value-type="float">
            <text:p>12.79</text:p>
          </table:table-cell>
          <table:table-cell office:value-type="float" office:value="172" calcext:value-type="float">
            <text:p>172.00</text:p>
          </table:table-cell>
          <table:table-cell office:value-type="float" office:value="207" calcext:value-type="float">
            <text:p>207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9" calcext:value-type="float">
            <text:p>209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6" calcext:value-type="float">
            <text:p>186.00</text:p>
          </table:table-cell>
          <table:table-cell office:value-type="float" office:value="204" calcext:value-type="float">
            <text:p>204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94.5" calcext:value-type="float">
            <text:p>194.50</text:p>
          </table:table-cell>
          <table:table-cell table:style-name="ce2" table:formula="of:=STDEV([.D56:.M56])" office:value-type="float" office:value="13.2098448136229" calcext:value-type="float">
            <text:p>13.21</text:p>
          </table:table-cell>
          <table:table-cell office:value-type="float" office:value="193" calcext:value-type="float">
            <text:p>193.00</text:p>
          </table:table-cell>
          <table:table-cell office:value-type="float" office:value="206" calcext:value-type="float">
            <text:p>206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4" calcext:value-type="float">
            <text:p>184.00</text:p>
          </table:table-cell>
          <table:table-cell office:value-type="float" office:value="194" calcext:value-type="float">
            <text:p>194.00</text:p>
          </table:table-cell>
          <table:table-cell office:value-type="float" office:value="174" calcext:value-type="float">
            <text:p>174.00</text:p>
          </table:table-cell>
          <table:table-cell office:value-type="float" office:value="216" calcext:value-type="float">
            <text:p>216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6.4" calcext:value-type="float">
            <text:p>196.40</text:p>
          </table:table-cell>
          <table:table-cell table:style-name="ce2" table:formula="of:=STDEV([.D57:.M57])" office:value-type="float" office:value="11.3646625799254" calcext:value-type="float">
            <text:p>11.36</text:p>
          </table:table-cell>
          <table:table-cell office:value-type="float" office:value="206" calcext:value-type="float">
            <text:p>206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3" calcext:value-type="float">
            <text:p>183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8" calcext:value-type="float">
            <text:p>198.00</text:p>
          </table:table-cell>
          <table:table-cell office:value-type="float" office:value="214" calcext:value-type="float">
            <text:p>214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2.6" calcext:value-type="float">
            <text:p>162.60</text:p>
          </table:table-cell>
          <table:table-cell table:style-name="ce2" table:formula="of:=STDEV([.D58:.M58])" office:value-type="float" office:value="12.3306303344332" calcext:value-type="float">
            <text:p>12.33</text:p>
          </table:table-cell>
          <table:table-cell office:value-type="float" office:value="145" calcext:value-type="float">
            <text:p>145.00</text:p>
          </table:table-cell>
          <table:table-cell office:value-type="float" office:value="175" calcext:value-type="float">
            <text:p>175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6" calcext:value-type="float">
            <text:p>17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6.8" calcext:value-type="float">
            <text:p>156.80</text:p>
          </table:table-cell>
          <table:table-cell table:style-name="ce2" table:formula="of:=STDEV([.D59:.M59])" office:value-type="float" office:value="9.114091653405" calcext:value-type="float">
            <text:p>9.11</text:p>
          </table:table-cell>
          <table:table-cell office:value-type="float" office:value="159" calcext:value-type="float">
            <text:p>15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7" calcext:value-type="float">
            <text:p>14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2" calcext:value-type="float">
            <text:p>152.00</text:p>
          </table:table-cell>
          <table:table-cell office:value-type="float" office:value="172" calcext:value-type="float">
            <text:p>172.00</text:p>
          </table:table-cell>
          <table:table-cell office:value-type="float" office:value="144" calcext:value-type="float">
            <text:p>144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64.7" calcext:value-type="float">
            <text:p>164.70</text:p>
          </table:table-cell>
          <table:table-cell table:style-name="ce2" table:formula="of:=STDEV([.D60:.M60])" office:value-type="float" office:value="8.45970842681157" calcext:value-type="float">
            <text:p>8.46</text:p>
          </table:table-cell>
          <table:table-cell office:value-type="float" office:value="164" calcext:value-type="float">
            <text:p>164.00</text:p>
          </table:table-cell>
          <table:table-cell office:value-type="float" office:value="163" calcext:value-type="float">
            <text:p>163.00</text:p>
          </table:table-cell>
          <table:table-cell table:number-columns-repeated="2" office:value-type="float" office:value="156" calcext:value-type="float">
            <text:p>156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56.9" calcext:value-type="float">
            <text:p>156.90</text:p>
          </table:table-cell>
          <table:table-cell table:style-name="ce2" table:formula="of:=STDEV([.D61:.M61])" office:value-type="float" office:value="11.1000500499372" calcext:value-type="float">
            <text:p>11.10</text:p>
          </table:table-cell>
          <table:table-cell office:value-type="float" office:value="167" calcext:value-type="float">
            <text:p>16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47" calcext:value-type="float">
            <text:p>147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38" calcext:value-type="float">
            <text:p>138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54" calcext:value-type="float">
            <text:p>154.00</text:p>
          </table:table-cell>
          <table:table-cell table:style-name="ce2" table:formula="of:=STDEV([.D62:.M62])" office:value-type="float" office:value="9.49853789918334" calcext:value-type="float">
            <text:p>9.50</text:p>
          </table:table-cell>
          <table:table-cell office:value-type="float" office:value="166" calcext:value-type="float">
            <text:p>166.00</text:p>
          </table:table-cell>
          <table:table-cell office:value-type="float" office:value="163" calcext:value-type="float">
            <text:p>163.00</text:p>
          </table:table-cell>
          <table:table-cell table:number-columns-repeated="2" office:value-type="float" office:value="158" calcext:value-type="float">
            <text:p>158.00</text:p>
          </table:table-cell>
          <table:table-cell office:value-type="float" office:value="141" calcext:value-type="float">
            <text:p>141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8" calcext:value-type="float">
            <text:p>148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55.9" calcext:value-type="float">
            <text:p>155.90</text:p>
          </table:table-cell>
          <table:table-cell table:style-name="ce2" table:formula="of:=STDEV([.D63:.M63])" office:value-type="float" office:value="12.6530628703093" calcext:value-type="float">
            <text:p>12.65</text:p>
          </table:table-cell>
          <table:table-cell office:value-type="float" office:value="142" calcext:value-type="float">
            <text:p>14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1" calcext:value-type="float">
            <text:p>151.00</text:p>
          </table:table-cell>
          <table:table-cell office:value-type="float" office:value="135" calcext:value-type="float">
            <text:p>13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60.6" calcext:value-type="float">
            <text:p>160.60</text:p>
          </table:table-cell>
          <table:table-cell table:style-name="ce2" table:formula="of:=STDEV([.D64:.M64])" office:value-type="float" office:value="10.5955965696447" calcext:value-type="float">
            <text:p>10.60</text:p>
          </table:table-cell>
          <table:table-cell office:value-type="float" office:value="167" calcext:value-type="float">
            <text:p>167.00</text:p>
          </table:table-cell>
          <table:table-cell office:value-type="float" office:value="159" calcext:value-type="float">
            <text:p>15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5" calcext:value-type="float">
            <text:p>145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54.2" calcext:value-type="float">
            <text:p>154.20</text:p>
          </table:table-cell>
          <table:table-cell table:style-name="ce2" table:formula="of:=STDEV([.D65:.M65])" office:value-type="float" office:value="14.4129571335425" calcext:value-type="float">
            <text:p>14.41</text:p>
          </table:table-cell>
          <table:table-cell office:value-type="float" office:value="138" calcext:value-type="float">
            <text:p>138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6" calcext:value-type="float">
            <text:p>146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4" calcext:value-type="float">
            <text:p>144.00</text:p>
          </table:table-cell>
          <table:table-cell office:value-type="float" office:value="168" calcext:value-type="float">
            <text:p>168.00</text:p>
          </table:table-cell>
          <table:table-cell office:value-type="float" office:value="132" calcext:value-type="float">
            <text:p>132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53.6" calcext:value-type="float">
            <text:p>153.60</text:p>
          </table:table-cell>
          <table:table-cell table:style-name="ce2" table:formula="of:=STDEV([.D66:.M66])" office:value-type="float" office:value="14.660604807897" calcext:value-type="float">
            <text:p>14.66</text:p>
          </table:table-cell>
          <table:table-cell office:value-type="float" office:value="150" calcext:value-type="float">
            <text:p>150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1" calcext:value-type="float">
            <text:p>161.00</text:p>
          </table:table-cell>
          <table:table-cell office:value-type="float" office:value="132" calcext:value-type="float">
            <text:p>132.00</text:p>
          </table:table-cell>
          <table:table-cell office:value-type="float" office:value="133" calcext:value-type="float">
            <text:p>133.00</text:p>
          </table:table-cell>
          <table:table-cell office:value-type="float" office:value="164" calcext:value-type="float">
            <text:p>164.00</text:p>
          </table:table-cell>
          <table:table-cell office:value-type="float" office:value="143" calcext:value-type="float">
            <text:p>143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56.9" calcext:value-type="float">
            <text:p>156.90</text:p>
          </table:table-cell>
          <table:table-cell table:style-name="ce2" table:formula="of:=STDEV([.D67:.M67])" office:value-type="float" office:value="10.2464085849086" calcext:value-type="float">
            <text:p>10.25</text:p>
          </table:table-cell>
          <table:table-cell office:value-type="float" office:value="151" calcext:value-type="float">
            <text:p>151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3" calcext:value-type="float">
            <text:p>163.00</text:p>
          </table:table-cell>
          <table:table-cell office:value-type="float" office:value="150" calcext:value-type="float">
            <text:p>150.00</text:p>
          </table:table-cell>
          <table:table-cell office:value-type="float" office:value="136" calcext:value-type="float">
            <text:p>13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56.1" calcext:value-type="float">
            <text:p>156.10</text:p>
          </table:table-cell>
          <table:table-cell table:style-name="ce2" table:formula="of:=STDEV([.D68:.M68])" office:value-type="float" office:value="11.4158758850218" calcext:value-type="float">
            <text:p>11.42</text:p>
          </table:table-cell>
          <table:table-cell office:value-type="float" office:value="170" calcext:value-type="float">
            <text:p>17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65" calcext:value-type="float">
            <text:p>165.00</text:p>
          </table:table-cell>
          <table:table-cell table:number-columns-repeated="2" office:value-type="float" office:value="161" calcext:value-type="float">
            <text:p>161.00</text:p>
          </table:table-cell>
          <table:table-cell table:number-columns-repeated="2" office:value-type="float" office:value="154" calcext:value-type="float">
            <text:p>154.00</text:p>
          </table:table-cell>
          <table:table-cell office:value-type="float" office:value="170" calcext:value-type="float">
            <text:p>17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48" calcext:value-type="float">
            <text:p>148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52.3" calcext:value-type="float">
            <text:p>152.30</text:p>
          </table:table-cell>
          <table:table-cell table:style-name="ce2" table:formula="of:=STDEV([.D69:.M69])" office:value-type="float" office:value="11.5667146973066" calcext:value-type="float">
            <text:p>11.57</text:p>
          </table:table-cell>
          <table:table-cell office:value-type="float" office:value="136" calcext:value-type="float">
            <text:p>136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48" calcext:value-type="float">
            <text:p>148.00</text:p>
          </table:table-cell>
          <table:table-cell office:value-type="float" office:value="141" calcext:value-type="float">
            <text:p>14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9" calcext:value-type="float">
            <text:p>149.00</text:p>
          </table:table-cell>
          <table:table-cell office:value-type="float" office:value="164" calcext:value-type="float">
            <text:p>164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74.8" calcext:value-type="float">
            <text:p>174.80</text:p>
          </table:table-cell>
          <table:table-cell table:style-name="ce2" table:formula="of:=STDEV([.D70:.M70])" office:value-type="float" office:value="13.4890902419531" calcext:value-type="float">
            <text:p>13.49</text:p>
          </table:table-cell>
          <table:table-cell office:value-type="float" office:value="196" calcext:value-type="float">
            <text:p>196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6" calcext:value-type="float">
            <text:p>186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7" calcext:value-type="float">
            <text:p>167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79.7" calcext:value-type="float">
            <text:p>179.70</text:p>
          </table:table-cell>
          <table:table-cell table:style-name="ce2" table:formula="of:=STDEV([.D71:.M71])" office:value-type="float" office:value="9.34582497398943" calcext:value-type="float">
            <text:p>9.35</text:p>
          </table:table-cell>
          <table:table-cell office:value-type="float" office:value="181" calcext:value-type="float">
            <text:p>181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9" calcext:value-type="float">
            <text:p>169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72.7" calcext:value-type="float">
            <text:p>172.70</text:p>
          </table:table-cell>
          <table:table-cell table:style-name="ce2" table:formula="of:=STDEV([.D72:.M72])" office:value-type="float" office:value="14.682188755995" calcext:value-type="float">
            <text:p>14.68</text:p>
          </table:table-cell>
          <table:table-cell office:value-type="float" office:value="171" calcext:value-type="float">
            <text:p>171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1" calcext:value-type="float">
            <text:p>151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73.5" calcext:value-type="float">
            <text:p>173.50</text:p>
          </table:table-cell>
          <table:table-cell table:style-name="ce2" table:formula="of:=STDEV([.D73:.M73])" office:value-type="float" office:value="11.9093800566332" calcext:value-type="float">
            <text:p>11.91</text:p>
          </table:table-cell>
          <table:table-cell office:value-type="float" office:value="167" calcext:value-type="float">
            <text:p>16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98" calcext:value-type="float">
            <text:p>198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98.9" calcext:value-type="float">
            <text:p>198.90</text:p>
          </table:table-cell>
          <table:table-cell table:style-name="ce2" table:formula="of:=STDEV([.D74:.M74])" office:value-type="float" office:value="10.3112667612773" calcext:value-type="float">
            <text:p>10.31</text:p>
          </table:table-cell>
          <table:table-cell office:value-type="float" office:value="208" calcext:value-type="float">
            <text:p>208.00</text:p>
          </table:table-cell>
          <table:table-cell office:value-type="float" office:value="213" calcext:value-type="float">
            <text:p>213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6" calcext:value-type="float">
            <text:p>186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9" calcext:value-type="float">
            <text:p>179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191" calcext:value-type="float">
            <text:p>191.00</text:p>
          </table:table-cell>
          <table:table-cell table:style-name="ce2" table:formula="of:=STDEV([.D75:.M75])" office:value-type="float" office:value="9.77525219907679" calcext:value-type="float">
            <text:p>9.78</text:p>
          </table:table-cell>
          <table:table-cell office:value-type="float" office:value="180" calcext:value-type="float">
            <text:p>180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1" calcext:value-type="float">
            <text:p>191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9" calcext:value-type="float">
            <text:p>199.00</text:p>
          </table:table-cell>
          <table:table-cell office:value-type="float" office:value="173" calcext:value-type="float">
            <text:p>173.00</text:p>
          </table:table-cell>
          <table:table-cell table:number-columns-repeated="2" office:value-type="float" office:value="186" calcext:value-type="float">
            <text:p>186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195.1" calcext:value-type="float">
            <text:p>195.10</text:p>
          </table:table-cell>
          <table:table-cell table:style-name="ce2" table:formula="of:=STDEV([.D76:.M76])" office:value-type="float" office:value="8.33266663999787" calcext:value-type="float">
            <text:p>8.33</text:p>
          </table:table-cell>
          <table:table-cell office:value-type="float" office:value="202" calcext:value-type="float">
            <text:p>202.00</text:p>
          </table:table-cell>
          <table:table-cell office:value-type="float" office:value="190" calcext:value-type="float">
            <text:p>190.00</text:p>
          </table:table-cell>
          <table:table-cell office:value-type="float" office:value="203" calcext:value-type="float">
            <text:p>203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1" calcext:value-type="float">
            <text:p>191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3" calcext:value-type="float">
            <text:p>183.00</text:p>
          </table:table-cell>
          <table:table-cell table:number-columns-repeated="2"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200.5" calcext:value-type="float">
            <text:p>200.50</text:p>
          </table:table-cell>
          <table:table-cell table:style-name="ce2" table:formula="of:=STDEV([.D77:.M77])" office:value-type="float" office:value="13.3103969387343" calcext:value-type="float">
            <text:p>13.31</text:p>
          </table:table-cell>
          <table:table-cell office:value-type="float" office:value="212" calcext:value-type="float">
            <text:p>21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06" calcext:value-type="float">
            <text:p>206.00</text:p>
          </table:table-cell>
          <table:table-cell office:value-type="float" office:value="205" calcext:value-type="float">
            <text:p>205.00</text:p>
          </table:table-cell>
          <table:table-cell office:value-type="float" office:value="179" calcext:value-type="float">
            <text:p>179.00</text:p>
          </table:table-cell>
          <table:table-cell office:value-type="float" office:value="191" calcext:value-type="float">
            <text:p>191.00</text:p>
          </table:table-cell>
          <table:table-cell office:value-type="float" office:value="206" calcext:value-type="float">
            <text:p>206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0" calcext:value-type="float">
            <text:p>180.00</text:p>
          </table:table-cell>
          <table:table-cell office:value-type="float" office:value="213" calcext:value-type="float">
            <text:p>213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00.1" calcext:value-type="float">
            <text:p>200.10</text:p>
          </table:table-cell>
          <table:table-cell table:style-name="ce2" table:formula="of:=STDEV([.D78:.M78])" office:value-type="float" office:value="15.1763705220393" calcext:value-type="float">
            <text:p>15.18</text:p>
          </table:table-cell>
          <table:table-cell office:value-type="float" office:value="183" calcext:value-type="float">
            <text:p>183.00</text:p>
          </table:table-cell>
          <table:table-cell office:value-type="float" office:value="214" calcext:value-type="float">
            <text:p>214.00</text:p>
          </table:table-cell>
          <table:table-cell office:value-type="float" office:value="230" calcext:value-type="float">
            <text:p>230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7" calcext:value-type="float">
            <text:p>187.00</text:p>
          </table:table-cell>
          <table:table-cell office:value-type="float" office:value="211" calcext:value-type="float">
            <text:p>211.00</text:p>
          </table:table-cell>
          <table:table-cell table:number-columns-repeated="2" office:value-type="float" office:value="191" calcext:value-type="float">
            <text:p>191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199.6" calcext:value-type="float">
            <text:p>199.60</text:p>
          </table:table-cell>
          <table:table-cell table:style-name="ce2" table:formula="of:=STDEV([.D79:.M79])" office:value-type="float" office:value="11.6638091738696" calcext:value-type="float">
            <text:p>11.66</text:p>
          </table:table-cell>
          <table:table-cell office:value-type="float" office:value="202" calcext:value-type="float">
            <text:p>202.00</text:p>
          </table:table-cell>
          <table:table-cell office:value-type="float" office:value="196" calcext:value-type="float">
            <text:p>196.00</text:p>
          </table:table-cell>
          <table:table-cell office:value-type="float" office:value="180" calcext:value-type="float">
            <text:p>180.00</text:p>
          </table:table-cell>
          <table:table-cell office:value-type="float" office:value="213" calcext:value-type="float">
            <text:p>213.00</text:p>
          </table:table-cell>
          <table:table-cell office:value-type="float" office:value="192" calcext:value-type="float">
            <text:p>192.00</text:p>
          </table:table-cell>
          <table:table-cell table:number-columns-repeated="2" office:value-type="float" office:value="209" calcext:value-type="float">
            <text:p>209.00</text:p>
          </table:table-cell>
          <table:table-cell office:value-type="float" office:value="183" calcext:value-type="float">
            <text:p>18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198.8" calcext:value-type="float">
            <text:p>198.80</text:p>
          </table:table-cell>
          <table:table-cell table:style-name="ce2" table:formula="of:=STDEV([.D80:.M80])" office:value-type="float" office:value="9.06519595914935" calcext:value-type="float">
            <text:p>9.07</text:p>
          </table:table-cell>
          <table:table-cell office:value-type="float" office:value="201" calcext:value-type="float">
            <text:p>201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9" calcext:value-type="float">
            <text:p>209.00</text:p>
          </table:table-cell>
          <table:table-cell office:value-type="float" office:value="205" calcext:value-type="float">
            <text:p>205.00</text:p>
          </table:table-cell>
          <table:table-cell office:value-type="float" office:value="204" calcext:value-type="float">
            <text:p>204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00.9" calcext:value-type="float">
            <text:p>200.90</text:p>
          </table:table-cell>
          <table:table-cell table:style-name="ce2" table:formula="of:=STDEV([.D81:.M81])" office:value-type="float" office:value="15.7300137740987" calcext:value-type="float">
            <text:p>15.73</text:p>
          </table:table-cell>
          <table:table-cell office:value-type="float" office:value="208" calcext:value-type="float">
            <text:p>208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2" calcext:value-type="float">
            <text:p>182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9" calcext:value-type="float">
            <text:p>209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0" calcext:value-type="float">
            <text:p>200.00</text:p>
          </table:table-cell>
          <table:table-cell office:value-type="float" office:value="191" calcext:value-type="float">
            <text:p>191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10" calcext:value-type="float">
            <text:p>110.00</text:p>
          </table:table-cell>
          <table:table-cell table:style-name="ce2" table:formula="of:=STDEV([.D82:.M82])" office:value-type="float" office:value="10.7082522694727" calcext:value-type="float">
            <text:p>10.71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2" calcext:value-type="float">
            <text:p>112.00</text:p>
          </table:table-cell>
          <table:table-cell office:value-type="float" office:value="94" calcext:value-type="float">
            <text:p>94.00</text:p>
          </table:table-cell>
          <table:table-cell office:value-type="float" office:value="125" calcext:value-type="float">
            <text:p>125.00</text:p>
          </table:table-cell>
          <table:table-cell office:value-type="float" office:value="96" calcext:value-type="float">
            <text:p>96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8" calcext:value-type="float">
            <text:p>128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3.9" calcext:value-type="float">
            <text:p>103.90</text:p>
          </table:table-cell>
          <table:table-cell table:style-name="ce2" table:formula="of:=STDEV([.D83:.M83])" office:value-type="float" office:value="9.949316001057" calcext:value-type="float">
            <text:p>9.95</text:p>
          </table:table-cell>
          <table:table-cell office:value-type="float" office:value="93" calcext:value-type="float">
            <text:p>93.00</text:p>
          </table:table-cell>
          <table:table-cell office:value-type="float" office:value="105" calcext:value-type="float">
            <text:p>105.00</text:p>
          </table:table-cell>
          <table:table-cell office:value-type="float" office:value="92" calcext:value-type="float">
            <text:p>92.00</text:p>
          </table:table-cell>
          <table:table-cell office:value-type="float" office:value="89" calcext:value-type="float">
            <text:p>89.00</text:p>
          </table:table-cell>
          <table:table-cell office:value-type="float" office:value="106" calcext:value-type="float">
            <text:p>106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2.2" calcext:value-type="float">
            <text:p>102.20</text:p>
          </table:table-cell>
          <table:table-cell table:style-name="ce2" table:formula="of:=STDEV([.D84:.M84])" office:value-type="float" office:value="7.82872204698116" calcext:value-type="float">
            <text:p>7.83</text:p>
          </table:table-cell>
          <table:table-cell office:value-type="float" office:value="111" calcext:value-type="float">
            <text:p>111.00</text:p>
          </table:table-cell>
          <table:table-cell office:value-type="float" office:value="88" calcext:value-type="float">
            <text:p>88.00</text:p>
          </table:table-cell>
          <table:table-cell table:number-columns-repeated="2" office:value-type="float" office:value="106" calcext:value-type="float">
            <text:p>106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1" calcext:value-type="float">
            <text:p>101.00</text:p>
          </table:table-cell>
          <table:table-cell office:value-type="float" office:value="97" calcext:value-type="float">
            <text:p>97.00</text:p>
          </table:table-cell>
          <table:table-cell office:value-type="float" office:value="92" calcext:value-type="float">
            <text:p>9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08.7" calcext:value-type="float">
            <text:p>108.70</text:p>
          </table:table-cell>
          <table:table-cell table:style-name="ce2" table:formula="of:=STDEV([.D85:.M85])" office:value-type="float" office:value="10.5309068935206" calcext:value-type="float">
            <text:p>10.53</text:p>
          </table:table-cell>
          <table:table-cell office:value-type="float" office:value="94" calcext:value-type="float">
            <text:p>94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7" calcext:value-type="float">
            <text:p>107.00</text:p>
          </table:table-cell>
          <table:table-cell office:value-type="float" office:value="132" calcext:value-type="float">
            <text:p>132.00</text:p>
          </table:table-cell>
          <table:table-cell office:value-type="float" office:value="110" calcext:value-type="float">
            <text:p>110.00</text:p>
          </table:table-cell>
          <table:table-cell office:value-type="float" office:value="97" calcext:value-type="float">
            <text:p>97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4" calcext:value-type="float">
            <text:p>104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50.9" calcext:value-type="float">
            <text:p>50.90</text:p>
          </table:table-cell>
          <table:table-cell table:style-name="ce2" table:formula="of:=STDEV([.D86:.M86])" office:value-type="float" office:value="7.59312554588396" calcext:value-type="float">
            <text:p>7.59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47" calcext:value-type="float">
            <text:p>47.00</text:p>
          </table:table-cell>
          <table:table-cell office:value-type="float" office:value="62" calcext:value-type="float">
            <text:p>62.00</text:p>
          </table:table-cell>
          <table:table-cell office:value-type="float" office:value="44" calcext:value-type="float">
            <text:p>44.00</text:p>
          </table:table-cell>
          <table:table-cell office:value-type="float" office:value="63" calcext:value-type="float">
            <text:p>63.00</text:p>
          </table:table-cell>
          <table:table-cell office:value-type="float" office:value="55" calcext:value-type="float">
            <text:p>55.00</text:p>
          </table:table-cell>
          <table:table-cell office:value-type="float" office:value="40" calcext:value-type="float">
            <text:p>40.00</text:p>
          </table:table-cell>
          <table:table-cell office:value-type="float" office:value="49" calcext:value-type="float">
            <text:p>49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52.6" calcext:value-type="float">
            <text:p>52.60</text:p>
          </table:table-cell>
          <table:table-cell table:style-name="ce2" table:formula="of:=STDEV([.D87:.M87])" office:value-type="float" office:value="4.2478752858864" calcext:value-type="float">
            <text:p>4.25</text:p>
          </table:table-cell>
          <table:table-cell office:value-type="float" office:value="58" calcext:value-type="float">
            <text:p>58.00</text:p>
          </table:table-cell>
          <table:table-cell office:value-type="float" office:value="50" calcext:value-type="float">
            <text:p>50.00</text:p>
          </table:table-cell>
          <table:table-cell office:value-type="float" office:value="46" calcext:value-type="float">
            <text:p>46.00</text:p>
          </table:table-cell>
          <table:table-cell office:value-type="float" office:value="56" calcext:value-type="float">
            <text:p>56.00</text:p>
          </table:table-cell>
          <table:table-cell office:value-type="float" office:value="51" calcext:value-type="float">
            <text:p>51.00</text:p>
          </table:table-cell>
          <table:table-cell office:value-type="float" office:value="48" calcext:value-type="float">
            <text:p>48.00</text:p>
          </table:table-cell>
          <table:table-cell office:value-type="float" office:value="56" calcext:value-type="float">
            <text:p>56.00</text:p>
          </table:table-cell>
          <table:table-cell office:value-type="float" office:value="49" calcext:value-type="float">
            <text:p>49.00</text:p>
          </table:table-cell>
          <table:table-cell table:number-columns-repeated="2"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7.9" calcext:value-type="float">
            <text:p>47.90</text:p>
          </table:table-cell>
          <table:table-cell table:style-name="ce2" table:formula="of:=STDEV([.D88:.M88])" office:value-type="float" office:value="6.85484419143782" calcext:value-type="float">
            <text:p>6.85</text:p>
          </table:table-cell>
          <table:table-cell office:value-type="float" office:value="39" calcext:value-type="float">
            <text:p>39.00</text:p>
          </table:table-cell>
          <table:table-cell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office:value-type="float" office:value="49" calcext:value-type="float">
            <text:p>49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56" calcext:value-type="float">
            <text:p>56.00</text:p>
          </table:table-cell>
          <table:table-cell office:value-type="float" office:value="47" calcext:value-type="float">
            <text:p>47.00</text:p>
          </table:table-cell>
          <table:table-cell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49.9" calcext:value-type="float">
            <text:p>49.90</text:p>
          </table:table-cell>
          <table:table-cell table:style-name="ce2" table:formula="of:=STDEV([.D89:.M89])" office:value-type="float" office:value="4.84079883214882" calcext:value-type="float">
            <text:p>4.84</text:p>
          </table:table-cell>
          <table:table-cell office:value-type="float" office:value="51" calcext:value-type="float">
            <text:p>51.00</text:p>
          </table:table-cell>
          <table:table-cell office:value-type="float" office:value="52" calcext:value-type="float">
            <text:p>52.00</text:p>
          </table:table-cell>
          <table:table-cell office:value-type="float" office:value="53" calcext:value-type="float">
            <text:p>53.00</text:p>
          </table:table-cell>
          <table:table-cell office:value-type="float" office:value="51" calcext:value-type="float">
            <text:p>51.00</text:p>
          </table:table-cell>
          <table:table-cell office:value-type="float" office:value="53" calcext:value-type="float">
            <text:p>53.00</text:p>
          </table:table-cell>
          <table:table-cell office:value-type="float" office:value="46" calcext:value-type="float">
            <text:p>46.00</text:p>
          </table:table-cell>
          <table:table-cell office:value-type="float" office:value="45" calcext:value-type="float">
            <text:p>45.00</text:p>
          </table:table-cell>
          <table:table-cell office:value-type="float" office:value="41" calcext:value-type="float">
            <text:p>41.00</text:p>
          </table:table-cell>
          <table:table-cell office:value-type="float" office:value="58" calcext:value-type="float">
            <text:p>58.00</text:p>
          </table:table-cell>
          <table:table-cell office:value-type="float" office:value="49" calcext:value-type="float">
            <text:p>49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2.4" calcext:value-type="float">
            <text:p>42.40</text:p>
          </table:table-cell>
          <table:table-cell table:style-name="ce2" table:formula="of:=STDEV([.D90:.M90])" office:value-type="float" office:value="6.73630297550354" calcext:value-type="float">
            <text:p>6.74</text:p>
          </table:table-cell>
          <table:table-cell office:value-type="float" office:value="31" calcext:value-type="float">
            <text:p>31.00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float" office:value="39" calcext:value-type="float">
            <text:p>39.00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office:value-type="float" office:value="35" calcext:value-type="float">
            <text:p>35.00</text:p>
          </table:table-cell>
          <table:table-cell office:value-type="float" office:value="38" calcext:value-type="float">
            <text:p>38.00</text:p>
          </table:table-cell>
          <table:table-cell office:value-type="float" office:value="47" calcext:value-type="float">
            <text:p>47.00</text:p>
          </table:table-cell>
          <table:table-cell office:value-type="float" office:value="52" calcext:value-type="float">
            <text:p>52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4.8" calcext:value-type="float">
            <text:p>44.80</text:p>
          </table:table-cell>
          <table:table-cell table:style-name="ce2" table:formula="of:=STDEV([.D91:.M91])" office:value-type="float" office:value="7.75743371082072" calcext:value-type="float">
            <text:p>7.76</text:p>
          </table:table-cell>
          <table:table-cell office:value-type="float" office:value="32" calcext:value-type="float">
            <text:p>32.00</text:p>
          </table:table-cell>
          <table:table-cell office:value-type="float" office:value="45" calcext:value-type="float">
            <text:p>45.00</text:p>
          </table:table-cell>
          <table:table-cell office:value-type="float" office:value="48" calcext:value-type="float">
            <text:p>48.00</text:p>
          </table:table-cell>
          <table:table-cell office:value-type="float" office:value="50" calcext:value-type="float">
            <text:p>50.00</text:p>
          </table:table-cell>
          <table:table-cell office:value-type="float" office:value="59" calcext:value-type="float">
            <text:p>59.00</text:p>
          </table:table-cell>
          <table:table-cell office:value-type="float" office:value="45" calcext:value-type="float">
            <text:p>45.00</text:p>
          </table:table-cell>
          <table:table-cell office:value-type="float" office:value="42" calcext:value-type="float">
            <text:p>42.00</text:p>
          </table:table-cell>
          <table:table-cell office:value-type="float" office:value="38" calcext:value-type="float">
            <text:p>38.00</text:p>
          </table:table-cell>
          <table:table-cell office:value-type="float" office:value="51" calcext:value-type="float">
            <text:p>51.00</text:p>
          </table:table-cell>
          <table:table-cell office:value-type="float" office:value="38" calcext:value-type="float">
            <text:p>38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2.7" calcext:value-type="float">
            <text:p>42.70</text:p>
          </table:table-cell>
          <table:table-cell table:style-name="ce2" table:formula="of:=STDEV([.D92:.M92])" office:value-type="float" office:value="6.00092585449205" calcext:value-type="float">
            <text:p>6.00</text:p>
          </table:table-cell>
          <table:table-cell office:value-type="float" office:value="46" calcext:value-type="float">
            <text:p>46.00</text:p>
          </table:table-cell>
          <table:table-cell office:value-type="float" office:value="55" calcext:value-type="float">
            <text:p>55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 office:value-type="float" office:value="47" calcext:value-type="float">
            <text:p>47.00</text:p>
          </table:table-cell>
          <table:table-cell office:value-type="float" office:value="39" calcext:value-type="float">
            <text:p>39.00</text:p>
          </table:table-cell>
          <table:table-cell office:value-type="float" office:value="42" calcext:value-type="float">
            <text:p>42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6.1" calcext:value-type="float">
            <text:p>46.10</text:p>
          </table:table-cell>
          <table:table-cell table:style-name="ce2" table:formula="of:=STDEV([.D93:.M93])" office:value-type="float" office:value="6.52261024777998" calcext:value-type="float">
            <text:p>6.52</text:p>
          </table:table-cell>
          <table:table-cell office:value-type="float" office:value="42" calcext:value-type="float">
            <text:p>42.00</text:p>
          </table:table-cell>
          <table:table-cell office:value-type="float" office:value="51" calcext:value-type="float">
            <text:p>51.00</text:p>
          </table:table-cell>
          <table:table-cell office:value-type="float" office:value="47" calcext:value-type="float">
            <text:p>47.00</text:p>
          </table:table-cell>
          <table:table-cell office:value-type="float" office:value="35" calcext:value-type="float">
            <text:p>35.00</text:p>
          </table:table-cell>
          <table:table-cell office:value-type="float" office:value="41" calcext:value-type="float">
            <text:p>41.00</text:p>
          </table:table-cell>
          <table:table-cell office:value-type="float" office:value="48" calcext:value-type="float">
            <text:p>48.00</text:p>
          </table:table-cell>
          <table:table-cell office:value-type="float" office:value="55" calcext:value-type="float">
            <text:p>55.00</text:p>
          </table:table-cell>
          <table:table-cell office:value-type="float" office:value="51" calcext:value-type="float">
            <text:p>51.00</text:p>
          </table:table-cell>
          <table:table-cell office:value-type="float" office:value="39" calcext:value-type="float">
            <text:p>39.00</text:p>
          </table:table-cell>
          <table:table-cell office:value-type="float" office:value="52" calcext:value-type="float">
            <text:p>52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29.2" calcext:value-type="float">
            <text:p>29.20</text:p>
          </table:table-cell>
          <table:table-cell table:style-name="ce2" table:formula="of:=STDEV([.D94:.M94])" office:value-type="float" office:value="3.15524255098646" calcext:value-type="float">
            <text:p>3.16</text:p>
          </table:table-cell>
          <table:table-cell office:value-type="float" office:value="26" calcext:value-type="float">
            <text:p>26.00</text:p>
          </table:table-cell>
          <table:table-cell office:value-type="float" office:value="32" calcext:value-type="float">
            <text:p>32.00</text:p>
          </table:table-cell>
          <table:table-cell office:value-type="float" office:value="29" calcext:value-type="float">
            <text:p>29.00</text:p>
          </table:table-cell>
          <table:table-cell table:number-columns-repeated="2" office:value-type="float" office:value="26" calcext:value-type="float">
            <text:p>26.00</text:p>
          </table:table-cell>
          <table:table-cell office:value-type="float" office:value="33" calcext:value-type="float">
            <text:p>33.00</text:p>
          </table:table-cell>
          <table:table-cell office:value-type="float" office:value="31" calcext:value-type="float">
            <text:p>31.00</text:p>
          </table:table-cell>
          <table:table-cell office:value-type="float" office:value="34" calcext:value-type="float">
            <text:p>34.00</text:p>
          </table:table-cell>
          <table:table-cell office:value-type="float" office:value="26" calcext:value-type="float">
            <text:p>26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29.9" calcext:value-type="float">
            <text:p>29.90</text:p>
          </table:table-cell>
          <table:table-cell table:style-name="ce2" table:formula="of:=STDEV([.D95:.M95])" office:value-type="float" office:value="3.31494930412049" calcext:value-type="float">
            <text:p>3.31</text:p>
          </table:table-cell>
          <table:table-cell office:value-type="float" office:value="27" calcext:value-type="float">
            <text:p>27.00</text:p>
          </table:table-cell>
          <table:table-cell office:value-type="float" office:value="28" calcext:value-type="float">
            <text:p>28.00</text:p>
          </table:table-cell>
          <table:table-cell office:value-type="float" office:value="29" calcext:value-type="float">
            <text:p>29.00</text:p>
          </table:table-cell>
          <table:table-cell office:value-type="float" office:value="28" calcext:value-type="float">
            <text:p>28.00</text:p>
          </table:table-cell>
          <table:table-cell office:value-type="float" office:value="38" calcext:value-type="float">
            <text:p>38.00</text:p>
          </table:table-cell>
          <table:table-cell table:number-columns-repeated="2" office:value-type="float" office:value="32" calcext:value-type="float">
            <text:p>32.00</text:p>
          </table:table-cell>
          <table:table-cell office:value-type="float" office:value="28" calcext:value-type="float">
            <text:p>28.00</text:p>
          </table:table-cell>
          <table:table-cell office:value-type="float" office:value="29" calcext:value-type="float">
            <text:p>29.00</text:p>
          </table:table-cell>
          <table:table-cell office:value-type="float" office:value="28" calcext:value-type="float">
            <text:p>28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31.4" calcext:value-type="float">
            <text:p>31.40</text:p>
          </table:table-cell>
          <table:table-cell table:style-name="ce2" table:formula="of:=STDEV([.D96:.M96])" office:value-type="float" office:value="7.6040924653914" calcext:value-type="float">
            <text:p>7.60</text:p>
          </table:table-cell>
          <table:table-cell office:value-type="float" office:value="29" calcext:value-type="float">
            <text:p>29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38" calcext:value-type="float">
            <text:p>38.00</text:p>
          </table:table-cell>
          <table:table-cell office:value-type="float" office:value="27" calcext:value-type="float">
            <text:p>27.00</text:p>
          </table:table-cell>
          <table:table-cell office:value-type="float" office:value="38" calcext:value-type="float">
            <text:p>38.00</text:p>
          </table:table-cell>
          <table:table-cell office:value-type="float" office:value="37" calcext:value-type="float">
            <text:p>37.00</text:p>
          </table:table-cell>
          <table:table-cell office:value-type="float" office:value="38" calcext:value-type="float">
            <text:p>38.00</text:p>
          </table:table-cell>
          <table:table-cell office:value-type="float" office:value="28" calcext:value-type="float">
            <text:p>28.00</text:p>
          </table:table-cell>
          <table:table-cell office:value-type="float" office:value="16" calcext:value-type="float">
            <text:p>16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2+3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17.6" calcext:value-type="float">
            <text:p>17.60</text:p>
          </table:table-cell>
          <table:table-cell table:style-name="ce2" table:formula="of:=STDEV([.D2:.M2])" office:value-type="float" office:value="3.40587727318528" calcext:value-type="float">
            <text:p>3.41</text:p>
          </table:table-cell>
          <table:table-cell office:value-type="float" office:value="16" calcext:value-type="float">
            <text:p>16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23" calcext:value-type="float">
            <text:p>23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17.8" calcext:value-type="float">
            <text:p>17.80</text:p>
          </table:table-cell>
          <table:table-cell table:style-name="ce2" table:formula="of:=STDEV([.D3:.M3])" office:value-type="float" office:value="4.68567557088149" calcext:value-type="float">
            <text:p>4.69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24" calcext:value-type="float">
            <text:p>24.00</text:p>
          </table:table-cell>
          <table:table-cell office:value-type="float" office:value="19" calcext:value-type="float">
            <text:p>19.00</text:p>
          </table:table-cell>
          <table:table-cell office:value-type="float" office:value="16" calcext:value-type="float">
            <text:p>16.00</text:p>
          </table:table-cell>
          <table:table-cell office:value-type="float" office:value="26" calcext:value-type="float">
            <text:p>26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15.8" calcext:value-type="float">
            <text:p>15.80</text:p>
          </table:table-cell>
          <table:table-cell table:style-name="ce2" table:formula="of:=STDEV([.D4:.M4])" office:value-type="float" office:value="3.58391468152416" calcext:value-type="float">
            <text:p>3.58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7" calcext:value-type="float">
            <text:p>17.00</text:p>
          </table:table-cell>
          <table:table-cell office:value-type="float" office:value="19" calcext:value-type="float">
            <text:p>19.00</text:p>
          </table:table-cell>
          <table:table-cell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17.7" calcext:value-type="float">
            <text:p>17.70</text:p>
          </table:table-cell>
          <table:table-cell table:style-name="ce2" table:formula="of:=STDEV([.D5:.M5])" office:value-type="float" office:value="2.90784379834192" calcext:value-type="float">
            <text:p>2.91</text:p>
          </table:table-cell>
          <table:table-cell office:value-type="float" office:value="20" calcext:value-type="float">
            <text:p>20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office:value-type="float" office:value="19" calcext:value-type="float">
            <text:p>19.00</text:p>
          </table:table-cell>
          <table:table-cell office:value-type="float" office:value="13" calcext:value-type="float">
            <text:p>13.00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0.4" calcext:value-type="float">
            <text:p>10.40</text:p>
          </table:table-cell>
          <table:table-cell table:style-name="ce2" table:formula="of:=STDEV([.D6:.M6])" office:value-type="float" office:value="4.29987079909256" calcext:value-type="float">
            <text:p>4.3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0.4" calcext:value-type="float">
            <text:p>10.40</text:p>
          </table:table-cell>
          <table:table-cell table:style-name="ce2" table:formula="of:=STDEV([.D7:.M7])" office:value-type="float" office:value="3.16929715306792" calcext:value-type="float">
            <text:p>3.17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0.3" calcext:value-type="float">
            <text:p>10.30</text:p>
          </table:table-cell>
          <table:table-cell table:style-name="ce2" table:formula="of:=STDEV([.D8:.M8])" office:value-type="float" office:value="3.68329562574967" calcext:value-type="float">
            <text:p>3.68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2.2" calcext:value-type="float">
            <text:p>12.20</text:p>
          </table:table-cell>
          <table:table-cell table:style-name="ce2" table:formula="of:=STDEV([.D9:.M9])" office:value-type="float" office:value="4.15799096787005" calcext:value-type="float">
            <text:p>4.16</text:p>
          </table:table-cell>
          <table:table-cell office:value-type="float" office:value="12" calcext:value-type="float">
            <text:p>12.00</text:p>
          </table:table-cell>
          <table:table-cell office:value-type="float" office:value="18" calcext:value-type="float">
            <text:p>18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8.5" calcext:value-type="float">
            <text:p>8.50</text:p>
          </table:table-cell>
          <table:table-cell table:style-name="ce2" table:formula="of:=STDEV([.D10:.M10])" office:value-type="float" office:value="2.27303028283098" calcext:value-type="float">
            <text:p>2.27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6.3" calcext:value-type="float">
            <text:p>6.30</text:p>
          </table:table-cell>
          <table:table-cell table:style-name="ce2" table:formula="of:=STDEV([.D11:.M11])" office:value-type="float" office:value="2.62678510731274" calcext:value-type="float">
            <text:p>2.63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6.5" calcext:value-type="float">
            <text:p>6.50</text:p>
          </table:table-cell>
          <table:table-cell table:style-name="ce2" table:formula="of:=STDEV([.D12:.M12])" office:value-type="float" office:value="2.36877840059198" calcext:value-type="float">
            <text:p>2.37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7.3" calcext:value-type="float">
            <text:p>7.30</text:p>
          </table:table-cell>
          <table:table-cell table:style-name="ce2" table:formula="of:=STDEV([.D13:.M13])" office:value-type="float" office:value="3.65300485141266" calcext:value-type="float">
            <text:p>3.6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5" calcext:value-type="float">
            <text:p>10.50</text:p>
          </table:table-cell>
          <table:table-cell table:style-name="ce2" table:formula="of:=STDEV([.D14:.M14])" office:value-type="float" office:value="2.83823106098773" calcext:value-type="float">
            <text:p>2.84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3" calcext:value-type="float">
            <text:p>13.00</text:p>
          </table:table-cell>
          <table:table-cell table:style-name="ce2" table:formula="of:=STDEV([.D15:.M15])" office:value-type="float" office:value="4.10960933531265" calcext:value-type="float">
            <text:p>4.11</text:p>
          </table:table-cell>
          <table:table-cell office:value-type="float" office:value="18" calcext:value-type="float">
            <text:p>18.00</text:p>
          </table:table-cell>
          <table:table-cell office:value-type="float" office:value="19" calcext:value-type="float">
            <text:p>19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1.8" calcext:value-type="float">
            <text:p>11.80</text:p>
          </table:table-cell>
          <table:table-cell table:style-name="ce2" table:formula="of:=STDEV([.D16:.M16])" office:value-type="float" office:value="4.61398839279954" calcext:value-type="float">
            <text:p>4.61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8" calcext:value-type="float">
            <text:p>18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office:value-type="float" office:value="19" calcext:value-type="float">
            <text:p>19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7" calcext:value-type="float">
            <text:p>9.70</text:p>
          </table:table-cell>
          <table:table-cell table:style-name="ce2" table:formula="of:=STDEV([.D17:.M17])" office:value-type="float" office:value="3.23350515007407" calcext:value-type="float">
            <text:p>3.23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35.7" calcext:value-type="float">
            <text:p>35.70</text:p>
          </table:table-cell>
          <table:table-cell table:style-name="ce2" table:formula="of:=STDEV([.D18:.M18])" office:value-type="float" office:value="6.29020402424808" calcext:value-type="float">
            <text:p>6.29</text:p>
          </table:table-cell>
          <table:table-cell office:value-type="float" office:value="32" calcext:value-type="float">
            <text:p>32.00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36" calcext:value-type="float">
            <text:p>36.00</text:p>
          </table:table-cell>
          <table:table-cell office:value-type="float" office:value="35" calcext:value-type="float">
            <text:p>35.00</text:p>
          </table:table-cell>
          <table:table-cell office:value-type="float" office:value="48" calcext:value-type="float">
            <text:p>48.00</text:p>
          </table:table-cell>
          <table:table-cell office:value-type="float" office:value="33" calcext:value-type="float">
            <text:p>33.00</text:p>
          </table:table-cell>
          <table:table-cell office:value-type="float" office:value="32" calcext:value-type="float">
            <text:p>32.00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42.2" calcext:value-type="float">
            <text:p>42.20</text:p>
          </table:table-cell>
          <table:table-cell table:style-name="ce2" table:formula="of:=STDEV([.D19:.M19])" office:value-type="float" office:value="4.68567557088149" calcext:value-type="float">
            <text:p>4.69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office:value-type="float" office:value="32" calcext:value-type="float">
            <text:p>32.00</text:p>
          </table:table-cell>
          <table:table-cell office:value-type="float" office:value="47" calcext:value-type="float">
            <text:p>47.00</text:p>
          </table:table-cell>
          <table:table-cell office:value-type="float" office:value="44" calcext:value-type="float">
            <text:p>44.00</text:p>
          </table:table-cell>
          <table:table-cell office:value-type="float" office:value="47" calcext:value-type="float">
            <text:p>47.00</text:p>
          </table:table-cell>
          <table:table-cell table:number-columns-repeated="2" office:value-type="float" office:value="39" calcext:value-type="float">
            <text:p>39.00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38.2" calcext:value-type="float">
            <text:p>38.20</text:p>
          </table:table-cell>
          <table:table-cell table:style-name="ce2" table:formula="of:=STDEV([.D20:.M20])" office:value-type="float" office:value="5.65292451352002" calcext:value-type="float">
            <text:p>5.65</text:p>
          </table:table-cell>
          <table:table-cell office:value-type="float" office:value="32" calcext:value-type="float">
            <text:p>32.00</text:p>
          </table:table-cell>
          <table:table-cell office:value-type="float" office:value="38" calcext:value-type="float">
            <text:p>38.00</text:p>
          </table:table-cell>
          <table:table-cell office:value-type="float" office:value="45" calcext:value-type="float">
            <text:p>45.00</text:p>
          </table:table-cell>
          <table:table-cell office:value-type="float" office:value="41" calcext:value-type="float">
            <text:p>41.00</text:p>
          </table:table-cell>
          <table:table-cell office:value-type="float" office:value="28" calcext:value-type="float">
            <text:p>28.00</text:p>
          </table:table-cell>
          <table:table-cell office:value-type="float" office:value="40" calcext:value-type="float">
            <text:p>40.00</text:p>
          </table:table-cell>
          <table:table-cell office:value-type="float" office:value="42" calcext:value-type="float">
            <text:p>42.00</text:p>
          </table:table-cell>
          <table:table-cell office:value-type="float" office:value="33" calcext:value-type="float">
            <text:p>33.00</text:p>
          </table:table-cell>
          <table:table-cell office:value-type="float" office:value="38" calcext:value-type="float">
            <text:p>38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36.8" calcext:value-type="float">
            <text:p>36.80</text:p>
          </table:table-cell>
          <table:table-cell table:style-name="ce2" table:formula="of:=STDEV([.D21:.M21])" office:value-type="float" office:value="5.75036230742609" calcext:value-type="float">
            <text:p>5.75</text:p>
          </table:table-cell>
          <table:table-cell table:number-columns-repeated="2" office:value-type="float" office:value="34" calcext:value-type="float">
            <text:p>34.00</text:p>
          </table:table-cell>
          <table:table-cell office:value-type="float" office:value="39" calcext:value-type="float">
            <text:p>39.00</text:p>
          </table:table-cell>
          <table:table-cell office:value-type="float" office:value="43" calcext:value-type="float">
            <text:p>43.00</text:p>
          </table:table-cell>
          <table:table-cell office:value-type="float" office:value="27" calcext:value-type="float">
            <text:p>27.00</text:p>
          </table:table-cell>
          <table:table-cell office:value-type="float" office:value="38" calcext:value-type="float">
            <text:p>38.00</text:p>
          </table:table-cell>
          <table:table-cell office:value-type="float" office:value="34" calcext:value-type="float">
            <text:p>34.00</text:p>
          </table:table-cell>
          <table:table-cell office:value-type="float" office:value="48" calcext:value-type="float">
            <text:p>48.00</text:p>
          </table:table-cell>
          <table:table-cell office:value-type="float" office:value="37" calcext:value-type="float">
            <text:p>37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111.5" calcext:value-type="float">
            <text:p>111.50</text:p>
          </table:table-cell>
          <table:table-cell table:style-name="ce2" table:formula="of:=STDEV([.D22:.M22])" office:value-type="float" office:value="12.4655079675434" calcext:value-type="float">
            <text:p>12.47</text:p>
          </table:table-cell>
          <table:table-cell office:value-type="float" office:value="102" calcext:value-type="float">
            <text:p>102.00</text:p>
          </table:table-cell>
          <table:table-cell office:value-type="float" office:value="122" calcext:value-type="float">
            <text:p>122.00</text:p>
          </table:table-cell>
          <table:table-cell office:value-type="float" office:value="106" calcext:value-type="float">
            <text:p>106.00</text:p>
          </table:table-cell>
          <table:table-cell office:value-type="float" office:value="129" calcext:value-type="float">
            <text:p>129.00</text:p>
          </table:table-cell>
          <table:table-cell table:number-columns-repeated="2" office:value-type="float" office:value="125" calcext:value-type="float">
            <text:p>125.00</text:p>
          </table:table-cell>
          <table:table-cell office:value-type="float" office:value="110" calcext:value-type="float">
            <text:p>110.00</text:p>
          </table:table-cell>
          <table:table-cell table:number-columns-repeated="2" office:value-type="float" office:value="99" calcext:value-type="float">
            <text:p>99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108.6" calcext:value-type="float">
            <text:p>108.60</text:p>
          </table:table-cell>
          <table:table-cell table:style-name="ce2" table:formula="of:=STDEV([.D23:.M23])" office:value-type="float" office:value="11.1674129103885" calcext:value-type="float">
            <text:p>11.17</text:p>
          </table:table-cell>
          <table:table-cell office:value-type="float" office:value="114" calcext:value-type="float">
            <text:p>114.00</text:p>
          </table:table-cell>
          <table:table-cell office:value-type="float" office:value="125" calcext:value-type="float">
            <text:p>125.00</text:p>
          </table:table-cell>
          <table:table-cell office:value-type="float" office:value="99" calcext:value-type="float">
            <text:p>99.00</text:p>
          </table:table-cell>
          <table:table-cell office:value-type="float" office:value="91" calcext:value-type="float">
            <text:p>91.00</text:p>
          </table:table-cell>
          <table:table-cell office:value-type="float" office:value="98" calcext:value-type="float">
            <text:p>98.00</text:p>
          </table:table-cell>
          <table:table-cell office:value-type="float" office:value="119" calcext:value-type="float">
            <text:p>119.00</text:p>
          </table:table-cell>
          <table:table-cell office:value-type="float" office:value="99" calcext:value-type="float">
            <text:p>99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3" calcext:value-type="float">
            <text:p>113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108.6" calcext:value-type="float">
            <text:p>108.60</text:p>
          </table:table-cell>
          <table:table-cell table:style-name="ce2" table:formula="of:=STDEV([.D24:.M24])" office:value-type="float" office:value="7.24492159301182" calcext:value-type="float">
            <text:p>7.24</text:p>
          </table:table-cell>
          <table:table-cell office:value-type="float" office:value="105" calcext:value-type="float">
            <text:p>105.00</text:p>
          </table:table-cell>
          <table:table-cell office:value-type="float" office:value="112" calcext:value-type="float">
            <text:p>112.00</text:p>
          </table:table-cell>
          <table:table-cell office:value-type="float" office:value="96" calcext:value-type="float">
            <text:p>9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2" calcext:value-type="float">
            <text:p>122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111.3" calcext:value-type="float">
            <text:p>111.30</text:p>
          </table:table-cell>
          <table:table-cell table:style-name="ce2" table:formula="of:=STDEV([.D25:.M25])" office:value-type="float" office:value="11.926161718396" calcext:value-type="float">
            <text:p>11.93</text:p>
          </table:table-cell>
          <table:table-cell office:value-type="float" office:value="117" calcext:value-type="float">
            <text:p>117.00</text:p>
          </table:table-cell>
          <table:table-cell office:value-type="float" office:value="91" calcext:value-type="float">
            <text:p>91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3" calcext:value-type="float">
            <text:p>103.00</text:p>
          </table:table-cell>
          <table:table-cell office:value-type="float" office:value="123" calcext:value-type="float">
            <text:p>123.00</text:p>
          </table:table-cell>
          <table:table-cell office:value-type="float" office:value="132" calcext:value-type="float">
            <text:p>132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239.7" calcext:value-type="float">
            <text:p>239.70</text:p>
          </table:table-cell>
          <table:table-cell table:style-name="ce2" table:formula="of:=STDEV([.D26:.M26])" office:value-type="float" office:value="16.1248600338456" calcext:value-type="float">
            <text:p>16.12</text:p>
          </table:table-cell>
          <table:table-cell office:value-type="float" office:value="262" calcext:value-type="float">
            <text:p>26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5" calcext:value-type="float">
            <text:p>235.00</text:p>
          </table:table-cell>
          <table:table-cell office:value-type="float" office:value="223" calcext:value-type="float">
            <text:p>223.00</text:p>
          </table:table-cell>
          <table:table-cell office:value-type="float" office:value="227" calcext:value-type="float">
            <text:p>227.00</text:p>
          </table:table-cell>
          <table:table-cell office:value-type="float" office:value="255" calcext:value-type="float">
            <text:p>255.00</text:p>
          </table:table-cell>
          <table:table-cell office:value-type="float" office:value="228" calcext:value-type="float">
            <text:p>228.00</text:p>
          </table:table-cell>
          <table:table-cell office:value-type="float" office:value="256" calcext:value-type="float">
            <text:p>256.00</text:p>
          </table:table-cell>
          <table:table-cell office:value-type="float" office:value="253" calcext:value-type="float">
            <text:p>253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236.3" calcext:value-type="float">
            <text:p>236.30</text:p>
          </table:table-cell>
          <table:table-cell table:style-name="ce2" table:formula="of:=STDEV([.D27:.M27])" office:value-type="float" office:value="12.3112414754429" calcext:value-type="float">
            <text:p>12.31</text:p>
          </table:table-cell>
          <table:table-cell office:value-type="float" office:value="235" calcext:value-type="float">
            <text:p>235.00</text:p>
          </table:table-cell>
          <table:table-cell office:value-type="float" office:value="229" calcext:value-type="float">
            <text:p>229.00</text:p>
          </table:table-cell>
          <table:table-cell office:value-type="float" office:value="247" calcext:value-type="float">
            <text:p>247.00</text:p>
          </table:table-cell>
          <table:table-cell office:value-type="float" office:value="238" calcext:value-type="float">
            <text:p>238.00</text:p>
          </table:table-cell>
          <table:table-cell office:value-type="float" office:value="227" calcext:value-type="float">
            <text:p>227.00</text:p>
          </table:table-cell>
          <table:table-cell office:value-type="float" office:value="256" calcext:value-type="float">
            <text:p>256.00</text:p>
          </table:table-cell>
          <table:table-cell office:value-type="float" office:value="232" calcext:value-type="float">
            <text:p>232.00</text:p>
          </table:table-cell>
          <table:table-cell office:value-type="float" office:value="254" calcext:value-type="float">
            <text:p>254.00</text:p>
          </table:table-cell>
          <table:table-cell office:value-type="float" office:value="221" calcext:value-type="float">
            <text:p>221.00</text:p>
          </table:table-cell>
          <table:table-cell office:value-type="float" office:value="224" calcext:value-type="float">
            <text:p>224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241.3" calcext:value-type="float">
            <text:p>241.30</text:p>
          </table:table-cell>
          <table:table-cell table:style-name="ce2" table:formula="of:=STDEV([.D28:.M28])" office:value-type="float" office:value="14.2910228232039" calcext:value-type="float">
            <text:p>14.29</text:p>
          </table:table-cell>
          <table:table-cell office:value-type="float" office:value="233" calcext:value-type="float">
            <text:p>233.00</text:p>
          </table:table-cell>
          <table:table-cell office:value-type="float" office:value="265" calcext:value-type="float">
            <text:p>265.00</text:p>
          </table:table-cell>
          <table:table-cell office:value-type="float" office:value="253" calcext:value-type="float">
            <text:p>253.00</text:p>
          </table:table-cell>
          <table:table-cell office:value-type="float" office:value="243" calcext:value-type="float">
            <text:p>24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48" calcext:value-type="float">
            <text:p>248.00</text:p>
          </table:table-cell>
          <table:table-cell office:value-type="float" office:value="223" calcext:value-type="float">
            <text:p>22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49" calcext:value-type="float">
            <text:p>249.00</text:p>
          </table:table-cell>
          <table:table-cell office:value-type="float" office:value="248" calcext:value-type="float">
            <text:p>248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239.2" calcext:value-type="float">
            <text:p>239.20</text:p>
          </table:table-cell>
          <table:table-cell table:style-name="ce2" table:formula="of:=STDEV([.D29:.M29])" office:value-type="float" office:value="14.9651446887611" calcext:value-type="float">
            <text:p>14.97</text:p>
          </table:table-cell>
          <table:table-cell office:value-type="float" office:value="234" calcext:value-type="float">
            <text:p>234.00</text:p>
          </table:table-cell>
          <table:table-cell office:value-type="float" office:value="243" calcext:value-type="float">
            <text:p>243.00</text:p>
          </table:table-cell>
          <table:table-cell office:value-type="float" office:value="242" calcext:value-type="float">
            <text:p>242.00</text:p>
          </table:table-cell>
          <table:table-cell office:value-type="float" office:value="225" calcext:value-type="float">
            <text:p>225.00</text:p>
          </table:table-cell>
          <table:table-cell office:value-type="float" office:value="237" calcext:value-type="float">
            <text:p>237.00</text:p>
          </table:table-cell>
          <table:table-cell office:value-type="float" office:value="221" calcext:value-type="float">
            <text:p>221.00</text:p>
          </table:table-cell>
          <table:table-cell office:value-type="float" office:value="248" calcext:value-type="float">
            <text:p>248.00</text:p>
          </table:table-cell>
          <table:table-cell office:value-type="float" office:value="220" calcext:value-type="float">
            <text:p>220.00</text:p>
          </table:table-cell>
          <table:table-cell office:value-type="float" office:value="265" calcext:value-type="float">
            <text:p>265.00</text:p>
          </table:table-cell>
          <table:table-cell office:value-type="float" office:value="257" calcext:value-type="float">
            <text:p>257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372.4" calcext:value-type="float">
            <text:p>372.40</text:p>
          </table:table-cell>
          <table:table-cell table:style-name="ce2" table:formula="of:=STDEV([.D30:.M30])" office:value-type="float" office:value="14.2610580875957" calcext:value-type="float">
            <text:p>14.26</text:p>
          </table:table-cell>
          <table:table-cell office:value-type="float" office:value="368" calcext:value-type="float">
            <text:p>368.00</text:p>
          </table:table-cell>
          <table:table-cell office:value-type="float" office:value="362" calcext:value-type="float">
            <text:p>362.00</text:p>
          </table:table-cell>
          <table:table-cell office:value-type="float" office:value="369" calcext:value-type="float">
            <text:p>369.00</text:p>
          </table:table-cell>
          <table:table-cell office:value-type="float" office:value="346" calcext:value-type="float">
            <text:p>346.00</text:p>
          </table:table-cell>
          <table:table-cell office:value-type="float" office:value="378" calcext:value-type="float">
            <text:p>378.00</text:p>
          </table:table-cell>
          <table:table-cell office:value-type="float" office:value="377" calcext:value-type="float">
            <text:p>377.00</text:p>
          </table:table-cell>
          <table:table-cell office:value-type="float" office:value="368" calcext:value-type="float">
            <text:p>368.00</text:p>
          </table:table-cell>
          <table:table-cell office:value-type="float" office:value="400" calcext:value-type="float">
            <text:p>400.00</text:p>
          </table:table-cell>
          <table:table-cell office:value-type="float" office:value="385" calcext:value-type="float">
            <text:p>385.00</text:p>
          </table:table-cell>
          <table:table-cell office:value-type="float" office:value="371" calcext:value-type="float">
            <text:p>371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386.4" calcext:value-type="float">
            <text:p>386.40</text:p>
          </table:table-cell>
          <table:table-cell table:style-name="ce2" table:formula="of:=STDEV([.D31:.M31])" office:value-type="float" office:value="11.0975472765632" calcext:value-type="float">
            <text:p>11.10</text:p>
          </table:table-cell>
          <table:table-cell office:value-type="float" office:value="377" calcext:value-type="float">
            <text:p>377.00</text:p>
          </table:table-cell>
          <table:table-cell office:value-type="float" office:value="379" calcext:value-type="float">
            <text:p>379.00</text:p>
          </table:table-cell>
          <table:table-cell office:value-type="float" office:value="384" calcext:value-type="float">
            <text:p>384.00</text:p>
          </table:table-cell>
          <table:table-cell office:value-type="float" office:value="380" calcext:value-type="float">
            <text:p>380.00</text:p>
          </table:table-cell>
          <table:table-cell office:value-type="float" office:value="377" calcext:value-type="float">
            <text:p>377.00</text:p>
          </table:table-cell>
          <table:table-cell office:value-type="float" office:value="397" calcext:value-type="float">
            <text:p>397.00</text:p>
          </table:table-cell>
          <table:table-cell office:value-type="float" office:value="393" calcext:value-type="float">
            <text:p>393.00</text:p>
          </table:table-cell>
          <table:table-cell office:value-type="float" office:value="400" calcext:value-type="float">
            <text:p>400.00</text:p>
          </table:table-cell>
          <table:table-cell office:value-type="float" office:value="404" calcext:value-type="float">
            <text:p>404.00</text:p>
          </table:table-cell>
          <table:table-cell office:value-type="float" office:value="373" calcext:value-type="float">
            <text:p>373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374.3" calcext:value-type="float">
            <text:p>374.30</text:p>
          </table:table-cell>
          <table:table-cell table:style-name="ce2" table:formula="of:=STDEV([.D32:.M32])" office:value-type="float" office:value="19.8720909820784" calcext:value-type="float">
            <text:p>19.87</text:p>
          </table:table-cell>
          <table:table-cell office:value-type="float" office:value="357" calcext:value-type="float">
            <text:p>357.00</text:p>
          </table:table-cell>
          <table:table-cell office:value-type="float" office:value="351" calcext:value-type="float">
            <text:p>351.00</text:p>
          </table:table-cell>
          <table:table-cell office:value-type="float" office:value="391" calcext:value-type="float">
            <text:p>391.00</text:p>
          </table:table-cell>
          <table:table-cell office:value-type="float" office:value="365" calcext:value-type="float">
            <text:p>365.00</text:p>
          </table:table-cell>
          <table:table-cell office:value-type="float" office:value="357" calcext:value-type="float">
            <text:p>357.00</text:p>
          </table:table-cell>
          <table:table-cell office:value-type="float" office:value="383" calcext:value-type="float">
            <text:p>383.00</text:p>
          </table:table-cell>
          <table:table-cell office:value-type="float" office:value="355" calcext:value-type="float">
            <text:p>355.00</text:p>
          </table:table-cell>
          <table:table-cell office:value-type="float" office:value="398" calcext:value-type="float">
            <text:p>398.00</text:p>
          </table:table-cell>
          <table:table-cell office:value-type="float" office:value="380" calcext:value-type="float">
            <text:p>380.00</text:p>
          </table:table-cell>
          <table:table-cell office:value-type="float" office:value="406" calcext:value-type="float">
            <text:p>406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384.8" calcext:value-type="float">
            <text:p>384.80</text:p>
          </table:table-cell>
          <table:table-cell table:style-name="ce2" table:formula="of:=STDEV([.D33:.M33])" office:value-type="float" office:value="17.4406931564596" calcext:value-type="float">
            <text:p>17.44</text:p>
          </table:table-cell>
          <table:table-cell office:value-type="float" office:value="384" calcext:value-type="float">
            <text:p>384.00</text:p>
          </table:table-cell>
          <table:table-cell office:value-type="float" office:value="377" calcext:value-type="float">
            <text:p>377.00</text:p>
          </table:table-cell>
          <table:table-cell office:value-type="float" office:value="396" calcext:value-type="float">
            <text:p>396.00</text:p>
          </table:table-cell>
          <table:table-cell table:number-columns-repeated="2" office:value-type="float" office:value="369" calcext:value-type="float">
            <text:p>369.00</text:p>
          </table:table-cell>
          <table:table-cell office:value-type="float" office:value="393" calcext:value-type="float">
            <text:p>393.00</text:p>
          </table:table-cell>
          <table:table-cell office:value-type="float" office:value="427" calcext:value-type="float">
            <text:p>427.00</text:p>
          </table:table-cell>
          <table:table-cell office:value-type="float" office:value="373" calcext:value-type="float">
            <text:p>373.00</text:p>
          </table:table-cell>
          <table:table-cell office:value-type="float" office:value="377" calcext:value-type="float">
            <text:p>377.00</text:p>
          </table:table-cell>
          <table:table-cell office:value-type="float" office:value="383" calcext:value-type="float">
            <text:p>383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359.3" calcext:value-type="float">
            <text:p>359.30</text:p>
          </table:table-cell>
          <table:table-cell table:style-name="ce2" table:formula="of:=STDEV([.D34:.M34])" office:value-type="float" office:value="16.4252515624233" calcext:value-type="float">
            <text:p>16.43</text:p>
          </table:table-cell>
          <table:table-cell office:value-type="float" office:value="359" calcext:value-type="float">
            <text:p>359.00</text:p>
          </table:table-cell>
          <table:table-cell office:value-type="float" office:value="355" calcext:value-type="float">
            <text:p>355.00</text:p>
          </table:table-cell>
          <table:table-cell office:value-type="float" office:value="347" calcext:value-type="float">
            <text:p>347.00</text:p>
          </table:table-cell>
          <table:table-cell office:value-type="float" office:value="344" calcext:value-type="float">
            <text:p>344.00</text:p>
          </table:table-cell>
          <table:table-cell office:value-type="float" office:value="348" calcext:value-type="float">
            <text:p>348.00</text:p>
          </table:table-cell>
          <table:table-cell office:value-type="float" office:value="380" calcext:value-type="float">
            <text:p>380.00</text:p>
          </table:table-cell>
          <table:table-cell office:value-type="float" office:value="360" calcext:value-type="float">
            <text:p>360.00</text:p>
          </table:table-cell>
          <table:table-cell office:value-type="float" office:value="338" calcext:value-type="float">
            <text:p>338.00</text:p>
          </table:table-cell>
          <table:table-cell office:value-type="float" office:value="387" calcext:value-type="float">
            <text:p>387.00</text:p>
          </table:table-cell>
          <table:table-cell office:value-type="float" office:value="375" calcext:value-type="float">
            <text:p>375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316.6" calcext:value-type="float">
            <text:p>316.60</text:p>
          </table:table-cell>
          <table:table-cell table:style-name="ce2" table:formula="of:=STDEV([.D35:.M35])" office:value-type="float" office:value="14.3310075632447" calcext:value-type="float">
            <text:p>14.33</text:p>
          </table:table-cell>
          <table:table-cell office:value-type="float" office:value="308" calcext:value-type="float">
            <text:p>308.00</text:p>
          </table:table-cell>
          <table:table-cell office:value-type="float" office:value="312" calcext:value-type="float">
            <text:p>312.00</text:p>
          </table:table-cell>
          <table:table-cell office:value-type="float" office:value="294" calcext:value-type="float">
            <text:p>294.00</text:p>
          </table:table-cell>
          <table:table-cell office:value-type="float" office:value="327" calcext:value-type="float">
            <text:p>327.00</text:p>
          </table:table-cell>
          <table:table-cell office:value-type="float" office:value="331" calcext:value-type="float">
            <text:p>331.00</text:p>
          </table:table-cell>
          <table:table-cell office:value-type="float" office:value="313" calcext:value-type="float">
            <text:p>313.00</text:p>
          </table:table-cell>
          <table:table-cell office:value-type="float" office:value="318" calcext:value-type="float">
            <text:p>318.00</text:p>
          </table:table-cell>
          <table:table-cell office:value-type="float" office:value="299" calcext:value-type="float">
            <text:p>299.00</text:p>
          </table:table-cell>
          <table:table-cell office:value-type="float" office:value="324" calcext:value-type="float">
            <text:p>324.00</text:p>
          </table:table-cell>
          <table:table-cell office:value-type="float" office:value="340" calcext:value-type="float">
            <text:p>340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324.2" calcext:value-type="float">
            <text:p>324.20</text:p>
          </table:table-cell>
          <table:table-cell table:style-name="ce2" table:formula="of:=STDEV([.D36:.M36])" office:value-type="float" office:value="16.5516028092616" calcext:value-type="float">
            <text:p>16.55</text:p>
          </table:table-cell>
          <table:table-cell office:value-type="float" office:value="310" calcext:value-type="float">
            <text:p>310.00</text:p>
          </table:table-cell>
          <table:table-cell office:value-type="float" office:value="319" calcext:value-type="float">
            <text:p>319.00</text:p>
          </table:table-cell>
          <table:table-cell office:value-type="float" office:value="353" calcext:value-type="float">
            <text:p>353.00</text:p>
          </table:table-cell>
          <table:table-cell office:value-type="float" office:value="314" calcext:value-type="float">
            <text:p>314.00</text:p>
          </table:table-cell>
          <table:table-cell office:value-type="float" office:value="331" calcext:value-type="float">
            <text:p>331.00</text:p>
          </table:table-cell>
          <table:table-cell office:value-type="float" office:value="312" calcext:value-type="float">
            <text:p>312.00</text:p>
          </table:table-cell>
          <table:table-cell office:value-type="float" office:value="314" calcext:value-type="float">
            <text:p>314.00</text:p>
          </table:table-cell>
          <table:table-cell office:value-type="float" office:value="343" calcext:value-type="float">
            <text:p>343.00</text:p>
          </table:table-cell>
          <table:table-cell office:value-type="float" office:value="305" calcext:value-type="float">
            <text:p>305.00</text:p>
          </table:table-cell>
          <table:table-cell office:value-type="float" office:value="341" calcext:value-type="float">
            <text:p>341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322.5" calcext:value-type="float">
            <text:p>322.50</text:p>
          </table:table-cell>
          <table:table-cell table:style-name="ce2" table:formula="of:=STDEV([.D37:.M37])" office:value-type="float" office:value="19.6313241756355" calcext:value-type="float">
            <text:p>19.63</text:p>
          </table:table-cell>
          <table:table-cell office:value-type="float" office:value="309" calcext:value-type="float">
            <text:p>309.00</text:p>
          </table:table-cell>
          <table:table-cell office:value-type="float" office:value="312" calcext:value-type="float">
            <text:p>312.00</text:p>
          </table:table-cell>
          <table:table-cell office:value-type="float" office:value="299" calcext:value-type="float">
            <text:p>299.00</text:p>
          </table:table-cell>
          <table:table-cell office:value-type="float" office:value="331" calcext:value-type="float">
            <text:p>331.00</text:p>
          </table:table-cell>
          <table:table-cell office:value-type="float" office:value="309" calcext:value-type="float">
            <text:p>309.00</text:p>
          </table:table-cell>
          <table:table-cell office:value-type="float" office:value="361" calcext:value-type="float">
            <text:p>361.00</text:p>
          </table:table-cell>
          <table:table-cell office:value-type="float" office:value="316" calcext:value-type="float">
            <text:p>316.00</text:p>
          </table:table-cell>
          <table:table-cell office:value-type="float" office:value="319" calcext:value-type="float">
            <text:p>319.00</text:p>
          </table:table-cell>
          <table:table-cell office:value-type="float" office:value="318" calcext:value-type="float">
            <text:p>318.00</text:p>
          </table:table-cell>
          <table:table-cell office:value-type="float" office:value="351" calcext:value-type="float">
            <text:p>351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262.7" calcext:value-type="float">
            <text:p>262.70</text:p>
          </table:table-cell>
          <table:table-cell table:style-name="ce2" table:formula="of:=STDEV([.D38:.M38])" office:value-type="float" office:value="8.90754985641082" calcext:value-type="float">
            <text:p>8.91</text:p>
          </table:table-cell>
          <table:table-cell office:value-type="float" office:value="253" calcext:value-type="float">
            <text:p>253.00</text:p>
          </table:table-cell>
          <table:table-cell office:value-type="float" office:value="277" calcext:value-type="float">
            <text:p>277.00</text:p>
          </table:table-cell>
          <table:table-cell office:value-type="float" office:value="267" calcext:value-type="float">
            <text:p>267.00</text:p>
          </table:table-cell>
          <table:table-cell office:value-type="float" office:value="263" calcext:value-type="float">
            <text:p>263.00</text:p>
          </table:table-cell>
          <table:table-cell office:value-type="float" office:value="250" calcext:value-type="float">
            <text:p>250.00</text:p>
          </table:table-cell>
          <table:table-cell office:value-type="float" office:value="256" calcext:value-type="float">
            <text:p>256.00</text:p>
          </table:table-cell>
          <table:table-cell office:value-type="float" office:value="260" calcext:value-type="float">
            <text:p>260.00</text:p>
          </table:table-cell>
          <table:table-cell office:value-type="float" office:value="267" calcext:value-type="float">
            <text:p>267.00</text:p>
          </table:table-cell>
          <table:table-cell office:value-type="float" office:value="259" calcext:value-type="float">
            <text:p>259.00</text:p>
          </table:table-cell>
          <table:table-cell office:value-type="float" office:value="275" calcext:value-type="float">
            <text:p>275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249.6" calcext:value-type="float">
            <text:p>249.60</text:p>
          </table:table-cell>
          <table:table-cell table:style-name="ce2" table:formula="of:=STDEV([.D39:.M39])" office:value-type="float" office:value="10.543033508225" calcext:value-type="float">
            <text:p>10.54</text:p>
          </table:table-cell>
          <table:table-cell office:value-type="float" office:value="249" calcext:value-type="float">
            <text:p>249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8" calcext:value-type="float">
            <text:p>248.00</text:p>
          </table:table-cell>
          <table:table-cell office:value-type="float" office:value="246" calcext:value-type="float">
            <text:p>246.00</text:p>
          </table:table-cell>
          <table:table-cell office:value-type="float" office:value="266" calcext:value-type="float">
            <text:p>266.00</text:p>
          </table:table-cell>
          <table:table-cell office:value-type="float" office:value="270" calcext:value-type="float">
            <text:p>270.00</text:p>
          </table:table-cell>
          <table:table-cell office:value-type="float" office:value="243" calcext:value-type="float">
            <text:p>243.00</text:p>
          </table:table-cell>
          <table:table-cell table:number-columns-repeated="2" office:value-type="float" office:value="242" calcext:value-type="float">
            <text:p>242.00</text:p>
          </table:table-cell>
          <table:table-cell office:value-type="float" office:value="252" calcext:value-type="float">
            <text:p>252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215.5" calcext:value-type="float">
            <text:p>215.50</text:p>
          </table:table-cell>
          <table:table-cell table:style-name="ce2" table:formula="of:=STDEV([.D40:.M40])" office:value-type="float" office:value="22.0365857407882" calcext:value-type="float">
            <text:p>22.04</text:p>
          </table:table-cell>
          <table:table-cell office:value-type="float" office:value="208" calcext:value-type="float">
            <text:p>208.00</text:p>
          </table:table-cell>
          <table:table-cell office:value-type="float" office:value="201" calcext:value-type="float">
            <text:p>201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5" calcext:value-type="float">
            <text:p>205.00</text:p>
          </table:table-cell>
          <table:table-cell table:number-columns-repeated="2" office:value-type="float" office:value="221" calcext:value-type="float">
            <text:p>221.00</text:p>
          </table:table-cell>
          <table:table-cell office:value-type="float" office:value="220" calcext:value-type="float">
            <text:p>22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9" calcext:value-type="float">
            <text:p>199.00</text:p>
          </table:table-cell>
          <table:table-cell office:value-type="float" office:value="270" calcext:value-type="float">
            <text:p>270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204.4" calcext:value-type="float">
            <text:p>204.40</text:p>
          </table:table-cell>
          <table:table-cell table:style-name="ce2" table:formula="of:=STDEV([.D41:.M41])" office:value-type="float" office:value="15.2912465882354" calcext:value-type="float">
            <text:p>15.29</text:p>
          </table:table-cell>
          <table:table-cell office:value-type="float" office:value="224" calcext:value-type="float">
            <text:p>224.00</text:p>
          </table:table-cell>
          <table:table-cell office:value-type="float" office:value="214" calcext:value-type="float">
            <text:p>214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0" calcext:value-type="float">
            <text:p>170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7" calcext:value-type="float">
            <text:p>207.00</text:p>
          </table:table-cell>
          <table:table-cell office:value-type="float" office:value="218" calcext:value-type="float">
            <text:p>218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3" calcext:value-type="float">
            <text:p>203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76.9" calcext:value-type="float">
            <text:p>176.90</text:p>
          </table:table-cell>
          <table:table-cell table:style-name="ce2" table:formula="of:=STDEV([.D42:.M42])" office:value-type="float" office:value="17.7541857349503" calcext:value-type="float">
            <text:p>17.75</text:p>
          </table:table-cell>
          <table:table-cell office:value-type="float" office:value="183" calcext:value-type="float">
            <text:p>183.00</text:p>
          </table:table-cell>
          <table:table-cell office:value-type="float" office:value="182" calcext:value-type="float">
            <text:p>182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9" calcext:value-type="float">
            <text:p>169.00</text:p>
          </table:table-cell>
          <table:table-cell office:value-type="float" office:value="213" calcext:value-type="float">
            <text:p>213.00</text:p>
          </table:table-cell>
          <table:table-cell office:value-type="float" office:value="182" calcext:value-type="float">
            <text:p>182.00</text:p>
          </table:table-cell>
          <table:table-cell office:value-type="float" office:value="141" calcext:value-type="float">
            <text:p>14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4.6" calcext:value-type="float">
            <text:p>184.60</text:p>
          </table:table-cell>
          <table:table-cell table:style-name="ce2" table:formula="of:=STDEV([.D43:.M43])" office:value-type="float" office:value="12.1032594324376" calcext:value-type="float">
            <text:p>12.10</text:p>
          </table:table-cell>
          <table:table-cell office:value-type="float" office:value="185" calcext:value-type="float">
            <text:p>185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7" calcext:value-type="float">
            <text:p>177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0" calcext:value-type="float">
            <text:p>180.00</text:p>
          </table:table-cell>
          <table:table-cell office:value-type="float" office:value="201" calcext:value-type="float">
            <text:p>201.00</text:p>
          </table:table-cell>
          <table:table-cell table:number-columns-repeated="2" office:value-type="float" office:value="188" calcext:value-type="float">
            <text:p>188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78.1" calcext:value-type="float">
            <text:p>178.10</text:p>
          </table:table-cell>
          <table:table-cell table:style-name="ce2" table:formula="of:=STDEV([.D44:.M44])" office:value-type="float" office:value="10.7852780317534" calcext:value-type="float">
            <text:p>10.79</text:p>
          </table:table-cell>
          <table:table-cell office:value-type="float" office:value="194" calcext:value-type="float">
            <text:p>194.00</text:p>
          </table:table-cell>
          <table:table-cell office:value-type="float" office:value="185" calcext:value-type="float">
            <text:p>185.00</text:p>
          </table:table-cell>
          <table:table-cell office:value-type="float" office:value="163" calcext:value-type="float">
            <text:p>16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0" calcext:value-type="float">
            <text:p>180.00</text:p>
          </table:table-cell>
          <table:table-cell office:value-type="float" office:value="167" calcext:value-type="float">
            <text:p>167.00</text:p>
          </table:table-cell>
          <table:table-cell table:number-columns-repeated="2" office:value-type="float" office:value="173" calcext:value-type="float">
            <text:p>173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77.7" calcext:value-type="float">
            <text:p>177.70</text:p>
          </table:table-cell>
          <table:table-cell table:style-name="ce2" table:formula="of:=STDEV([.D45:.M45])" office:value-type="float" office:value="7.39444235745859" calcext:value-type="float">
            <text:p>7.39</text:p>
          </table:table-cell>
          <table:table-cell table:number-columns-repeated="2" office:value-type="float" office:value="174" calcext:value-type="float">
            <text:p>17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63.9" calcext:value-type="float">
            <text:p>163.90</text:p>
          </table:table-cell>
          <table:table-cell table:style-name="ce2" table:formula="of:=STDEV([.D46:.M46])" office:value-type="float" office:value="9.27900856772964" calcext:value-type="float">
            <text:p>9.28</text:p>
          </table:table-cell>
          <table:table-cell office:value-type="float" office:value="170" calcext:value-type="float">
            <text:p>170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8" calcext:value-type="float">
            <text:p>148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58.2" calcext:value-type="float">
            <text:p>158.20</text:p>
          </table:table-cell>
          <table:table-cell table:style-name="ce2" table:formula="of:=STDEV([.D47:.M47])" office:value-type="float" office:value="12.9769025580067" calcext:value-type="float">
            <text:p>12.98</text:p>
          </table:table-cell>
          <table:table-cell office:value-type="float" office:value="155" calcext:value-type="float">
            <text:p>155.00</text:p>
          </table:table-cell>
          <table:table-cell office:value-type="float" office:value="150" calcext:value-type="float">
            <text:p>150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3" calcext:value-type="float">
            <text:p>163.00</text:p>
          </table:table-cell>
          <table:table-cell office:value-type="float" office:value="153" calcext:value-type="float">
            <text:p>153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1" calcext:value-type="float">
            <text:p>171.00</text:p>
          </table:table-cell>
          <table:table-cell office:value-type="float" office:value="143" calcext:value-type="float">
            <text:p>143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59.8" calcext:value-type="float">
            <text:p>159.80</text:p>
          </table:table-cell>
          <table:table-cell table:style-name="ce2" table:formula="of:=STDEV([.D48:.M48])" office:value-type="float" office:value="15.873107936241" calcext:value-type="float">
            <text:p>15.87</text:p>
          </table:table-cell>
          <table:table-cell office:value-type="float" office:value="186" calcext:value-type="float">
            <text:p>186.00</text:p>
          </table:table-cell>
          <table:table-cell office:value-type="float" office:value="174" calcext:value-type="float">
            <text:p>174.00</text:p>
          </table:table-cell>
          <table:table-cell office:value-type="float" office:value="147" calcext:value-type="float">
            <text:p>147.00</text:p>
          </table:table-cell>
          <table:table-cell office:value-type="float" office:value="138" calcext:value-type="float">
            <text:p>138.00</text:p>
          </table:table-cell>
          <table:table-cell office:value-type="float" office:value="157" calcext:value-type="float">
            <text:p>157.00</text:p>
          </table:table-cell>
          <table:table-cell office:value-type="float" office:value="138" calcext:value-type="float">
            <text:p>138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3" calcext:value-type="float">
            <text:p>173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56" calcext:value-type="float">
            <text:p>156.00</text:p>
          </table:table-cell>
          <table:table-cell table:style-name="ce2" table:formula="of:=STDEV([.D49:.M49])" office:value-type="float" office:value="12.1380943040221" calcext:value-type="float">
            <text:p>12.14</text:p>
          </table:table-cell>
          <table:table-cell office:value-type="float" office:value="152" calcext:value-type="float">
            <text:p>15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8" calcext:value-type="float">
            <text:p>158.00</text:p>
          </table:table-cell>
          <table:table-cell office:value-type="float" office:value="136" calcext:value-type="float">
            <text:p>136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149.3" calcext:value-type="float">
            <text:p>149.30</text:p>
          </table:table-cell>
          <table:table-cell table:style-name="ce2" table:formula="of:=STDEV([.D50:.M50])" office:value-type="float" office:value="10.4141997078775" calcext:value-type="float">
            <text:p>10.41</text:p>
          </table:table-cell>
          <table:table-cell office:value-type="float" office:value="147" calcext:value-type="float">
            <text:p>147.00</text:p>
          </table:table-cell>
          <table:table-cell office:value-type="float" office:value="136" calcext:value-type="float">
            <text:p>136.00</text:p>
          </table:table-cell>
          <table:table-cell office:value-type="float" office:value="140" calcext:value-type="float">
            <text:p>140.00</text:p>
          </table:table-cell>
          <table:table-cell office:value-type="float" office:value="158" calcext:value-type="float">
            <text:p>15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33" calcext:value-type="float">
            <text:p>133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153" calcext:value-type="float">
            <text:p>153.00</text:p>
          </table:table-cell>
          <table:table-cell table:style-name="ce2" table:formula="of:=STDEV([.D51:.M51])" office:value-type="float" office:value="8.49836585598798" calcext:value-type="float">
            <text:p>8.50</text:p>
          </table:table-cell>
          <table:table-cell office:value-type="float" office:value="153" calcext:value-type="float">
            <text:p>15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0" calcext:value-type="float">
            <text:p>160.00</text:p>
          </table:table-cell>
          <table:table-cell table:number-columns-repeated="2" office:value-type="float" office:value="141" calcext:value-type="float">
            <text:p>141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5" calcext:value-type="float">
            <text:p>155.00</text:p>
          </table:table-cell>
          <table:table-cell office:value-type="float" office:value="145" calcext:value-type="float">
            <text:p>145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162.4" calcext:value-type="float">
            <text:p>162.40</text:p>
          </table:table-cell>
          <table:table-cell table:style-name="ce2" table:formula="of:=STDEV([.D52:.M52])" office:value-type="float" office:value="12.781931691954" calcext:value-type="float">
            <text:p>12.78</text:p>
          </table:table-cell>
          <table:table-cell office:value-type="float" office:value="160" calcext:value-type="float">
            <text:p>160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50" calcext:value-type="float">
            <text:p>15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0" calcext:value-type="float">
            <text:p>190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148.9" calcext:value-type="float">
            <text:p>148.90</text:p>
          </table:table-cell>
          <table:table-cell table:style-name="ce2" table:formula="of:=STDEV([.D53:.M53])" office:value-type="float" office:value="6.82234889495139" calcext:value-type="float">
            <text:p>6.82</text:p>
          </table:table-cell>
          <table:table-cell office:value-type="float" office:value="153" calcext:value-type="float">
            <text:p>153.00</text:p>
          </table:table-cell>
          <table:table-cell office:value-type="float" office:value="139" calcext:value-type="float">
            <text:p>139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4" calcext:value-type="float">
            <text:p>154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0" calcext:value-type="float">
            <text:p>15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45" calcext:value-type="float">
            <text:p>145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89.8" calcext:value-type="float">
            <text:p>189.80</text:p>
          </table:table-cell>
          <table:table-cell table:style-name="ce2" table:formula="of:=STDEV([.D54:.M54])" office:value-type="float" office:value="17.6811261582011" calcext:value-type="float">
            <text:p>17.68</text:p>
          </table:table-cell>
          <table:table-cell office:value-type="float" office:value="166" calcext:value-type="float">
            <text:p>166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69" calcext:value-type="float">
            <text:p>169.00</text:p>
          </table:table-cell>
          <table:table-cell office:value-type="float" office:value="209" calcext:value-type="float">
            <text:p>209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7" calcext:value-type="float">
            <text:p>187.00</text:p>
          </table:table-cell>
          <table:table-cell office:value-type="float" office:value="221" calcext:value-type="float">
            <text:p>221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4" calcext:value-type="float">
            <text:p>194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89.8" calcext:value-type="float">
            <text:p>189.80</text:p>
          </table:table-cell>
          <table:table-cell table:style-name="ce2" table:formula="of:=STDEV([.D55:.M55])" office:value-type="float" office:value="11.7170341336402" calcext:value-type="float">
            <text:p>11.72</text:p>
          </table:table-cell>
          <table:table-cell office:value-type="float" office:value="187" calcext:value-type="float">
            <text:p>187.00</text:p>
          </table:table-cell>
          <table:table-cell office:value-type="float" office:value="208" calcext:value-type="float">
            <text:p>208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7" calcext:value-type="float">
            <text:p>197.00</text:p>
          </table:table-cell>
          <table:table-cell office:value-type="float" office:value="181" calcext:value-type="float">
            <text:p>181.00</text:p>
          </table:table-cell>
          <table:table-cell office:value-type="float" office:value="201" calcext:value-type="float">
            <text:p>201.00</text:p>
          </table:table-cell>
          <table:table-cell office:value-type="float" office:value="172" calcext:value-type="float">
            <text:p>172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86.6" calcext:value-type="float">
            <text:p>186.60</text:p>
          </table:table-cell>
          <table:table-cell table:style-name="ce2" table:formula="of:=STDEV([.D56:.M56])" office:value-type="float" office:value="12.5273035140581" calcext:value-type="float">
            <text:p>12.53</text:p>
          </table:table-cell>
          <table:table-cell office:value-type="float" office:value="178" calcext:value-type="float">
            <text:p>17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1" calcext:value-type="float">
            <text:p>181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5" calcext:value-type="float">
            <text:p>185.00</text:p>
          </table:table-cell>
          <table:table-cell office:value-type="float" office:value="208" calcext:value-type="float">
            <text:p>208.00</text:p>
          </table:table-cell>
          <table:table-cell office:value-type="float" office:value="182" calcext:value-type="float">
            <text:p>182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95.6" calcext:value-type="float">
            <text:p>195.60</text:p>
          </table:table-cell>
          <table:table-cell table:style-name="ce2" table:formula="of:=STDEV([.D57:.M57])" office:value-type="float" office:value="12.6596471778113" calcext:value-type="float">
            <text:p>12.66</text:p>
          </table:table-cell>
          <table:table-cell office:value-type="float" office:value="195" calcext:value-type="float">
            <text:p>195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1" calcext:value-type="float">
            <text:p>181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2" calcext:value-type="float">
            <text:p>19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3" calcext:value-type="float">
            <text:p>213.00</text:p>
          </table:table-cell>
          <table:table-cell office:value-type="float" office:value="187" calcext:value-type="float">
            <text:p>187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64.3" calcext:value-type="float">
            <text:p>164.30</text:p>
          </table:table-cell>
          <table:table-cell table:style-name="ce2" table:formula="of:=STDEV([.D58:.M58])" office:value-type="float" office:value="12.2206564653641" calcext:value-type="float">
            <text:p>12.22</text:p>
          </table:table-cell>
          <table:table-cell office:value-type="float" office:value="176" calcext:value-type="float">
            <text:p>176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0" calcext:value-type="float">
            <text:p>160.00</text:p>
          </table:table-cell>
          <table:table-cell office:value-type="float" office:value="184" calcext:value-type="float">
            <text:p>184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157.2" calcext:value-type="float">
            <text:p>157.20</text:p>
          </table:table-cell>
          <table:table-cell table:style-name="ce2" table:formula="of:=STDEV([.D59:.M59])" office:value-type="float" office:value="12.2909180562994" calcext:value-type="float">
            <text:p>12.29</text:p>
          </table:table-cell>
          <table:table-cell office:value-type="float" office:value="165" calcext:value-type="float">
            <text:p>165.00</text:p>
          </table:table-cell>
          <table:table-cell office:value-type="float" office:value="174" calcext:value-type="float">
            <text:p>174.00</text:p>
          </table:table-cell>
          <table:table-cell table:number-columns-repeated="2" office:value-type="float" office:value="160" calcext:value-type="float">
            <text:p>160.00</text:p>
          </table:table-cell>
          <table:table-cell office:value-type="float" office:value="149" calcext:value-type="float">
            <text:p>149.00</text:p>
          </table:table-cell>
          <table:table-cell office:value-type="float" office:value="162" calcext:value-type="float">
            <text:p>162.00</text:p>
          </table:table-cell>
          <table:table-cell office:value-type="float" office:value="149" calcext:value-type="float">
            <text:p>149.00</text:p>
          </table:table-cell>
          <table:table-cell office:value-type="float" office:value="139" calcext:value-type="float">
            <text:p>139.00</text:p>
          </table:table-cell>
          <table:table-cell office:value-type="float" office:value="173" calcext:value-type="float">
            <text:p>173.00</text:p>
          </table:table-cell>
          <table:table-cell office:value-type="float" office:value="141" calcext:value-type="float">
            <text:p>141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162.7" calcext:value-type="float">
            <text:p>162.70</text:p>
          </table:table-cell>
          <table:table-cell table:style-name="ce2" table:formula="of:=STDEV([.D60:.M60])" office:value-type="float" office:value="11.6050755179696" calcext:value-type="float">
            <text:p>11.61</text:p>
          </table:table-cell>
          <table:table-cell office:value-type="float" office:value="164" calcext:value-type="float">
            <text:p>164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1" calcext:value-type="float">
            <text:p>151.00</text:p>
          </table:table-cell>
          <table:table-cell office:value-type="float" office:value="183" calcext:value-type="float">
            <text:p>183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8" calcext:value-type="float">
            <text:p>148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162.4" calcext:value-type="float">
            <text:p>162.40</text:p>
          </table:table-cell>
          <table:table-cell table:style-name="ce2" table:formula="of:=STDEV([.D61:.M61])" office:value-type="float" office:value="16.5811137543089" calcext:value-type="float">
            <text:p>16.58</text:p>
          </table:table-cell>
          <table:table-cell office:value-type="float" office:value="188" calcext:value-type="float">
            <text:p>18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9" calcext:value-type="float">
            <text:p>169.00</text:p>
          </table:table-cell>
          <table:table-cell office:value-type="float" office:value="148" calcext:value-type="float">
            <text:p>148.00</text:p>
          </table:table-cell>
          <table:table-cell office:value-type="float" office:value="138" calcext:value-type="float">
            <text:p>138.00</text:p>
          </table:table-cell>
          <table:table-cell office:value-type="float" office:value="152" calcext:value-type="float">
            <text:p>152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159.3" calcext:value-type="float">
            <text:p>159.30</text:p>
          </table:table-cell>
          <table:table-cell table:style-name="ce2" table:formula="of:=STDEV([.D62:.M62])" office:value-type="float" office:value="11.0156454393033" calcext:value-type="float">
            <text:p>11.02</text:p>
          </table:table-cell>
          <table:table-cell office:value-type="float" office:value="142" calcext:value-type="float">
            <text:p>14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167.2" calcext:value-type="float">
            <text:p>167.20</text:p>
          </table:table-cell>
          <table:table-cell table:style-name="ce2" table:formula="of:=STDEV([.D63:.M63])" office:value-type="float" office:value="12.0166551086398" calcext:value-type="float">
            <text:p>12.02</text:p>
          </table:table-cell>
          <table:table-cell office:value-type="float" office:value="170" calcext:value-type="float">
            <text:p>170.00</text:p>
          </table:table-cell>
          <table:table-cell office:value-type="float" office:value="159" calcext:value-type="float">
            <text:p>159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8" calcext:value-type="float">
            <text:p>168.00</text:p>
          </table:table-cell>
          <table:table-cell office:value-type="float" office:value="144" calcext:value-type="float">
            <text:p>144.00</text:p>
          </table:table-cell>
          <table:table-cell office:value-type="float" office:value="156" calcext:value-type="float">
            <text:p>156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159.4" calcext:value-type="float">
            <text:p>159.40</text:p>
          </table:table-cell>
          <table:table-cell table:style-name="ce2" table:formula="of:=STDEV([.D64:.M64])" office:value-type="float" office:value="16.331292389493" calcext:value-type="float">
            <text:p>16.33</text:p>
          </table:table-cell>
          <table:table-cell office:value-type="float" office:value="166" calcext:value-type="float">
            <text:p>166.00</text:p>
          </table:table-cell>
          <table:table-cell office:value-type="float" office:value="151" calcext:value-type="float">
            <text:p>151.00</text:p>
          </table:table-cell>
          <table:table-cell office:value-type="float" office:value="201" calcext:value-type="float">
            <text:p>201.00</text:p>
          </table:table-cell>
          <table:table-cell office:value-type="float" office:value="146" calcext:value-type="float">
            <text:p>146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4" calcext:value-type="float">
            <text:p>164.00</text:p>
          </table:table-cell>
          <table:table-cell table:number-columns-repeated="2" office:value-type="float" office:value="148" calcext:value-type="float">
            <text:p>148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155.6" calcext:value-type="float">
            <text:p>155.60</text:p>
          </table:table-cell>
          <table:table-cell table:style-name="ce2" table:formula="of:=STDEV([.D65:.M65])" office:value-type="float" office:value="14.6226612564958" calcext:value-type="float">
            <text:p>14.62</text:p>
          </table:table-cell>
          <table:table-cell office:value-type="float" office:value="181" calcext:value-type="float">
            <text:p>181.00</text:p>
          </table:table-cell>
          <table:table-cell office:value-type="float" office:value="148" calcext:value-type="float">
            <text:p>148.00</text:p>
          </table:table-cell>
          <table:table-cell office:value-type="float" office:value="126" calcext:value-type="float">
            <text:p>126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5" calcext:value-type="float">
            <text:p>15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49" calcext:value-type="float">
            <text:p>149.00</text:p>
          </table:table-cell>
          <table:table-cell office:value-type="float" office:value="156" calcext:value-type="float">
            <text:p>156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157.5" calcext:value-type="float">
            <text:p>157.50</text:p>
          </table:table-cell>
          <table:table-cell table:style-name="ce2" table:formula="of:=STDEV([.D66:.M66])" office:value-type="float" office:value="16.9066062038877" calcext:value-type="float">
            <text:p>16.91</text:p>
          </table:table-cell>
          <table:table-cell office:value-type="float" office:value="137" calcext:value-type="float">
            <text:p>13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3" calcext:value-type="float">
            <text:p>16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7" calcext:value-type="float">
            <text:p>187.00</text:p>
          </table:table-cell>
          <table:table-cell office:value-type="float" office:value="133" calcext:value-type="float">
            <text:p>133.00</text:p>
          </table:table-cell>
          <table:table-cell office:value-type="float" office:value="160" calcext:value-type="float">
            <text:p>160.00</text:p>
          </table:table-cell>
          <table:table-cell office:value-type="float" office:value="149" calcext:value-type="float">
            <text:p>14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48" calcext:value-type="float">
            <text:p>148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157.6" calcext:value-type="float">
            <text:p>157.60</text:p>
          </table:table-cell>
          <table:table-cell table:style-name="ce2" table:formula="of:=STDEV([.D67:.M67])" office:value-type="float" office:value="13.5170674005537" calcext:value-type="float">
            <text:p>13.52</text:p>
          </table:table-cell>
          <table:table-cell office:value-type="float" office:value="162" calcext:value-type="float">
            <text:p>162.00</text:p>
          </table:table-cell>
          <table:table-cell office:value-type="float" office:value="165" calcext:value-type="float">
            <text:p>165.00</text:p>
          </table:table-cell>
          <table:table-cell office:value-type="float" office:value="145" calcext:value-type="float">
            <text:p>145.00</text:p>
          </table:table-cell>
          <table:table-cell office:value-type="float" office:value="177" calcext:value-type="float">
            <text:p>177.00</text:p>
          </table:table-cell>
          <table:table-cell office:value-type="float" office:value="144" calcext:value-type="float">
            <text:p>144.00</text:p>
          </table:table-cell>
          <table:table-cell office:value-type="float" office:value="171" calcext:value-type="float">
            <text:p>17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69" calcext:value-type="float">
            <text:p>169.00</text:p>
          </table:table-cell>
          <table:table-cell office:value-type="float" office:value="136" calcext:value-type="float">
            <text:p>136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159.2" calcext:value-type="float">
            <text:p>159.20</text:p>
          </table:table-cell>
          <table:table-cell table:style-name="ce2" table:formula="of:=STDEV([.D68:.M68])" office:value-type="float" office:value="8.68971294756686" calcext:value-type="float">
            <text:p>8.69</text:p>
          </table:table-cell>
          <table:table-cell office:value-type="float" office:value="173" calcext:value-type="float">
            <text:p>173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8" calcext:value-type="float">
            <text:p>158.00</text:p>
          </table:table-cell>
          <table:table-cell office:value-type="float" office:value="143" calcext:value-type="float">
            <text:p>143.00</text:p>
          </table:table-cell>
          <table:table-cell office:value-type="float" office:value="155" calcext:value-type="float">
            <text:p>155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156.3" calcext:value-type="float">
            <text:p>156.30</text:p>
          </table:table-cell>
          <table:table-cell table:style-name="ce2" table:formula="of:=STDEV([.D69:.M69])" office:value-type="float" office:value="10.2853725692796" calcext:value-type="float">
            <text:p>10.29</text:p>
          </table:table-cell>
          <table:table-cell office:value-type="float" office:value="162" calcext:value-type="float">
            <text:p>16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42" calcext:value-type="float">
            <text:p>142.00</text:p>
          </table:table-cell>
          <table:table-cell office:value-type="float" office:value="141" calcext:value-type="float">
            <text:p>141.00</text:p>
          </table:table-cell>
          <table:table-cell office:value-type="float" office:value="153" calcext:value-type="float">
            <text:p>153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4" calcext:value-type="float">
            <text:p>174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173.5" calcext:value-type="float">
            <text:p>173.50</text:p>
          </table:table-cell>
          <table:table-cell table:style-name="ce2" table:formula="of:=STDEV([.D70:.M70])" office:value-type="float" office:value="10.7522607441929" calcext:value-type="float">
            <text:p>10.75</text:p>
          </table:table-cell>
          <table:table-cell office:value-type="float" office:value="190" calcext:value-type="float">
            <text:p>190.00</text:p>
          </table:table-cell>
          <table:table-cell office:value-type="float" office:value="188" calcext:value-type="float">
            <text:p>188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0" calcext:value-type="float">
            <text:p>170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172.2" calcext:value-type="float">
            <text:p>172.20</text:p>
          </table:table-cell>
          <table:table-cell table:style-name="ce2" table:formula="of:=STDEV([.D71:.M71])" office:value-type="float" office:value="17.0606760319357" calcext:value-type="float">
            <text:p>17.06</text:p>
          </table:table-cell>
          <table:table-cell office:value-type="float" office:value="173" calcext:value-type="float">
            <text:p>17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42" calcext:value-type="float">
            <text:p>14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3" calcext:value-type="float">
            <text:p>16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6" calcext:value-type="float">
            <text:p>176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170" calcext:value-type="float">
            <text:p>170.00</text:p>
          </table:table-cell>
          <table:table-cell table:style-name="ce2" table:formula="of:=STDEV([.D72:.M72])" office:value-type="float" office:value="11.3333333333333" calcext:value-type="float">
            <text:p>11.33</text:p>
          </table:table-cell>
          <table:table-cell office:value-type="float" office:value="174" calcext:value-type="float">
            <text:p>17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9" calcext:value-type="float">
            <text:p>159.00</text:p>
          </table:table-cell>
          <table:table-cell office:value-type="float" office:value="189" calcext:value-type="float">
            <text:p>189.00</text:p>
          </table:table-cell>
          <table:table-cell office:value-type="float" office:value="152" calcext:value-type="float">
            <text:p>152.00</text:p>
          </table:table-cell>
          <table:table-cell office:value-type="float" office:value="162" calcext:value-type="float">
            <text:p>162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169.4" calcext:value-type="float">
            <text:p>169.40</text:p>
          </table:table-cell>
          <table:table-cell table:style-name="ce2" table:formula="of:=STDEV([.D73:.M73])" office:value-type="float" office:value="15.2548717172945" calcext:value-type="float">
            <text:p>15.25</text:p>
          </table:table-cell>
          <table:table-cell office:value-type="float" office:value="148" calcext:value-type="float">
            <text:p>148.00</text:p>
          </table:table-cell>
          <table:table-cell office:value-type="float" office:value="181" calcext:value-type="float">
            <text:p>181.00</text:p>
          </table:table-cell>
          <table:table-cell office:value-type="float" office:value="155" calcext:value-type="float">
            <text:p>155.00</text:p>
          </table:table-cell>
          <table:table-cell office:value-type="float" office:value="182" calcext:value-type="float">
            <text:p>182.00</text:p>
          </table:table-cell>
          <table:table-cell office:value-type="float" office:value="166" calcext:value-type="float">
            <text:p>166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9" calcext:value-type="float">
            <text:p>169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193.6" calcext:value-type="float">
            <text:p>193.60</text:p>
          </table:table-cell>
          <table:table-cell table:style-name="ce2" table:formula="of:=STDEV([.D74:.M74])" office:value-type="float" office:value="11.8621714332204" calcext:value-type="float">
            <text:p>11.86</text:p>
          </table:table-cell>
          <table:table-cell office:value-type="float" office:value="201" calcext:value-type="float">
            <text:p>201.00</text:p>
          </table:table-cell>
          <table:table-cell office:value-type="float" office:value="183" calcext:value-type="float">
            <text:p>183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8" calcext:value-type="float">
            <text:p>198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0" calcext:value-type="float">
            <text:p>180.00</text:p>
          </table:table-cell>
          <table:table-cell office:value-type="float" office:value="214" calcext:value-type="float">
            <text:p>214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200.8" calcext:value-type="float">
            <text:p>200.80</text:p>
          </table:table-cell>
          <table:table-cell table:style-name="ce2" table:formula="of:=STDEV([.D75:.M75])" office:value-type="float" office:value="10.6018866245589" calcext:value-type="float">
            <text:p>10.60</text:p>
          </table:table-cell>
          <table:table-cell office:value-type="float" office:value="190" calcext:value-type="float">
            <text:p>190.00</text:p>
          </table:table-cell>
          <table:table-cell office:value-type="float" office:value="185" calcext:value-type="float">
            <text:p>185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2" calcext:value-type="float">
            <text:p>19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5" calcext:value-type="float">
            <text:p>205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201.4" calcext:value-type="float">
            <text:p>201.40</text:p>
          </table:table-cell>
          <table:table-cell table:style-name="ce2" table:formula="of:=STDEV([.D76:.M76])" office:value-type="float" office:value="12.3306303344332" calcext:value-type="float">
            <text:p>12.33</text:p>
          </table:table-cell>
          <table:table-cell office:value-type="float" office:value="200" calcext:value-type="float">
            <text:p>200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2" calcext:value-type="float">
            <text:p>202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8" calcext:value-type="float">
            <text:p>198.00</text:p>
          </table:table-cell>
          <table:table-cell office:value-type="float" office:value="179" calcext:value-type="float">
            <text:p>179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200.9" calcext:value-type="float">
            <text:p>200.90</text:p>
          </table:table-cell>
          <table:table-cell table:style-name="ce2" table:formula="of:=STDEV([.D77:.M77])" office:value-type="float" office:value="11.1997023769979" calcext:value-type="float">
            <text:p>11.20</text:p>
          </table:table-cell>
          <table:table-cell office:value-type="float" office:value="211" calcext:value-type="float">
            <text:p>211.00</text:p>
          </table:table-cell>
          <table:table-cell office:value-type="float" office:value="183" calcext:value-type="float">
            <text:p>183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5" calcext:value-type="float">
            <text:p>215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3" calcext:value-type="float">
            <text:p>213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2" calcext:value-type="float">
            <text:p>202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195.7" calcext:value-type="float">
            <text:p>195.70</text:p>
          </table:table-cell>
          <table:table-cell table:style-name="ce2" table:formula="of:=STDEV([.D78:.M78])" office:value-type="float" office:value="10.6045063796273" calcext:value-type="float">
            <text:p>10.60</text:p>
          </table:table-cell>
          <table:table-cell office:value-type="float" office:value="189" calcext:value-type="float">
            <text:p>189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2" calcext:value-type="float">
            <text:p>182.00</text:p>
          </table:table-cell>
          <table:table-cell office:value-type="float" office:value="213" calcext:value-type="float">
            <text:p>213.00</text:p>
          </table:table-cell>
          <table:table-cell office:value-type="float" office:value="212" calcext:value-type="float">
            <text:p>212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02.6" calcext:value-type="float">
            <text:p>202.60</text:p>
          </table:table-cell>
          <table:table-cell table:style-name="ce2" table:formula="of:=STDEV([.D79:.M79])" office:value-type="float" office:value="11.8995798245148" calcext:value-type="float">
            <text:p>11.90</text:p>
          </table:table-cell>
          <table:table-cell office:value-type="float" office:value="213" calcext:value-type="float">
            <text:p>213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4" calcext:value-type="float">
            <text:p>224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3" calcext:value-type="float">
            <text:p>193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02.7" calcext:value-type="float">
            <text:p>202.70</text:p>
          </table:table-cell>
          <table:table-cell table:style-name="ce2" table:formula="of:=STDEV([.D80:.M80])" office:value-type="float" office:value="10.687999500998" calcext:value-type="float">
            <text:p>10.69</text:p>
          </table:table-cell>
          <table:table-cell office:value-type="float" office:value="216" calcext:value-type="float">
            <text:p>216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8" calcext:value-type="float">
            <text:p>208.00</text:p>
          </table:table-cell>
          <table:table-cell office:value-type="float" office:value="221" calcext:value-type="float">
            <text:p>221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3" calcext:value-type="float">
            <text:p>193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00.6" calcext:value-type="float">
            <text:p>200.60</text:p>
          </table:table-cell>
          <table:table-cell table:style-name="ce2" table:formula="of:=STDEV([.D81:.M81])" office:value-type="float" office:value="18.349689673428" calcext:value-type="float">
            <text:p>18.35</text:p>
          </table:table-cell>
          <table:table-cell office:value-type="float" office:value="212" calcext:value-type="float">
            <text:p>212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1" calcext:value-type="float">
            <text:p>171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0" calcext:value-type="float">
            <text:p>190.00</text:p>
          </table:table-cell>
          <table:table-cell office:value-type="float" office:value="220" calcext:value-type="float">
            <text:p>220.00</text:p>
          </table:table-cell>
          <table:table-cell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10.4" calcext:value-type="float">
            <text:p>110.40</text:p>
          </table:table-cell>
          <table:table-cell table:style-name="ce2" table:formula="of:=STDEV([.D82:.M82])" office:value-type="float" office:value="14.7135613937921" calcext:value-type="float">
            <text:p>14.71</text:p>
          </table:table-cell>
          <table:table-cell office:value-type="float" office:value="120" calcext:value-type="float">
            <text:p>120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4" calcext:value-type="float">
            <text:p>124.00</text:p>
          </table:table-cell>
          <table:table-cell office:value-type="float" office:value="80" calcext:value-type="float">
            <text:p>80.00</text:p>
          </table:table-cell>
          <table:table-cell office:value-type="float" office:value="123" calcext:value-type="float">
            <text:p>123.00</text:p>
          </table:table-cell>
          <table:table-cell office:value-type="float" office:value="91" calcext:value-type="float">
            <text:p>91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2.3" calcext:value-type="float">
            <text:p>102.30</text:p>
          </table:table-cell>
          <table:table-cell table:style-name="ce2" table:formula="of:=STDEV([.D83:.M83])" office:value-type="float" office:value="10.0338316598286" calcext:value-type="float">
            <text:p>10.03</text:p>
          </table:table-cell>
          <table:table-cell office:value-type="float" office:value="114" calcext:value-type="float">
            <text:p>114.00</text:p>
          </table:table-cell>
          <table:table-cell office:value-type="float" office:value="102" calcext:value-type="float">
            <text:p>102.00</text:p>
          </table:table-cell>
          <table:table-cell office:value-type="float" office:value="96" calcext:value-type="float">
            <text:p>96.00</text:p>
          </table:table-cell>
          <table:table-cell office:value-type="float" office:value="94" calcext:value-type="float">
            <text:p>94.00</text:p>
          </table:table-cell>
          <table:table-cell office:value-type="float" office:value="120" calcext:value-type="float">
            <text:p>120.00</text:p>
          </table:table-cell>
          <table:table-cell office:value-type="float" office:value="94" calcext:value-type="float">
            <text:p>9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4" calcext:value-type="float">
            <text:p>114.00</text:p>
          </table:table-cell>
          <table:table-cell office:value-type="float" office:value="95" calcext:value-type="float">
            <text:p>95.00</text:p>
          </table:table-cell>
          <table:table-cell office:value-type="float" office:value="93" calcext:value-type="float">
            <text:p>93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4.9" calcext:value-type="float">
            <text:p>104.90</text:p>
          </table:table-cell>
          <table:table-cell table:style-name="ce2" table:formula="of:=STDEV([.D84:.M84])" office:value-type="float" office:value="9.29097531060234" calcext:value-type="float">
            <text:p>9.29</text:p>
          </table:table-cell>
          <table:table-cell office:value-type="float" office:value="103" calcext:value-type="float">
            <text:p>103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5" calcext:value-type="float">
            <text:p>105.00</text:p>
          </table:table-cell>
          <table:table-cell office:value-type="float" office:value="91" calcext:value-type="float">
            <text:p>91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1" calcext:value-type="float">
            <text:p>111.00</text:p>
          </table:table-cell>
          <table:table-cell office:value-type="float" office:value="93" calcext:value-type="float">
            <text:p>93.00</text:p>
          </table:table-cell>
          <table:table-cell office:value-type="float" office:value="99" calcext:value-type="float">
            <text:p>99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03.2" calcext:value-type="float">
            <text:p>103.20</text:p>
          </table:table-cell>
          <table:table-cell table:style-name="ce2" table:formula="of:=STDEV([.D85:.M85])" office:value-type="float" office:value="7.13052904379783" calcext:value-type="float">
            <text:p>7.13</text:p>
          </table:table-cell>
          <table:table-cell office:value-type="float" office:value="100" calcext:value-type="float">
            <text:p>100.00</text:p>
          </table:table-cell>
          <table:table-cell office:value-type="float" office:value="91" calcext:value-type="float">
            <text:p>91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5" calcext:value-type="float">
            <text:p>115.00</text:p>
          </table:table-cell>
          <table:table-cell table:number-columns-repeated="2"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48.4" calcext:value-type="float">
            <text:p>48.40</text:p>
          </table:table-cell>
          <table:table-cell table:style-name="ce2" table:formula="of:=STDEV([.D86:.M86])" office:value-type="float" office:value="6.66999916708307" calcext:value-type="float">
            <text:p>6.67</text:p>
          </table:table-cell>
          <table:table-cell office:value-type="float" office:value="48" calcext:value-type="float">
            <text:p>48.00</text:p>
          </table:table-cell>
          <table:table-cell office:value-type="float" office:value="39" calcext:value-type="float">
            <text:p>39.00</text:p>
          </table:table-cell>
          <table:table-cell office:value-type="float" office:value="54" calcext:value-type="float">
            <text:p>54.00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table:number-columns-repeated="2" office:value-type="float" office:value="55" calcext:value-type="float">
            <text:p>55.00</text:p>
          </table:table-cell>
          <table:table-cell office:value-type="float" office:value="38" calcext:value-type="float">
            <text:p>38.00</text:p>
          </table:table-cell>
          <table:table-cell office:value-type="float" office:value="41" calcext:value-type="float">
            <text:p>41.00</text:p>
          </table:table-cell>
          <table:table-cell office:value-type="float" office:value="51" calcext:value-type="float">
            <text:p>51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50.4" calcext:value-type="float">
            <text:p>50.40</text:p>
          </table:table-cell>
          <table:table-cell table:style-name="ce2" table:formula="of:=STDEV([.D87:.M87])" office:value-type="float" office:value="9.75477091251022" calcext:value-type="float">
            <text:p>9.75</text:p>
          </table:table-cell>
          <table:table-cell office:value-type="float" office:value="47" calcext:value-type="float">
            <text:p>47.00</text:p>
          </table:table-cell>
          <table:table-cell office:value-type="float" office:value="48" calcext:value-type="float">
            <text:p>48.00</text:p>
          </table:table-cell>
          <table:table-cell office:value-type="float" office:value="45" calcext:value-type="float">
            <text:p>45.00</text:p>
          </table:table-cell>
          <table:table-cell office:value-type="float" office:value="65" calcext:value-type="float">
            <text:p>65.00</text:p>
          </table:table-cell>
          <table:table-cell office:value-type="float" office:value="40" calcext:value-type="float">
            <text:p>40.00</text:p>
          </table:table-cell>
          <table:table-cell office:value-type="float" office:value="43" calcext:value-type="float">
            <text:p>43.00</text:p>
          </table:table-cell>
          <table:table-cell office:value-type="float" office:value="68" calcext:value-type="float">
            <text:p>68.00</text:p>
          </table:table-cell>
          <table:table-cell office:value-type="float" office:value="43" calcext:value-type="float">
            <text:p>43.00</text:p>
          </table:table-cell>
          <table:table-cell office:value-type="float" office:value="58" calcext:value-type="float">
            <text:p>58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49.1" calcext:value-type="float">
            <text:p>49.10</text:p>
          </table:table-cell>
          <table:table-cell table:style-name="ce2" table:formula="of:=STDEV([.D88:.M88])" office:value-type="float" office:value="5.91514064827616" calcext:value-type="float">
            <text:p>5.92</text:p>
          </table:table-cell>
          <table:table-cell office:value-type="float" office:value="43" calcext:value-type="float">
            <text:p>43.00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office:value-type="float" office:value="51" calcext:value-type="float">
            <text:p>51.00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office:value-type="float" office:value="61" calcext:value-type="float">
            <text:p>61.00</text:p>
          </table:table-cell>
          <table:table-cell office:value-type="float" office:value="42" calcext:value-type="float">
            <text:p>42.00</text:p>
          </table:table-cell>
          <table:table-cell office:value-type="float" office:value="49" calcext:value-type="float">
            <text:p>49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50.1" calcext:value-type="float">
            <text:p>50.10</text:p>
          </table:table-cell>
          <table:table-cell table:style-name="ce2" table:formula="of:=STDEV([.D89:.M89])" office:value-type="float" office:value="6.72392081386382" calcext:value-type="float">
            <text:p>6.72</text:p>
          </table:table-cell>
          <table:table-cell office:value-type="float" office:value="54" calcext:value-type="float">
            <text:p>54.00</text:p>
          </table:table-cell>
          <table:table-cell office:value-type="float" office:value="42" calcext:value-type="float">
            <text:p>42.00</text:p>
          </table:table-cell>
          <table:table-cell office:value-type="float" office:value="59" calcext:value-type="float">
            <text:p>59.00</text:p>
          </table:table-cell>
          <table:table-cell office:value-type="float" office:value="53" calcext:value-type="float">
            <text:p>53.00</text:p>
          </table:table-cell>
          <table:table-cell office:value-type="float" office:value="48" calcext:value-type="float">
            <text:p>48.00</text:p>
          </table:table-cell>
          <table:table-cell office:value-type="float" office:value="50" calcext:value-type="float">
            <text:p>50.00</text:p>
          </table:table-cell>
          <table:table-cell office:value-type="float" office:value="58" calcext:value-type="float">
            <text:p>58.00</text:p>
          </table:table-cell>
          <table:table-cell office:value-type="float" office:value="37" calcext:value-type="float">
            <text:p>37.00</text:p>
          </table:table-cell>
          <table:table-cell table:number-columns-repeated="2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43.9" calcext:value-type="float">
            <text:p>43.90</text:p>
          </table:table-cell>
          <table:table-cell table:style-name="ce2" table:formula="of:=STDEV([.D90:.M90])" office:value-type="float" office:value="5.89632654003038" calcext:value-type="float">
            <text:p>5.90</text:p>
          </table:table-cell>
          <table:table-cell office:value-type="float" office:value="44" calcext:value-type="float">
            <text:p>44.00</text:p>
          </table:table-cell>
          <table:table-cell office:value-type="float" office:value="43" calcext:value-type="float">
            <text:p>43.00</text:p>
          </table:table-cell>
          <table:table-cell table:number-columns-repeated="2" office:value-type="float" office:value="39" calcext:value-type="float">
            <text:p>39.00</text:p>
          </table:table-cell>
          <table:table-cell office:value-type="float" office:value="37" calcext:value-type="float">
            <text:p>37.00</text:p>
          </table:table-cell>
          <table:table-cell office:value-type="float" office:value="48" calcext:value-type="float">
            <text:p>48.00</text:p>
          </table:table-cell>
          <table:table-cell office:value-type="float" office:value="46" calcext:value-type="float">
            <text:p>46.00</text:p>
          </table:table-cell>
          <table:table-cell office:value-type="float" office:value="55" calcext:value-type="float">
            <text:p>55.00</text:p>
          </table:table-cell>
          <table:table-cell office:value-type="float" office:value="38" calcext:value-type="float">
            <text:p>38.00</text:p>
          </table:table-cell>
          <table:table-cell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42.9" calcext:value-type="float">
            <text:p>42.90</text:p>
          </table:table-cell>
          <table:table-cell table:style-name="ce2" table:formula="of:=STDEV([.D91:.M91])" office:value-type="float" office:value="4.86369772452561" calcext:value-type="float">
            <text:p>4.86</text:p>
          </table:table-cell>
          <table:table-cell office:value-type="float" office:value="54" calcext:value-type="float">
            <text:p>54.00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office:value-type="float" office:value="40" calcext:value-type="float">
            <text:p>40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47.7" calcext:value-type="float">
            <text:p>47.70</text:p>
          </table:table-cell>
          <table:table-cell table:style-name="ce2" table:formula="of:=STDEV([.D92:.M92])" office:value-type="float" office:value="5.51865523072021" calcext:value-type="float">
            <text:p>5.52</text:p>
          </table:table-cell>
          <table:table-cell office:value-type="float" office:value="51" calcext:value-type="float">
            <text:p>51.00</text:p>
          </table:table-cell>
          <table:table-cell office:value-type="float" office:value="45" calcext:value-type="float">
            <text:p>45.00</text:p>
          </table:table-cell>
          <table:table-cell office:value-type="float" office:value="42" calcext:value-type="float">
            <text:p>42.00</text:p>
          </table:table-cell>
          <table:table-cell office:value-type="float" office:value="36" calcext:value-type="float">
            <text:p>36.00</text:p>
          </table:table-cell>
          <table:table-cell office:value-type="float" office:value="46" calcext:value-type="float">
            <text:p>46.00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office:value-type="float" office:value="50" calcext:value-type="float">
            <text:p>50.00</text:p>
          </table:table-cell>
          <table:table-cell office:value-type="float" office:value="54" calcext:value-type="float">
            <text:p>54.00</text:p>
          </table:table-cell>
          <table:table-cell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40.4" calcext:value-type="float">
            <text:p>40.40</text:p>
          </table:table-cell>
          <table:table-cell table:style-name="ce2" table:formula="of:=STDEV([.D93:.M93])" office:value-type="float" office:value="7.72010362624751" calcext:value-type="float">
            <text:p>7.72</text:p>
          </table:table-cell>
          <table:table-cell office:value-type="float" office:value="31" calcext:value-type="float">
            <text:p>31.00</text:p>
          </table:table-cell>
          <table:table-cell office:value-type="float" office:value="41" calcext:value-type="float">
            <text:p>41.00</text:p>
          </table:table-cell>
          <table:table-cell office:value-type="float" office:value="31" calcext:value-type="float">
            <text:p>31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 office:value-type="float" office:value="50" calcext:value-type="float">
            <text:p>50.00</text:p>
          </table:table-cell>
          <table:table-cell office:value-type="float" office:value="39" calcext:value-type="float">
            <text:p>39.00</text:p>
          </table:table-cell>
          <table:table-cell office:value-type="float" office:value="51" calcext:value-type="float">
            <text:p>51.00</text:p>
          </table:table-cell>
          <table:table-cell office:value-type="float" office:value="30" calcext:value-type="float">
            <text:p>30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30.2" calcext:value-type="float">
            <text:p>30.20</text:p>
          </table:table-cell>
          <table:table-cell table:style-name="ce2" table:formula="of:=STDEV([.D94:.M94])" office:value-type="float" office:value="3.82390143992" calcext:value-type="float">
            <text:p>3.82</text:p>
          </table:table-cell>
          <table:table-cell office:value-type="float" office:value="28" calcext:value-type="float">
            <text:p>28.00</text:p>
          </table:table-cell>
          <table:table-cell office:value-type="float" office:value="36" calcext:value-type="float">
            <text:p>36.00</text:p>
          </table:table-cell>
          <table:table-cell office:value-type="float" office:value="30" calcext:value-type="float">
            <text:p>30.00</text:p>
          </table:table-cell>
          <table:table-cell office:value-type="float" office:value="29" calcext:value-type="float">
            <text:p>29.00</text:p>
          </table:table-cell>
          <table:table-cell office:value-type="float" office:value="33" calcext:value-type="float">
            <text:p>33.00</text:p>
          </table:table-cell>
          <table:table-cell office:value-type="float" office:value="26" calcext:value-type="float">
            <text:p>26.00</text:p>
          </table:table-cell>
          <table:table-cell table:number-columns-repeated="2" office:value-type="float" office:value="28" calcext:value-type="float">
            <text:p>28.00</text:p>
          </table:table-cell>
          <table:table-cell office:value-type="float" office:value="37" calcext:value-type="float">
            <text:p>37.00</text:p>
          </table:table-cell>
          <table:table-cell office:value-type="float" office:value="27" calcext:value-type="float">
            <text:p>27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27.3" calcext:value-type="float">
            <text:p>27.30</text:p>
          </table:table-cell>
          <table:table-cell table:style-name="ce2" table:formula="of:=STDEV([.D95:.M95])" office:value-type="float" office:value="4.02906109823782" calcext:value-type="float">
            <text:p>4.03</text:p>
          </table:table-cell>
          <table:table-cell office:value-type="float" office:value="22" calcext:value-type="float">
            <text:p>22.00</text:p>
          </table:table-cell>
          <table:table-cell office:value-type="float" office:value="29" calcext:value-type="float">
            <text:p>29.00</text:p>
          </table:table-cell>
          <table:table-cell office:value-type="float" office:value="22" calcext:value-type="float">
            <text:p>22.00</text:p>
          </table:table-cell>
          <table:table-cell office:value-type="float" office:value="23" calcext:value-type="float">
            <text:p>23.00</text:p>
          </table:table-cell>
          <table:table-cell office:value-type="float" office:value="29" calcext:value-type="float">
            <text:p>29.00</text:p>
          </table:table-cell>
          <table:table-cell office:value-type="float" office:value="25" calcext:value-type="float">
            <text:p>25.00</text:p>
          </table:table-cell>
          <table:table-cell office:value-type="float" office:value="28" calcext:value-type="float">
            <text:p>28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33.2" calcext:value-type="float">
            <text:p>33.20</text:p>
          </table:table-cell>
          <table:table-cell table:style-name="ce2" table:formula="of:=STDEV([.D96:.M96])" office:value-type="float" office:value="3.67574633389073" calcext:value-type="float">
            <text:p>3.68</text:p>
          </table:table-cell>
          <table:table-cell office:value-type="float" office:value="34" calcext:value-type="float">
            <text:p>34.00</text:p>
          </table:table-cell>
          <table:table-cell office:value-type="float" office:value="25" calcext:value-type="float">
            <text:p>25.00</text:p>
          </table:table-cell>
          <table:table-cell office:value-type="float" office:value="32" calcext:value-type="float">
            <text:p>32.00</text:p>
          </table:table-cell>
          <table:table-cell office:value-type="float" office:value="33" calcext:value-type="float">
            <text:p>33.00</text:p>
          </table:table-cell>
          <table:table-cell table:number-columns-repeated="3" office:value-type="float" office:value="36" calcext:value-type="float">
            <text:p>36.00</text:p>
          </table:table-cell>
          <table:table-cell office:value-type="float" office:value="35" calcext:value-type="float">
            <text:p>35.00</text:p>
          </table:table-cell>
          <table:table-cell office:value-type="float" office:value="29" calcext:value-type="float">
            <text:p>29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e_scenario1" table:style-name="ta1">
        <table:shapes>
          <draw:frame draw:z-index="0" draw:style-name="gr1" draw:text-style-name="P1" svg:width="160mm" svg:height="120mm" svg:x="0mm" svg:y="0mm">
            <loext:p draw:notify-on-update-of-ranges="10p_scenario3_no.A2:10p_scenario3_no.A96 10p_scenario1_no.B2:10p_scenario1_no.B96 10p_scenario1_no.C2:10p_scenario1_no.C96 10p_scenario1_no.C2:10p_scenario1_no.C96 10p_scenario3_no.B2:10p_scenario3_no.B96 10p_scenario3_no.C2:10p_scenario3_no.C96 10p_scenario3_no.C2:10p_scenario3_no.C96 '10p_scenario2+3_no'.B2:'10p_scenario2+3_no'.B96 '10p_scenario2+3_no'.C2:'10p_scenario2+3_no'.C96 '10p_scenario2+3_no'.C2:'10p_scenario2+3_no'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7:58:49.60040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1-30T18:06:19.406156149</dc:date>
    <meta:editing-duration>PT25M18S</meta:editing-duration>
    <meta:editing-cycles>7</meta:editing-cycles>
    <meta:generator>LibreOffice/5.1.6.2$Linux_X86_64 LibreOffice_project/10m0$Build-2</meta:generator>
    <meta:document-statistic meta:table-count="4" meta:cell-count="37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3_no.C2:10p_scenario3_no.C96" chart:error-lower-range="10p_scenario3_no.C2:10p_scenario3_no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3_no.C2:10p_scenario3_no.C96" chart:error-lower-range="10p_scenario3_no.C2:10p_scenario3_no.C96" loext:std-weight="1"/>
      <style:graphic-properties draw:stroke="solid" svg:stroke-width="0cm" svg:stroke-color="#ff420e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'10p_scenario2+3_no'.C2:'10p_scenario2+3_no'.C96" chart:error-lower-range="'10p_scenario2+3_no'.C2:'10p_scenario2+3_no'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10p_scenario2+3_no'.C2:'10p_scenario2+3_no'.C96" chart:error-lower-range="'10p_scenario2+3_no'.C2:'10p_scenario2+3_no'.C96" loext:std-weight="1"/>
      <style:graphic-properties draw:stroke="solid" svg:stroke-width="0cm" svg:stroke-color="#ffd32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title svg:x="3.561cm" svg:y="0.676cm" chart:style-name="ch2">
          <text:p>Débit de véhicules sur l'axe France-Suisse</text:p>
        </chart:title>
        <chart:subtitle svg:x="0.398cm" svg:y="1.421cm" chart:style-name="ch3">
          <text:p>Direction Genève, diminution du temps de contrôle entrée E, 10 simulations par scénario</text:p>
        </chart:subtitle>
        <chart:legend svg:x="8.548cm" svg:y="2.273cm" style:legend-expansion="custom" chartooo:width="7.132cm" chartooo:height="2.061cm" style:legend-expansion-aspect-ratio="3.46045608927705" chart:style-name="ch4"/>
        <chart:plot-area chart:style-name="ch5" table:cell-range-address="10p_scenario3_no.A2:10p_scenario3_no.B96 10p_scenario1_no.B2:10p_scenario1_no.B96 '10p_scenario2+3_no'.B2:'10p_scenario2+3_no'.B96" chart:data-source-has-labels="both" svg:x="1.314cm" svg:y="2.318cm" svg:width="14.367cm" svg:height="8.479cm">
          <chartooo:coordinate-region svg:x="2.729cm" svg:y="2.318cm" svg:width="12.952cm" svg:height="7.085cm"/>
          <chart:axis chart:dimension="x" chart:name="primary-x" chart:style-name="ch6" chartooo:axis-type="auto">
            <chartooo:date-scale/>
            <chart:title svg:x="7.912cm" svg:y="10.639cm" chart:style-name="ch7">
              <text:p>Heures</text:p>
            </chart:title>
            <chart:categories table:cell-range-address="10p_scenario3_no.A2:10p_scenario3_no.A96"/>
          </chart:axis>
          <chart:axis chart:dimension="y" chart:name="primary-y" chart:style-name="ch8">
            <chart:title svg:x="0.652cm" svg:y="8.396cm" chart:style-name="ch9">
              <text:p>Débit (par quart d'heure)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Temps de contrôle : 8 s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3_no.B2:10p_scenario3_no.B96" loext:label-string="&quot;Temps de contrôle : 4 s&quot;" chart:class="chart:line">
            <chart:error-indicator chart:style-name="ch14" chart:dimension="y"/>
            <chart:data-point chart:repeated="95"/>
          </chart:series>
          <chart:series chart:style-name="ch15" chart:values-cell-range-address="'10p_scenario2+3_no'.B2:'10p_scenario2+3_no'.B96" loext:label-string="&quot;Temps de contrôle : 4 s et scénario 2&quot;" chart:class="chart:line">
            <chart:error-indicator chart:style-name="ch16" chart:dimension="y"/>
            <chart:data-point chart:repeated="9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e contrôle : 8 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s de contrôle : 4 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s de contrôle : 4 s et scénario 2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3_no.A2:10p_scenario3_no.A96</svg:desc>
                </draw:g>
              </table:table-cell>
              <table:table-cell office:value-type="float" office:value="17.3">
                <text:p>17.3</text:p>
                <draw:g>
                  <svg:desc>10p_scenario1_no.B2:10p_scenario1_no.B96</svg:desc>
                </draw:g>
              </table:table-cell>
              <table:table-cell office:value-type="float" office:value="2.5407785333546">
                <text:p>2.5407785333546</text:p>
                <draw:g>
                  <svg:desc>10p_scenario1_no.C2:10p_scenario1_no.C96</svg:desc>
                </draw:g>
              </table:table-cell>
              <table:table-cell office:value-type="float" office:value="2.5407785333546">
                <text:p>2.5407785333546</text:p>
                <draw:g>
                  <svg:desc>10p_scenario1_no.C2:10p_scenario1_no.C96</svg:desc>
                </draw:g>
              </table:table-cell>
              <table:table-cell office:value-type="float" office:value="17.9">
                <text:p>17.9</text:p>
                <draw:g>
                  <svg:desc>10p_scenario3_no.B2:10p_scenario3_no.B96</svg:desc>
                </draw:g>
              </table:table-cell>
              <table:table-cell office:value-type="float" office:value="3.72528895225294">
                <text:p>3.72528895225294</text:p>
                <draw:g>
                  <svg:desc>10p_scenario3_no.C2:10p_scenario3_no.C96</svg:desc>
                </draw:g>
              </table:table-cell>
              <table:table-cell office:value-type="float" office:value="3.72528895225294">
                <text:p>3.72528895225294</text:p>
                <draw:g>
                  <svg:desc>10p_scenario3_no.C2:10p_scenario3_no.C96</svg:desc>
                </draw:g>
              </table:table-cell>
              <table:table-cell office:value-type="float" office:value="17.6">
                <text:p>17.6</text:p>
                <draw:g>
                  <svg:desc>'10p_scenario2+3_no'.B2:'10p_scenario2+3_no'.B96</svg:desc>
                </draw:g>
              </table:table-cell>
              <table:table-cell office:value-type="float" office:value="3.40587727318528">
                <text:p>3.40587727318528</text:p>
                <draw:g>
                  <svg:desc>'10p_scenario2+3_no'.C2:'10p_scenario2+3_no'.C96</svg:desc>
                </draw:g>
              </table:table-cell>
              <table:table-cell office:value-type="float" office:value="3.40587727318528">
                <text:p>3.40587727318528</text:p>
                <draw:g>
                  <svg:desc>'10p_scenario2+3_no'.C2:'10p_scenario2+3_no'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19.6">
                <text:p>19.6</text:p>
              </table:table-cell>
              <table:table-cell office:value-type="float" office:value="4.78887599895146">
                <text:p>4.78887599895146</text:p>
              </table:table-cell>
              <table:table-cell office:value-type="float" office:value="4.78887599895146">
                <text:p>4.78887599895146</text:p>
              </table:table-cell>
              <table:table-cell office:value-type="float" office:value="15.8">
                <text:p>15.8</text:p>
              </table:table-cell>
              <table:table-cell office:value-type="float" office:value="4.44222166638872">
                <text:p>4.44222166638872</text:p>
              </table:table-cell>
              <table:table-cell office:value-type="float" office:value="4.44222166638872">
                <text:p>4.44222166638872</text:p>
              </table:table-cell>
              <table:table-cell office:value-type="float" office:value="17.8">
                <text:p>17.8</text:p>
              </table:table-cell>
              <table:table-cell office:value-type="float" office:value="4.68567557088149">
                <text:p>4.68567557088149</text:p>
              </table:table-cell>
              <table:table-cell office:value-type="float" office:value="4.68567557088149">
                <text:p>4.68567557088149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20.6">
                <text:p>20.6</text:p>
              </table:table-cell>
              <table:table-cell office:value-type="float" office:value="5.75808610178378">
                <text:p>5.75808610178378</text:p>
              </table:table-cell>
              <table:table-cell office:value-type="float" office:value="5.75808610178378">
                <text:p>5.75808610178378</text:p>
              </table:table-cell>
              <table:table-cell office:value-type="float" office:value="15.8">
                <text:p>15.8</text:p>
              </table:table-cell>
              <table:table-cell office:value-type="float" office:value="2.7406406388126">
                <text:p>2.7406406388126</text:p>
              </table:table-cell>
              <table:table-cell office:value-type="float" office:value="2.7406406388126">
                <text:p>2.7406406388126</text:p>
              </table:table-cell>
              <table:table-cell office:value-type="float" office:value="15.8">
                <text:p>15.8</text:p>
              </table:table-cell>
              <table:table-cell office:value-type="float" office:value="3.58391468152416">
                <text:p>3.58391468152416</text:p>
              </table:table-cell>
              <table:table-cell office:value-type="float" office:value="3.58391468152416">
                <text:p>3.58391468152416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16.4">
                <text:p>16.4</text:p>
              </table:table-cell>
              <table:table-cell office:value-type="float" office:value="4.7187568984497">
                <text:p>4.7187568984497</text:p>
              </table:table-cell>
              <table:table-cell office:value-type="float" office:value="4.7187568984497">
                <text:p>4.7187568984497</text:p>
              </table:table-cell>
              <table:table-cell office:value-type="float" office:value="17.4">
                <text:p>17.4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17.7">
                <text:p>17.7</text:p>
              </table:table-cell>
              <table:table-cell office:value-type="float" office:value="2.90784379834192">
                <text:p>2.90784379834192</text:p>
              </table:table-cell>
              <table:table-cell office:value-type="float" office:value="2.90784379834192">
                <text:p>2.90784379834192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">
                <text:p>9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3.62092683040007">
                <text:p>3.62092683040007</text:p>
              </table:table-cell>
              <table:table-cell office:value-type="float" office:value="11.7">
                <text:p>11.7</text:p>
              </table:table-cell>
              <table:table-cell office:value-type="float" office:value="2.16281709300111">
                <text:p>2.16281709300111</text:p>
              </table:table-cell>
              <table:table-cell office:value-type="float" office:value="2.16281709300111">
                <text:p>2.16281709300111</text:p>
              </table:table-cell>
              <table:table-cell office:value-type="float" office:value="10.4">
                <text:p>10.4</text:p>
              </table:table-cell>
              <table:table-cell office:value-type="float" office:value="4.29987079909256">
                <text:p>4.29987079909256</text:p>
              </table:table-cell>
              <table:table-cell office:value-type="float" office:value="4.29987079909256">
                <text:p>4.29987079909256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0.4">
                <text:p>10.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11.2">
                <text:p>11.2</text:p>
              </table:table-cell>
              <table:table-cell office:value-type="float" office:value="3.39280283999986">
                <text:p>3.39280283999986</text:p>
              </table:table-cell>
              <table:table-cell office:value-type="float" office:value="3.39280283999986">
                <text:p>3.39280283999986</text:p>
              </table:table-cell>
              <table:table-cell office:value-type="float" office:value="10.4">
                <text:p>10.4</text:p>
              </table:table-cell>
              <table:table-cell office:value-type="float" office:value="3.16929715306792">
                <text:p>3.16929715306792</text:p>
              </table:table-cell>
              <table:table-cell office:value-type="float" office:value="3.16929715306792">
                <text:p>3.16929715306792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0">
                <text:p>10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10.4">
                <text:p>10.4</text:p>
              </table:table-cell>
              <table:table-cell office:value-type="float" office:value="3.89301368550838">
                <text:p>3.89301368550838</text:p>
              </table:table-cell>
              <table:table-cell office:value-type="float" office:value="3.89301368550838">
                <text:p>3.89301368550838</text:p>
              </table:table-cell>
              <table:table-cell office:value-type="float" office:value="10.3">
                <text:p>10.3</text:p>
              </table:table-cell>
              <table:table-cell office:value-type="float" office:value="3.68329562574967">
                <text:p>3.68329562574967</text:p>
              </table:table-cell>
              <table:table-cell office:value-type="float" office:value="3.68329562574967">
                <text:p>3.68329562574967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0.2">
                <text:p>10.2</text:p>
              </table:table-cell>
              <table:table-cell office:value-type="float" office:value="3.4253953543107">
                <text:p>3.4253953543107</text:p>
              </table:table-cell>
              <table:table-cell office:value-type="float" office:value="3.4253953543107">
                <text:p>3.4253953543107</text:p>
              </table:table-cell>
              <table:table-cell office:value-type="float" office:value="8">
                <text:p>8</text:p>
              </table:table-cell>
              <table:table-cell office:value-type="float" office:value="3.55902608401044">
                <text:p>3.55902608401044</text:p>
              </table:table-cell>
              <table:table-cell office:value-type="float" office:value="3.55902608401044">
                <text:p>3.55902608401044</text:p>
              </table:table-cell>
              <table:table-cell office:value-type="float" office:value="12.2">
                <text:p>12.2</text:p>
              </table:table-cell>
              <table:table-cell office:value-type="float" office:value="4.15799096787005">
                <text:p>4.15799096787005</text:p>
              </table:table-cell>
              <table:table-cell office:value-type="float" office:value="4.15799096787005">
                <text:p>4.15799096787005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6.1">
                <text:p>6.1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6.1">
                <text:p>6.1</text:p>
              </table:table-cell>
              <table:table-cell office:value-type="float" office:value="3.10733898304571">
                <text:p>3.10733898304571</text:p>
              </table:table-cell>
              <table:table-cell office:value-type="float" office:value="3.10733898304571">
                <text:p>3.10733898304571</text:p>
              </table:table-cell>
              <table:table-cell office:value-type="float" office:value="8.5">
                <text:p>8.5</text:p>
              </table:table-cell>
              <table:table-cell office:value-type="float" office:value="2.27303028283098">
                <text:p>2.27303028283098</text:p>
              </table:table-cell>
              <table:table-cell office:value-type="float" office:value="2.27303028283098">
                <text:p>2.27303028283098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6.5">
                <text:p>6.5</text:p>
              </table:table-cell>
              <table:table-cell office:value-type="float" office:value="2.50554939639548">
                <text:p>2.50554939639548</text:p>
              </table:table-cell>
              <table:table-cell office:value-type="float" office:value="2.50554939639548">
                <text:p>2.50554939639548</text:p>
              </table:table-cell>
              <table:table-cell office:value-type="float" office:value="5.1">
                <text:p>5.1</text:p>
              </table:table-cell>
              <table:table-cell office:value-type="float" office:value="2.46981780704569">
                <text:p>2.46981780704569</text:p>
              </table:table-cell>
              <table:table-cell office:value-type="float" office:value="2.46981780704569">
                <text:p>2.46981780704569</text:p>
              </table:table-cell>
              <table:table-cell office:value-type="float" office:value="6.3">
                <text:p>6.3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2.62678510731274">
                <text:p>2.6267851073127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6.5">
                <text:p>6.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5.4">
                <text:p>5.4</text:p>
              </table:table-cell>
              <table:table-cell office:value-type="float" office:value="2.17050941281329">
                <text:p>2.17050941281329</text:p>
              </table:table-cell>
              <table:table-cell office:value-type="float" office:value="2.17050941281329">
                <text:p>2.17050941281329</text:p>
              </table:table-cell>
              <table:table-cell office:value-type="float" office:value="6.5">
                <text:p>6.5</text:p>
              </table:table-cell>
              <table:table-cell office:value-type="float" office:value="2.36877840059198">
                <text:p>2.36877840059198</text:p>
              </table:table-cell>
              <table:table-cell office:value-type="float" office:value="2.36877840059198">
                <text:p>2.36877840059198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6.8">
                <text:p>6.8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5.3">
                <text:p>5.3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7.3">
                <text:p>7.3</text:p>
              </table:table-cell>
              <table:table-cell office:value-type="float" office:value="3.65300485141266">
                <text:p>3.65300485141266</text:p>
              </table:table-cell>
              <table:table-cell office:value-type="float" office:value="3.65300485141266">
                <text:p>3.6530048514126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.2">
                <text:p>10.2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10.9">
                <text:p>10.9</text:p>
              </table:table-cell>
              <table:table-cell office:value-type="float" office:value="3.03498123735734">
                <text:p>3.03498123735734</text:p>
              </table:table-cell>
              <table:table-cell office:value-type="float" office:value="3.03498123735734">
                <text:p>3.03498123735734</text:p>
              </table:table-cell>
              <table:table-cell office:value-type="float" office:value="10.5">
                <text:p>10.5</text:p>
              </table:table-cell>
              <table:table-cell office:value-type="float" office:value="2.83823106098773">
                <text:p>2.83823106098773</text:p>
              </table:table-cell>
              <table:table-cell office:value-type="float" office:value="2.83823106098773">
                <text:p>2.83823106098773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8.8">
                <text:p>8.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11.4">
                <text:p>11.4</text:p>
              </table:table-cell>
              <table:table-cell office:value-type="float" office:value="4.85798312059645">
                <text:p>4.85798312059645</text:p>
              </table:table-cell>
              <table:table-cell office:value-type="float" office:value="4.85798312059645">
                <text:p>4.85798312059645</text:p>
              </table:table-cell>
              <table:table-cell office:value-type="float" office:value="13">
                <text:p>13</text:p>
              </table:table-cell>
              <table:table-cell office:value-type="float" office:value="4.10960933531265">
                <text:p>4.10960933531265</text:p>
              </table:table-cell>
              <table:table-cell office:value-type="float" office:value="4.10960933531265">
                <text:p>4.10960933531265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9.7">
                <text:p>9.7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11">
                <text:p>11</text:p>
              </table:table-cell>
              <table:table-cell office:value-type="float" office:value="3.55902608401044">
                <text:p>3.55902608401044</text:p>
              </table:table-cell>
              <table:table-cell office:value-type="float" office:value="3.55902608401044">
                <text:p>3.55902608401044</text:p>
              </table:table-cell>
              <table:table-cell office:value-type="float" office:value="11.8">
                <text:p>11.8</text:p>
              </table:table-cell>
              <table:table-cell office:value-type="float" office:value="4.61398839279954">
                <text:p>4.61398839279954</text:p>
              </table:table-cell>
              <table:table-cell office:value-type="float" office:value="4.61398839279954">
                <text:p>4.61398839279954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7">
                <text:p>9.7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12.8">
                <text:p>12.8</text:p>
              </table:table-cell>
              <table:table-cell office:value-type="float" office:value="4.56557164487038">
                <text:p>4.56557164487038</text:p>
              </table:table-cell>
              <table:table-cell office:value-type="float" office:value="4.56557164487038">
                <text:p>4.56557164487038</text:p>
              </table:table-cell>
              <table:table-cell office:value-type="float" office:value="9.7">
                <text:p>9.7</text:p>
              </table:table-cell>
              <table:table-cell office:value-type="float" office:value="3.23350515007407">
                <text:p>3.23350515007407</text:p>
              </table:table-cell>
              <table:table-cell office:value-type="float" office:value="3.23350515007407">
                <text:p>3.23350515007407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35.2">
                <text:p>35.2</text:p>
              </table:table-cell>
              <table:table-cell office:value-type="float" office:value="5.94044517598546">
                <text:p>5.94044517598546</text:p>
              </table:table-cell>
              <table:table-cell office:value-type="float" office:value="5.94044517598546">
                <text:p>5.94044517598546</text:p>
              </table:table-cell>
              <table:table-cell office:value-type="float" office:value="41.4">
                <text:p>41.4</text:p>
              </table:table-cell>
              <table:table-cell office:value-type="float" office:value="7.89092305542683">
                <text:p>7.89092305542683</text:p>
              </table:table-cell>
              <table:table-cell office:value-type="float" office:value="7.89092305542683">
                <text:p>7.89092305542683</text:p>
              </table:table-cell>
              <table:table-cell office:value-type="float" office:value="35.7">
                <text:p>35.7</text:p>
              </table:table-cell>
              <table:table-cell office:value-type="float" office:value="6.29020402424808">
                <text:p>6.29020402424808</text:p>
              </table:table-cell>
              <table:table-cell office:value-type="float" office:value="6.29020402424808">
                <text:p>6.29020402424808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37.9">
                <text:p>37.9</text:p>
              </table:table-cell>
              <table:table-cell office:value-type="float" office:value="5.46605687655899">
                <text:p>5.46605687655899</text:p>
              </table:table-cell>
              <table:table-cell office:value-type="float" office:value="5.46605687655899">
                <text:p>5.46605687655899</text:p>
              </table:table-cell>
              <table:table-cell office:value-type="float" office:value="39.5">
                <text:p>39.5</text:p>
              </table:table-cell>
              <table:table-cell office:value-type="float" office:value="3.13581462037113">
                <text:p>3.13581462037113</text:p>
              </table:table-cell>
              <table:table-cell office:value-type="float" office:value="3.13581462037113">
                <text:p>3.13581462037113</text:p>
              </table:table-cell>
              <table:table-cell office:value-type="float" office:value="42.2">
                <text:p>42.2</text:p>
              </table:table-cell>
              <table:table-cell office:value-type="float" office:value="4.68567557088149">
                <text:p>4.68567557088149</text:p>
              </table:table-cell>
              <table:table-cell office:value-type="float" office:value="4.68567557088149">
                <text:p>4.68567557088149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40.2">
                <text:p>40.2</text:p>
              </table:table-cell>
              <table:table-cell office:value-type="float" office:value="5.45282801244761">
                <text:p>5.45282801244761</text:p>
              </table:table-cell>
              <table:table-cell office:value-type="float" office:value="5.45282801244761">
                <text:p>5.45282801244761</text:p>
              </table:table-cell>
              <table:table-cell office:value-type="float" office:value="36.5">
                <text:p>36.5</text:p>
              </table:table-cell>
              <table:table-cell office:value-type="float" office:value="4.99444135459057">
                <text:p>4.99444135459057</text:p>
              </table:table-cell>
              <table:table-cell office:value-type="float" office:value="4.99444135459057">
                <text:p>4.99444135459057</text:p>
              </table:table-cell>
              <table:table-cell office:value-type="float" office:value="38.2">
                <text:p>38.2</text:p>
              </table:table-cell>
              <table:table-cell office:value-type="float" office:value="5.65292451352002">
                <text:p>5.65292451352002</text:p>
              </table:table-cell>
              <table:table-cell office:value-type="float" office:value="5.65292451352002">
                <text:p>5.65292451352002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38.7">
                <text:p>38.7</text:p>
              </table:table-cell>
              <table:table-cell office:value-type="float" office:value="5.1218486246016">
                <text:p>5.1218486246016</text:p>
              </table:table-cell>
              <table:table-cell office:value-type="float" office:value="5.1218486246016">
                <text:p>5.1218486246016</text:p>
              </table:table-cell>
              <table:table-cell office:value-type="float" office:value="41.1">
                <text:p>41.1</text:p>
              </table:table-cell>
              <table:table-cell office:value-type="float" office:value="5.17365119298418">
                <text:p>5.17365119298418</text:p>
              </table:table-cell>
              <table:table-cell office:value-type="float" office:value="5.17365119298418">
                <text:p>5.17365119298418</text:p>
              </table:table-cell>
              <table:table-cell office:value-type="float" office:value="36.8">
                <text:p>36.8</text:p>
              </table:table-cell>
              <table:table-cell office:value-type="float" office:value="5.75036230742609">
                <text:p>5.75036230742609</text:p>
              </table:table-cell>
              <table:table-cell office:value-type="float" office:value="5.75036230742609">
                <text:p>5.75036230742609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02.8">
                <text:p>102.8</text:p>
              </table:table-cell>
              <table:table-cell office:value-type="float" office:value="10.4434987751551">
                <text:p>10.4434987751551</text:p>
              </table:table-cell>
              <table:table-cell office:value-type="float" office:value="10.4434987751551">
                <text:p>10.4434987751551</text:p>
              </table:table-cell>
              <table:table-cell office:value-type="float" office:value="111.7">
                <text:p>111.7</text:p>
              </table:table-cell>
              <table:table-cell office:value-type="float" office:value="8.26034704678522">
                <text:p>8.26034704678522</text:p>
              </table:table-cell>
              <table:table-cell office:value-type="float" office:value="8.26034704678522">
                <text:p>8.26034704678522</text:p>
              </table:table-cell>
              <table:table-cell office:value-type="float" office:value="111.5">
                <text:p>111.5</text:p>
              </table:table-cell>
              <table:table-cell office:value-type="float" office:value="12.4655079675434">
                <text:p>12.4655079675434</text:p>
              </table:table-cell>
              <table:table-cell office:value-type="float" office:value="12.4655079675434">
                <text:p>12.4655079675434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112.8">
                <text:p>112.8</text:p>
              </table:table-cell>
              <table:table-cell office:value-type="float" office:value="8.81665091365953">
                <text:p>8.81665091365953</text:p>
              </table:table-cell>
              <table:table-cell office:value-type="float" office:value="8.81665091365953">
                <text:p>8.81665091365953</text:p>
              </table:table-cell>
              <table:table-cell office:value-type="float" office:value="108.2">
                <text:p>108.2</text:p>
              </table:table-cell>
              <table:table-cell office:value-type="float" office:value="12.6121634411653">
                <text:p>12.6121634411653</text:p>
              </table:table-cell>
              <table:table-cell office:value-type="float" office:value="12.6121634411653">
                <text:p>12.6121634411653</text:p>
              </table:table-cell>
              <table:table-cell office:value-type="float" office:value="108.6">
                <text:p>108.6</text:p>
              </table:table-cell>
              <table:table-cell office:value-type="float" office:value="11.1674129103885">
                <text:p>11.1674129103885</text:p>
              </table:table-cell>
              <table:table-cell office:value-type="float" office:value="11.1674129103885">
                <text:p>11.1674129103885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11.4">
                <text:p>111.4</text:p>
              </table:table-cell>
              <table:table-cell office:value-type="float" office:value="6.1680178699842">
                <text:p>6.1680178699842</text:p>
              </table:table-cell>
              <table:table-cell office:value-type="float" office:value="6.1680178699842">
                <text:p>6.1680178699842</text:p>
              </table:table-cell>
              <table:table-cell office:value-type="float" office:value="110.2">
                <text:p>110.2</text:p>
              </table:table-cell>
              <table:table-cell office:value-type="float" office:value="6.57942922212018">
                <text:p>6.57942922212018</text:p>
              </table:table-cell>
              <table:table-cell office:value-type="float" office:value="6.57942922212018">
                <text:p>6.57942922212018</text:p>
              </table:table-cell>
              <table:table-cell office:value-type="float" office:value="108.6">
                <text:p>108.6</text:p>
              </table:table-cell>
              <table:table-cell office:value-type="float" office:value="7.24492159301182">
                <text:p>7.24492159301182</text:p>
              </table:table-cell>
              <table:table-cell office:value-type="float" office:value="7.24492159301182">
                <text:p>7.24492159301182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108.8">
                <text:p>108.8</text:p>
              </table:table-cell>
              <table:table-cell office:value-type="float" office:value="9.21110440959413">
                <text:p>9.21110440959413</text:p>
              </table:table-cell>
              <table:table-cell office:value-type="float" office:value="9.21110440959413">
                <text:p>9.21110440959413</text:p>
              </table:table-cell>
              <table:table-cell office:value-type="float" office:value="110.9">
                <text:p>110.9</text:p>
              </table:table-cell>
              <table:table-cell office:value-type="float" office:value="4.58136321294098">
                <text:p>4.58136321294098</text:p>
              </table:table-cell>
              <table:table-cell office:value-type="float" office:value="4.58136321294098">
                <text:p>4.58136321294098</text:p>
              </table:table-cell>
              <table:table-cell office:value-type="float" office:value="111.3">
                <text:p>111.3</text:p>
              </table:table-cell>
              <table:table-cell office:value-type="float" office:value="11.926161718396">
                <text:p>11.926161718396</text:p>
              </table:table-cell>
              <table:table-cell office:value-type="float" office:value="11.926161718396">
                <text:p>11.9261617183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40.7">
                <text:p>240.7</text:p>
              </table:table-cell>
              <table:table-cell office:value-type="float" office:value="4.92273636642603">
                <text:p>4.92273636642603</text:p>
              </table:table-cell>
              <table:table-cell office:value-type="float" office:value="4.92273636642603">
                <text:p>4.92273636642603</text:p>
              </table:table-cell>
              <table:table-cell office:value-type="float" office:value="234.1">
                <text:p>234.1</text:p>
              </table:table-cell>
              <table:table-cell office:value-type="float" office:value="11.3083056988117">
                <text:p>11.3083056988117</text:p>
              </table:table-cell>
              <table:table-cell office:value-type="float" office:value="11.3083056988117">
                <text:p>11.3083056988117</text:p>
              </table:table-cell>
              <table:table-cell office:value-type="float" office:value="239.7">
                <text:p>239.7</text:p>
              </table:table-cell>
              <table:table-cell office:value-type="float" office:value="16.1248600338456">
                <text:p>16.1248600338456</text:p>
              </table:table-cell>
              <table:table-cell office:value-type="float" office:value="16.1248600338456">
                <text:p>16.1248600338456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248.7">
                <text:p>248.7</text:p>
              </table:table-cell>
              <table:table-cell office:value-type="float" office:value="17.1467522030008">
                <text:p>17.1467522030008</text:p>
              </table:table-cell>
              <table:table-cell office:value-type="float" office:value="17.1467522030008">
                <text:p>17.1467522030008</text:p>
              </table:table-cell>
              <table:table-cell office:value-type="float" office:value="245.3">
                <text:p>245.3</text:p>
              </table:table-cell>
              <table:table-cell office:value-type="float" office:value="8.34066344283635">
                <text:p>8.34066344283635</text:p>
              </table:table-cell>
              <table:table-cell office:value-type="float" office:value="8.34066344283635">
                <text:p>8.34066344283635</text:p>
              </table:table-cell>
              <table:table-cell office:value-type="float" office:value="236.3">
                <text:p>236.3</text:p>
              </table:table-cell>
              <table:table-cell office:value-type="float" office:value="12.3112414754429">
                <text:p>12.3112414754429</text:p>
              </table:table-cell>
              <table:table-cell office:value-type="float" office:value="12.3112414754429">
                <text:p>12.3112414754429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246.5">
                <text:p>246.5</text:p>
              </table:table-cell>
              <table:table-cell office:value-type="float" office:value="11.7968922461243">
                <text:p>11.7968922461243</text:p>
              </table:table-cell>
              <table:table-cell office:value-type="float" office:value="11.7968922461243">
                <text:p>11.7968922461243</text:p>
              </table:table-cell>
              <table:table-cell office:value-type="float" office:value="241">
                <text:p>241</text:p>
              </table:table-cell>
              <table:table-cell office:value-type="float" office:value="20.379728490177">
                <text:p>20.379728490177</text:p>
              </table:table-cell>
              <table:table-cell office:value-type="float" office:value="20.379728490177">
                <text:p>20.379728490177</text:p>
              </table:table-cell>
              <table:table-cell office:value-type="float" office:value="241.3">
                <text:p>241.3</text:p>
              </table:table-cell>
              <table:table-cell office:value-type="float" office:value="14.2910228232039">
                <text:p>14.2910228232039</text:p>
              </table:table-cell>
              <table:table-cell office:value-type="float" office:value="14.2910228232039">
                <text:p>14.2910228232039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248.6">
                <text:p>248.6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243.1">
                <text:p>243.1</text:p>
              </table:table-cell>
              <table:table-cell office:value-type="float" office:value="16.2648222998115">
                <text:p>16.2648222998115</text:p>
              </table:table-cell>
              <table:table-cell office:value-type="float" office:value="16.2648222998115">
                <text:p>16.2648222998115</text:p>
              </table:table-cell>
              <table:table-cell office:value-type="float" office:value="239.2">
                <text:p>239.2</text:p>
              </table:table-cell>
              <table:table-cell office:value-type="float" office:value="14.9651446887611">
                <text:p>14.9651446887611</text:p>
              </table:table-cell>
              <table:table-cell office:value-type="float" office:value="14.9651446887611">
                <text:p>14.9651446887611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372.8">
                <text:p>372.8</text:p>
              </table:table-cell>
              <table:table-cell office:value-type="float" office:value="21.5241466471702">
                <text:p>21.5241466471702</text:p>
              </table:table-cell>
              <table:table-cell office:value-type="float" office:value="21.5241466471702">
                <text:p>21.5241466471702</text:p>
              </table:table-cell>
              <table:table-cell office:value-type="float" office:value="376.4">
                <text:p>376.4</text:p>
              </table:table-cell>
              <table:table-cell office:value-type="float" office:value="15.0790509574634">
                <text:p>15.0790509574634</text:p>
              </table:table-cell>
              <table:table-cell office:value-type="float" office:value="15.0790509574634">
                <text:p>15.0790509574634</text:p>
              </table:table-cell>
              <table:table-cell office:value-type="float" office:value="372.4">
                <text:p>372.4</text:p>
              </table:table-cell>
              <table:table-cell office:value-type="float" office:value="14.2610580875957">
                <text:p>14.2610580875957</text:p>
              </table:table-cell>
              <table:table-cell office:value-type="float" office:value="14.2610580875957">
                <text:p>14.2610580875957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390.5">
                <text:p>390.5</text:p>
              </table:table-cell>
              <table:table-cell office:value-type="float" office:value="15.2333698030198">
                <text:p>15.2333698030198</text:p>
              </table:table-cell>
              <table:table-cell office:value-type="float" office:value="15.2333698030198">
                <text:p>15.2333698030198</text:p>
              </table:table-cell>
              <table:table-cell office:value-type="float" office:value="382.4">
                <text:p>382.4</text:p>
              </table:table-cell>
              <table:table-cell office:value-type="float" office:value="12.7645341996225">
                <text:p>12.7645341996225</text:p>
              </table:table-cell>
              <table:table-cell office:value-type="float" office:value="12.7645341996225">
                <text:p>12.7645341996225</text:p>
              </table:table-cell>
              <table:table-cell office:value-type="float" office:value="386.4">
                <text:p>386.4</text:p>
              </table:table-cell>
              <table:table-cell office:value-type="float" office:value="11.0975472765632">
                <text:p>11.0975472765632</text:p>
              </table:table-cell>
              <table:table-cell office:value-type="float" office:value="11.0975472765632">
                <text:p>11.0975472765632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390.8">
                <text:p>390.8</text:p>
              </table:table-cell>
              <table:table-cell office:value-type="float" office:value="13.6446977899028">
                <text:p>13.6446977899028</text:p>
              </table:table-cell>
              <table:table-cell office:value-type="float" office:value="13.6446977899028">
                <text:p>13.6446977899028</text:p>
              </table:table-cell>
              <table:table-cell office:value-type="float" office:value="384.1">
                <text:p>384.1</text:p>
              </table:table-cell>
              <table:table-cell office:value-type="float" office:value="12.8707247486517">
                <text:p>12.8707247486517</text:p>
              </table:table-cell>
              <table:table-cell office:value-type="float" office:value="12.8707247486517">
                <text:p>12.8707247486517</text:p>
              </table:table-cell>
              <table:table-cell office:value-type="float" office:value="374.3">
                <text:p>374.3</text:p>
              </table:table-cell>
              <table:table-cell office:value-type="float" office:value="19.8720909820784">
                <text:p>19.8720909820784</text:p>
              </table:table-cell>
              <table:table-cell office:value-type="float" office:value="19.8720909820784">
                <text:p>19.8720909820784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374.5">
                <text:p>374.5</text:p>
              </table:table-cell>
              <table:table-cell office:value-type="float" office:value="11.9187061191874">
                <text:p>11.9187061191874</text:p>
              </table:table-cell>
              <table:table-cell office:value-type="float" office:value="11.9187061191874">
                <text:p>11.9187061191874</text:p>
              </table:table-cell>
              <table:table-cell office:value-type="float" office:value="387.2">
                <text:p>387.2</text:p>
              </table:table-cell>
              <table:table-cell office:value-type="float" office:value="14.1327043885214">
                <text:p>14.1327043885214</text:p>
              </table:table-cell>
              <table:table-cell office:value-type="float" office:value="14.1327043885214">
                <text:p>14.1327043885214</text:p>
              </table:table-cell>
              <table:table-cell office:value-type="float" office:value="384.8">
                <text:p>384.8</text:p>
              </table:table-cell>
              <table:table-cell office:value-type="float" office:value="17.4406931564596">
                <text:p>17.4406931564596</text:p>
              </table:table-cell>
              <table:table-cell office:value-type="float" office:value="17.4406931564596">
                <text:p>17.440693156459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41.9">
                <text:p>341.9</text:p>
              </table:table-cell>
              <table:table-cell office:value-type="float" office:value="22.4274137806589">
                <text:p>22.4274137806589</text:p>
              </table:table-cell>
              <table:table-cell office:value-type="float" office:value="22.4274137806589">
                <text:p>22.4274137806589</text:p>
              </table:table-cell>
              <table:table-cell office:value-type="float" office:value="347.1">
                <text:p>347.1</text:p>
              </table:table-cell>
              <table:table-cell office:value-type="float" office:value="13.033716959401">
                <text:p>13.033716959401</text:p>
              </table:table-cell>
              <table:table-cell office:value-type="float" office:value="13.033716959401">
                <text:p>13.033716959401</text:p>
              </table:table-cell>
              <table:table-cell office:value-type="float" office:value="359.3">
                <text:p>359.3</text:p>
              </table:table-cell>
              <table:table-cell office:value-type="float" office:value="16.4252515624233">
                <text:p>16.4252515624233</text:p>
              </table:table-cell>
              <table:table-cell office:value-type="float" office:value="16.4252515624233">
                <text:p>16.4252515624233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284.9">
                <text:p>284.9</text:p>
              </table:table-cell>
              <table:table-cell office:value-type="float" office:value="57.9049988247033">
                <text:p>57.9049988247033</text:p>
              </table:table-cell>
              <table:table-cell office:value-type="float" office:value="57.9049988247033">
                <text:p>57.9049988247033</text:p>
              </table:table-cell>
              <table:table-cell office:value-type="float" office:value="311.3">
                <text:p>311.3</text:p>
              </table:table-cell>
              <table:table-cell office:value-type="float" office:value="12.8759034202998">
                <text:p>12.8759034202998</text:p>
              </table:table-cell>
              <table:table-cell office:value-type="float" office:value="12.8759034202998">
                <text:p>12.8759034202998</text:p>
              </table:table-cell>
              <table:table-cell office:value-type="float" office:value="316.6">
                <text:p>316.6</text:p>
              </table:table-cell>
              <table:table-cell office:value-type="float" office:value="14.3310075632447">
                <text:p>14.3310075632447</text:p>
              </table:table-cell>
              <table:table-cell office:value-type="float" office:value="14.3310075632447">
                <text:p>14.3310075632447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267.3">
                <text:p>267.3</text:p>
              </table:table-cell>
              <table:table-cell office:value-type="float" office:value="48.9899082578352">
                <text:p>48.9899082578352</text:p>
              </table:table-cell>
              <table:table-cell office:value-type="float" office:value="48.9899082578352">
                <text:p>48.9899082578352</text:p>
              </table:table-cell>
              <table:table-cell office:value-type="float" office:value="311.5">
                <text:p>311.5</text:p>
              </table:table-cell>
              <table:table-cell office:value-type="float" office:value="12.68638815599">
                <text:p>12.68638815599</text:p>
              </table:table-cell>
              <table:table-cell office:value-type="float" office:value="12.68638815599">
                <text:p>12.68638815599</text:p>
              </table:table-cell>
              <table:table-cell office:value-type="float" office:value="324.2">
                <text:p>324.2</text:p>
              </table:table-cell>
              <table:table-cell office:value-type="float" office:value="16.5516028092616">
                <text:p>16.5516028092616</text:p>
              </table:table-cell>
              <table:table-cell office:value-type="float" office:value="16.5516028092616">
                <text:p>16.5516028092616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235.8">
                <text:p>235.8</text:p>
              </table:table-cell>
              <table:table-cell office:value-type="float" office:value="61.8399367543158">
                <text:p>61.8399367543158</text:p>
              </table:table-cell>
              <table:table-cell office:value-type="float" office:value="61.8399367543158">
                <text:p>61.8399367543158</text:p>
              </table:table-cell>
              <table:table-cell office:value-type="float" office:value="307.4">
                <text:p>307.4</text:p>
              </table:table-cell>
              <table:table-cell office:value-type="float" office:value="13.0571393838348">
                <text:p>13.0571393838348</text:p>
              </table:table-cell>
              <table:table-cell office:value-type="float" office:value="13.0571393838348">
                <text:p>13.0571393838348</text:p>
              </table:table-cell>
              <table:table-cell office:value-type="float" office:value="322.5">
                <text:p>322.5</text:p>
              </table:table-cell>
              <table:table-cell office:value-type="float" office:value="19.6313241756355">
                <text:p>19.6313241756355</text:p>
              </table:table-cell>
              <table:table-cell office:value-type="float" office:value="19.6313241756355">
                <text:p>19.631324175635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53.5">
                <text:p>253.5</text:p>
              </table:table-cell>
              <table:table-cell office:value-type="float" office:value="18.1918785298397">
                <text:p>18.1918785298397</text:p>
              </table:table-cell>
              <table:table-cell office:value-type="float" office:value="18.1918785298397">
                <text:p>18.1918785298397</text:p>
              </table:table-cell>
              <table:table-cell office:value-type="float" office:value="273.5">
                <text:p>273.5</text:p>
              </table:table-cell>
              <table:table-cell office:value-type="float" office:value="15.9181936440316">
                <text:p>15.9181936440316</text:p>
              </table:table-cell>
              <table:table-cell office:value-type="float" office:value="15.9181936440316">
                <text:p>15.9181936440316</text:p>
              </table:table-cell>
              <table:table-cell office:value-type="float" office:value="262.7">
                <text:p>262.7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8.90754985641082">
                <text:p>8.90754985641082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257.2">
                <text:p>257.2</text:p>
              </table:table-cell>
              <table:table-cell office:value-type="float" office:value="15.1422880995208">
                <text:p>15.1422880995208</text:p>
              </table:table-cell>
              <table:table-cell office:value-type="float" office:value="15.1422880995208">
                <text:p>15.1422880995208</text:p>
              </table:table-cell>
              <table:table-cell office:value-type="float" office:value="247.1">
                <text:p>247.1</text:p>
              </table:table-cell>
              <table:table-cell office:value-type="float" office:value="15.6165866237721">
                <text:p>15.6165866237721</text:p>
              </table:table-cell>
              <table:table-cell office:value-type="float" office:value="15.6165866237721">
                <text:p>15.6165866237721</text:p>
              </table:table-cell>
              <table:table-cell office:value-type="float" office:value="249.6">
                <text:p>249.6</text:p>
              </table:table-cell>
              <table:table-cell office:value-type="float" office:value="10.543033508225">
                <text:p>10.543033508225</text:p>
              </table:table-cell>
              <table:table-cell office:value-type="float" office:value="10.543033508225">
                <text:p>10.543033508225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259.6">
                <text:p>259.6</text:p>
              </table:table-cell>
              <table:table-cell office:value-type="float" office:value="13.0145218036537">
                <text:p>13.0145218036537</text:p>
              </table:table-cell>
              <table:table-cell office:value-type="float" office:value="13.0145218036537">
                <text:p>13.0145218036537</text:p>
              </table:table-cell>
              <table:table-cell office:value-type="float" office:value="214.4">
                <text:p>214.4</text:p>
              </table:table-cell>
              <table:table-cell office:value-type="float" office:value="10.0244146407104">
                <text:p>10.0244146407104</text:p>
              </table:table-cell>
              <table:table-cell office:value-type="float" office:value="10.0244146407104">
                <text:p>10.0244146407104</text:p>
              </table:table-cell>
              <table:table-cell office:value-type="float" office:value="215.5">
                <text:p>215.5</text:p>
              </table:table-cell>
              <table:table-cell office:value-type="float" office:value="22.0365857407882">
                <text:p>22.0365857407882</text:p>
              </table:table-cell>
              <table:table-cell office:value-type="float" office:value="22.0365857407882">
                <text:p>22.0365857407882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244.1">
                <text:p>244.1</text:p>
              </table:table-cell>
              <table:table-cell office:value-type="float" office:value="25.1813422994089">
                <text:p>25.1813422994089</text:p>
              </table:table-cell>
              <table:table-cell office:value-type="float" office:value="25.1813422994089">
                <text:p>25.1813422994089</text:p>
              </table:table-cell>
              <table:table-cell office:value-type="float" office:value="215.6">
                <text:p>215.6</text:p>
              </table:table-cell>
              <table:table-cell office:value-type="float" office:value="7.87682959346236">
                <text:p>7.87682959346236</text:p>
              </table:table-cell>
              <table:table-cell office:value-type="float" office:value="7.87682959346236">
                <text:p>7.87682959346236</text:p>
              </table:table-cell>
              <table:table-cell office:value-type="float" office:value="204.4">
                <text:p>204.4</text:p>
              </table:table-cell>
              <table:table-cell office:value-type="float" office:value="15.2912465882354">
                <text:p>15.2912465882354</text:p>
              </table:table-cell>
              <table:table-cell office:value-type="float" office:value="15.2912465882354">
                <text:p>15.2912465882354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98.2">
                <text:p>198.2</text:p>
              </table:table-cell>
              <table:table-cell office:value-type="float" office:value="21.4050876610627">
                <text:p>21.4050876610627</text:p>
              </table:table-cell>
              <table:table-cell office:value-type="float" office:value="21.4050876610627">
                <text:p>21.4050876610627</text:p>
              </table:table-cell>
              <table:table-cell office:value-type="float" office:value="174.4">
                <text:p>174.4</text:p>
              </table:table-cell>
              <table:table-cell office:value-type="float" office:value="16.9062775980469">
                <text:p>16.9062775980469</text:p>
              </table:table-cell>
              <table:table-cell office:value-type="float" office:value="16.9062775980469">
                <text:p>16.9062775980469</text:p>
              </table:table-cell>
              <table:table-cell office:value-type="float" office:value="176.9">
                <text:p>176.9</text:p>
              </table:table-cell>
              <table:table-cell office:value-type="float" office:value="17.7541857349503">
                <text:p>17.7541857349503</text:p>
              </table:table-cell>
              <table:table-cell office:value-type="float" office:value="17.7541857349503">
                <text:p>17.7541857349503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201.8">
                <text:p>201.8</text:p>
              </table:table-cell>
              <table:table-cell office:value-type="float" office:value="33.6709568223615">
                <text:p>33.6709568223615</text:p>
              </table:table-cell>
              <table:table-cell office:value-type="float" office:value="33.6709568223615">
                <text:p>33.6709568223615</text:p>
              </table:table-cell>
              <table:table-cell office:value-type="float" office:value="174.3">
                <text:p>174.3</text:p>
              </table:table-cell>
              <table:table-cell office:value-type="float" office:value="11.0055541533456">
                <text:p>11.0055541533456</text:p>
              </table:table-cell>
              <table:table-cell office:value-type="float" office:value="11.0055541533456">
                <text:p>11.0055541533456</text:p>
              </table:table-cell>
              <table:table-cell office:value-type="float" office:value="184.6">
                <text:p>184.6</text:p>
              </table:table-cell>
              <table:table-cell office:value-type="float" office:value="12.1032594324376">
                <text:p>12.1032594324376</text:p>
              </table:table-cell>
              <table:table-cell office:value-type="float" office:value="12.1032594324376">
                <text:p>12.1032594324376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90.4">
                <text:p>190.4</text:p>
              </table:table-cell>
              <table:table-cell office:value-type="float" office:value="35.065652710309">
                <text:p>35.065652710309</text:p>
              </table:table-cell>
              <table:table-cell office:value-type="float" office:value="35.065652710309">
                <text:p>35.065652710309</text:p>
              </table:table-cell>
              <table:table-cell office:value-type="float" office:value="172.1">
                <text:p>172.1</text:p>
              </table:table-cell>
              <table:table-cell office:value-type="float" office:value="7.50481327031008">
                <text:p>7.50481327031008</text:p>
              </table:table-cell>
              <table:table-cell office:value-type="float" office:value="7.50481327031008">
                <text:p>7.50481327031008</text:p>
              </table:table-cell>
              <table:table-cell office:value-type="float" office:value="178.1">
                <text:p>178.1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0.7852780317534">
                <text:p>10.7852780317534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96.8">
                <text:p>196.8</text:p>
              </table:table-cell>
              <table:table-cell office:value-type="float" office:value="33.6907504616128">
                <text:p>33.6907504616128</text:p>
              </table:table-cell>
              <table:table-cell office:value-type="float" office:value="33.6907504616128">
                <text:p>33.6907504616128</text:p>
              </table:table-cell>
              <table:table-cell office:value-type="float" office:value="175.3">
                <text:p>175.3</text:p>
              </table:table-cell>
              <table:table-cell office:value-type="float" office:value="11.4896088319451">
                <text:p>11.4896088319451</text:p>
              </table:table-cell>
              <table:table-cell office:value-type="float" office:value="11.4896088319451">
                <text:p>11.4896088319451</text:p>
              </table:table-cell>
              <table:table-cell office:value-type="float" office:value="177.7">
                <text:p>177.7</text:p>
              </table:table-cell>
              <table:table-cell office:value-type="float" office:value="7.39444235745859">
                <text:p>7.39444235745859</text:p>
              </table:table-cell>
              <table:table-cell office:value-type="float" office:value="7.39444235745859">
                <text:p>7.39444235745859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78.4">
                <text:p>178.4</text:p>
              </table:table-cell>
              <table:table-cell office:value-type="float" office:value="38.7877414770297">
                <text:p>38.7877414770297</text:p>
              </table:table-cell>
              <table:table-cell office:value-type="float" office:value="38.7877414770297">
                <text:p>38.7877414770297</text:p>
              </table:table-cell>
              <table:table-cell office:value-type="float" office:value="158.2">
                <text:p>158.2</text:p>
              </table:table-cell>
              <table:table-cell office:value-type="float" office:value="11.0332829807512">
                <text:p>11.0332829807512</text:p>
              </table:table-cell>
              <table:table-cell office:value-type="float" office:value="11.0332829807512">
                <text:p>11.0332829807512</text:p>
              </table:table-cell>
              <table:table-cell office:value-type="float" office:value="163.9">
                <text:p>163.9</text:p>
              </table:table-cell>
              <table:table-cell office:value-type="float" office:value="9.27900856772964">
                <text:p>9.27900856772964</text:p>
              </table:table-cell>
              <table:table-cell office:value-type="float" office:value="9.27900856772964">
                <text:p>9.27900856772964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61.5">
                <text:p>161.5</text:p>
              </table:table-cell>
              <table:table-cell office:value-type="float" office:value="11.4236596587959">
                <text:p>11.4236596587959</text:p>
              </table:table-cell>
              <table:table-cell office:value-type="float" office:value="11.4236596587959">
                <text:p>11.4236596587959</text:p>
              </table:table-cell>
              <table:table-cell office:value-type="float" office:value="160.5">
                <text:p>160.5</text:p>
              </table:table-cell>
              <table:table-cell office:value-type="float" office:value="12.3760521438246">
                <text:p>12.3760521438246</text:p>
              </table:table-cell>
              <table:table-cell office:value-type="float" office:value="12.3760521438246">
                <text:p>12.3760521438246</text:p>
              </table:table-cell>
              <table:table-cell office:value-type="float" office:value="158.2">
                <text:p>158.2</text:p>
              </table:table-cell>
              <table:table-cell office:value-type="float" office:value="12.9769025580067">
                <text:p>12.9769025580067</text:p>
              </table:table-cell>
              <table:table-cell office:value-type="float" office:value="12.9769025580067">
                <text:p>12.9769025580067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56.7">
                <text:p>156.7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13.6548729600665">
                <text:p>13.6548729600665</text:p>
              </table:table-cell>
              <table:table-cell office:value-type="float" office:value="161.6">
                <text:p>161.6</text:p>
              </table:table-cell>
              <table:table-cell office:value-type="float" office:value="15.507704178533">
                <text:p>15.507704178533</text:p>
              </table:table-cell>
              <table:table-cell office:value-type="float" office:value="15.507704178533">
                <text:p>15.507704178533</text:p>
              </table:table-cell>
              <table:table-cell office:value-type="float" office:value="159.8">
                <text:p>159.8</text:p>
              </table:table-cell>
              <table:table-cell office:value-type="float" office:value="15.873107936241">
                <text:p>15.873107936241</text:p>
              </table:table-cell>
              <table:table-cell office:value-type="float" office:value="15.873107936241">
                <text:p>15.873107936241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62.6">
                <text:p>162.6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167.7">
                <text:p>167.7</text:p>
              </table:table-cell>
              <table:table-cell office:value-type="float" office:value="12.2024587686253">
                <text:p>12.2024587686253</text:p>
              </table:table-cell>
              <table:table-cell office:value-type="float" office:value="12.2024587686253">
                <text:p>12.2024587686253</text:p>
              </table:table-cell>
              <table:table-cell office:value-type="float" office:value="156">
                <text:p>156</text:p>
              </table:table-cell>
              <table:table-cell office:value-type="float" office:value="12.1380943040221">
                <text:p>12.1380943040221</text:p>
              </table:table-cell>
              <table:table-cell office:value-type="float" office:value="12.1380943040221">
                <text:p>12.13809430402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6.4">
                <text:p>146.4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49.6">
                <text:p>149.6</text:p>
              </table:table-cell>
              <table:table-cell office:value-type="float" office:value="5.92921205182911">
                <text:p>5.92921205182911</text:p>
              </table:table-cell>
              <table:table-cell office:value-type="float" office:value="5.92921205182911">
                <text:p>5.92921205182911</text:p>
              </table:table-cell>
              <table:table-cell office:value-type="float" office:value="149.3">
                <text:p>149.3</text:p>
              </table:table-cell>
              <table:table-cell office:value-type="float" office:value="10.4141997078775">
                <text:p>10.4141997078775</text:p>
              </table:table-cell>
              <table:table-cell office:value-type="float" office:value="10.4141997078775">
                <text:p>10.4141997078775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153.9">
                <text:p>153.9</text:p>
              </table:table-cell>
              <table:table-cell office:value-type="float" office:value="12.4761995637917">
                <text:p>12.4761995637917</text:p>
              </table:table-cell>
              <table:table-cell office:value-type="float" office:value="12.4761995637917">
                <text:p>12.4761995637917</text:p>
              </table:table-cell>
              <table:table-cell office:value-type="float" office:value="153.9">
                <text:p>153.9</text:p>
              </table:table-cell>
              <table:table-cell office:value-type="float" office:value="6.11827862501646">
                <text:p>6.11827862501646</text:p>
              </table:table-cell>
              <table:table-cell office:value-type="float" office:value="6.11827862501646">
                <text:p>6.11827862501646</text:p>
              </table:table-cell>
              <table:table-cell office:value-type="float" office:value="153">
                <text:p>153</text:p>
              </table:table-cell>
              <table:table-cell office:value-type="float" office:value="8.49836585598798">
                <text:p>8.49836585598798</text:p>
              </table:table-cell>
              <table:table-cell office:value-type="float" office:value="8.49836585598798">
                <text:p>8.49836585598798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150.4">
                <text:p>150.4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1.6542791378198">
                <text:p>11.6542791378198</text:p>
              </table:table-cell>
              <table:table-cell office:value-type="float" office:value="158.3">
                <text:p>158.3</text:p>
              </table:table-cell>
              <table:table-cell office:value-type="float" office:value="10.562512327409">
                <text:p>10.562512327409</text:p>
              </table:table-cell>
              <table:table-cell office:value-type="float" office:value="10.562512327409">
                <text:p>10.562512327409</text:p>
              </table:table-cell>
              <table:table-cell office:value-type="float" office:value="162.4">
                <text:p>162.4</text:p>
              </table:table-cell>
              <table:table-cell office:value-type="float" office:value="12.781931691954">
                <text:p>12.781931691954</text:p>
              </table:table-cell>
              <table:table-cell office:value-type="float" office:value="12.781931691954">
                <text:p>12.781931691954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152.9">
                <text:p>152.9</text:p>
              </table:table-cell>
              <table:table-cell office:value-type="float" office:value="9.50380040942686">
                <text:p>9.50380040942686</text:p>
              </table:table-cell>
              <table:table-cell office:value-type="float" office:value="9.50380040942686">
                <text:p>9.50380040942686</text:p>
              </table:table-cell>
              <table:table-cell office:value-type="float" office:value="156.2">
                <text:p>156.2</text:p>
              </table:table-cell>
              <table:table-cell office:value-type="float" office:value="7.95543140809403">
                <text:p>7.95543140809403</text:p>
              </table:table-cell>
              <table:table-cell office:value-type="float" office:value="7.95543140809403">
                <text:p>7.95543140809403</text:p>
              </table:table-cell>
              <table:table-cell office:value-type="float" office:value="148.9">
                <text:p>148.9</text:p>
              </table:table-cell>
              <table:table-cell office:value-type="float" office:value="6.82234889495139">
                <text:p>6.82234889495139</text:p>
              </table:table-cell>
              <table:table-cell office:value-type="float" office:value="6.82234889495139">
                <text:p>6.82234889495139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85.7">
                <text:p>185.7</text:p>
              </table:table-cell>
              <table:table-cell office:value-type="float" office:value="19.0907190947737">
                <text:p>19.0907190947737</text:p>
              </table:table-cell>
              <table:table-cell office:value-type="float" office:value="19.0907190947737">
                <text:p>19.0907190947737</text:p>
              </table:table-cell>
              <table:table-cell office:value-type="float" office:value="185.2">
                <text:p>185.2</text:p>
              </table:table-cell>
              <table:table-cell office:value-type="float" office:value="12.4525767079214">
                <text:p>12.4525767079214</text:p>
              </table:table-cell>
              <table:table-cell office:value-type="float" office:value="12.4525767079214">
                <text:p>12.4525767079214</text:p>
              </table:table-cell>
              <table:table-cell office:value-type="float" office:value="189.8">
                <text:p>189.8</text:p>
              </table:table-cell>
              <table:table-cell office:value-type="float" office:value="17.6811261582011">
                <text:p>17.6811261582011</text:p>
              </table:table-cell>
              <table:table-cell office:value-type="float" office:value="17.6811261582011">
                <text:p>17.6811261582011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96.2">
                <text:p>196.2</text:p>
              </table:table-cell>
              <table:table-cell office:value-type="float" office:value="11.3900541409307">
                <text:p>11.3900541409307</text:p>
              </table:table-cell>
              <table:table-cell office:value-type="float" office:value="11.3900541409307">
                <text:p>11.3900541409307</text:p>
              </table:table-cell>
              <table:table-cell office:value-type="float" office:value="197.2">
                <text:p>197.2</text:p>
              </table:table-cell>
              <table:table-cell office:value-type="float" office:value="12.7871463239892">
                <text:p>12.7871463239892</text:p>
              </table:table-cell>
              <table:table-cell office:value-type="float" office:value="12.7871463239892">
                <text:p>12.7871463239892</text:p>
              </table:table-cell>
              <table:table-cell office:value-type="float" office:value="189.8">
                <text:p>189.8</text:p>
              </table:table-cell>
              <table:table-cell office:value-type="float" office:value="11.7170341336402">
                <text:p>11.7170341336402</text:p>
              </table:table-cell>
              <table:table-cell office:value-type="float" office:value="11.7170341336402">
                <text:p>11.7170341336402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89.1">
                <text:p>189.1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194.5">
                <text:p>194.5</text:p>
              </table:table-cell>
              <table:table-cell office:value-type="float" office:value="13.2098448136229">
                <text:p>13.2098448136229</text:p>
              </table:table-cell>
              <table:table-cell office:value-type="float" office:value="13.2098448136229">
                <text:p>13.2098448136229</text:p>
              </table:table-cell>
              <table:table-cell office:value-type="float" office:value="186.6">
                <text:p>186.6</text:p>
              </table:table-cell>
              <table:table-cell office:value-type="float" office:value="12.5273035140581">
                <text:p>12.5273035140581</text:p>
              </table:table-cell>
              <table:table-cell office:value-type="float" office:value="12.5273035140581">
                <text:p>12.5273035140581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90.6">
                <text:p>190.6</text:p>
              </table:table-cell>
              <table:table-cell office:value-type="float" office:value="12.4293559321828">
                <text:p>12.4293559321828</text:p>
              </table:table-cell>
              <table:table-cell office:value-type="float" office:value="12.4293559321828">
                <text:p>12.4293559321828</text:p>
              </table:table-cell>
              <table:table-cell office:value-type="float" office:value="196.4">
                <text:p>196.4</text:p>
              </table:table-cell>
              <table:table-cell office:value-type="float" office:value="11.3646625799254">
                <text:p>11.3646625799254</text:p>
              </table:table-cell>
              <table:table-cell office:value-type="float" office:value="11.3646625799254">
                <text:p>11.3646625799254</text:p>
              </table:table-cell>
              <table:table-cell office:value-type="float" office:value="195.6">
                <text:p>195.6</text:p>
              </table:table-cell>
              <table:table-cell office:value-type="float" office:value="12.6596471778113">
                <text:p>12.6596471778113</text:p>
              </table:table-cell>
              <table:table-cell office:value-type="float" office:value="12.6596471778113">
                <text:p>12.6596471778113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61.7">
                <text:p>161.7</text:p>
              </table:table-cell>
              <table:table-cell office:value-type="float" office:value="10.2094727255296">
                <text:p>10.2094727255296</text:p>
              </table:table-cell>
              <table:table-cell office:value-type="float" office:value="10.2094727255296">
                <text:p>10.2094727255296</text:p>
              </table:table-cell>
              <table:table-cell office:value-type="float" office:value="162.6">
                <text:p>162.6</text:p>
              </table:table-cell>
              <table:table-cell office:value-type="float" office:value="12.3306303344332">
                <text:p>12.3306303344332</text:p>
              </table:table-cell>
              <table:table-cell office:value-type="float" office:value="12.3306303344332">
                <text:p>12.3306303344332</text:p>
              </table:table-cell>
              <table:table-cell office:value-type="float" office:value="164.3">
                <text:p>164.3</text:p>
              </table:table-cell>
              <table:table-cell office:value-type="float" office:value="12.2206564653641">
                <text:p>12.2206564653641</text:p>
              </table:table-cell>
              <table:table-cell office:value-type="float" office:value="12.2206564653641">
                <text:p>12.2206564653641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57.3">
                <text:p>157.3</text:p>
              </table:table-cell>
              <table:table-cell office:value-type="float" office:value="8.92001494767059">
                <text:p>8.92001494767059</text:p>
              </table:table-cell>
              <table:table-cell office:value-type="float" office:value="8.92001494767059">
                <text:p>8.92001494767059</text:p>
              </table:table-cell>
              <table:table-cell office:value-type="float" office:value="156.8">
                <text:p>156.8</text:p>
              </table:table-cell>
              <table:table-cell office:value-type="float" office:value="9.114091653405">
                <text:p>9.114091653405</text:p>
              </table:table-cell>
              <table:table-cell office:value-type="float" office:value="9.114091653405">
                <text:p>9.114091653405</text:p>
              </table:table-cell>
              <table:table-cell office:value-type="float" office:value="157.2">
                <text:p>157.2</text:p>
              </table:table-cell>
              <table:table-cell office:value-type="float" office:value="12.2909180562994">
                <text:p>12.2909180562994</text:p>
              </table:table-cell>
              <table:table-cell office:value-type="float" office:value="12.2909180562994">
                <text:p>12.2909180562994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157">
                <text:p>157</text:p>
              </table:table-cell>
              <table:table-cell office:value-type="float" office:value="12.9957257930786">
                <text:p>12.9957257930786</text:p>
              </table:table-cell>
              <table:table-cell office:value-type="float" office:value="12.9957257930786">
                <text:p>12.9957257930786</text:p>
              </table:table-cell>
              <table:table-cell office:value-type="float" office:value="164.7">
                <text:p>164.7</text:p>
              </table:table-cell>
              <table:table-cell office:value-type="float" office:value="8.45970842681157">
                <text:p>8.45970842681157</text:p>
              </table:table-cell>
              <table:table-cell office:value-type="float" office:value="8.45970842681157">
                <text:p>8.45970842681157</text:p>
              </table:table-cell>
              <table:table-cell office:value-type="float" office:value="162.7">
                <text:p>162.7</text:p>
              </table:table-cell>
              <table:table-cell office:value-type="float" office:value="11.6050755179696">
                <text:p>11.6050755179696</text:p>
              </table:table-cell>
              <table:table-cell office:value-type="float" office:value="11.6050755179696">
                <text:p>11.6050755179696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162.6">
                <text:p>162.6</text:p>
              </table:table-cell>
              <table:table-cell office:value-type="float" office:value="8.48789988421426">
                <text:p>8.48789988421426</text:p>
              </table:table-cell>
              <table:table-cell office:value-type="float" office:value="8.48789988421426">
                <text:p>8.48789988421426</text:p>
              </table:table-cell>
              <table:table-cell office:value-type="float" office:value="156.9">
                <text:p>156.9</text:p>
              </table:table-cell>
              <table:table-cell office:value-type="float" office:value="11.1000500499372">
                <text:p>11.1000500499372</text:p>
              </table:table-cell>
              <table:table-cell office:value-type="float" office:value="11.1000500499372">
                <text:p>11.1000500499372</text:p>
              </table:table-cell>
              <table:table-cell office:value-type="float" office:value="162.4">
                <text:p>162.4</text:p>
              </table:table-cell>
              <table:table-cell office:value-type="float" office:value="16.5811137543089">
                <text:p>16.5811137543089</text:p>
              </table:table-cell>
              <table:table-cell office:value-type="float" office:value="16.5811137543089">
                <text:p>16.581113754308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8.3">
                <text:p>158.3</text:p>
              </table:table-cell>
              <table:table-cell office:value-type="float" office:value="9.86632882304479">
                <text:p>9.86632882304479</text:p>
              </table:table-cell>
              <table:table-cell office:value-type="float" office:value="9.86632882304479">
                <text:p>9.86632882304479</text:p>
              </table:table-cell>
              <table:table-cell office:value-type="float" office:value="154">
                <text:p>154</text:p>
              </table:table-cell>
              <table:table-cell office:value-type="float" office:value="9.49853789918334">
                <text:p>9.49853789918334</text:p>
              </table:table-cell>
              <table:table-cell office:value-type="float" office:value="9.49853789918334">
                <text:p>9.49853789918334</text:p>
              </table:table-cell>
              <table:table-cell office:value-type="float" office:value="159.3">
                <text:p>159.3</text:p>
              </table:table-cell>
              <table:table-cell office:value-type="float" office:value="11.0156454393033">
                <text:p>11.0156454393033</text:p>
              </table:table-cell>
              <table:table-cell office:value-type="float" office:value="11.0156454393033">
                <text:p>11.0156454393033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156.7">
                <text:p>156.7</text:p>
              </table:table-cell>
              <table:table-cell office:value-type="float" office:value="6.91295080908933">
                <text:p>6.91295080908933</text:p>
              </table:table-cell>
              <table:table-cell office:value-type="float" office:value="6.91295080908933">
                <text:p>6.91295080908933</text:p>
              </table:table-cell>
              <table:table-cell office:value-type="float" office:value="155.9">
                <text:p>155.9</text:p>
              </table:table-cell>
              <table:table-cell office:value-type="float" office:value="12.6530628703093">
                <text:p>12.6530628703093</text:p>
              </table:table-cell>
              <table:table-cell office:value-type="float" office:value="12.6530628703093">
                <text:p>12.6530628703093</text:p>
              </table:table-cell>
              <table:table-cell office:value-type="float" office:value="167.2">
                <text:p>167.2</text:p>
              </table:table-cell>
              <table:table-cell office:value-type="float" office:value="12.0166551086398">
                <text:p>12.0166551086398</text:p>
              </table:table-cell>
              <table:table-cell office:value-type="float" office:value="12.0166551086398">
                <text:p>12.0166551086398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162.9">
                <text:p>162.9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60.6">
                <text:p>160.6</text:p>
              </table:table-cell>
              <table:table-cell office:value-type="float" office:value="10.5955965696447">
                <text:p>10.5955965696447</text:p>
              </table:table-cell>
              <table:table-cell office:value-type="float" office:value="10.5955965696447">
                <text:p>10.5955965696447</text:p>
              </table:table-cell>
              <table:table-cell office:value-type="float" office:value="159.4">
                <text:p>159.4</text:p>
              </table:table-cell>
              <table:table-cell office:value-type="float" office:value="16.331292389493">
                <text:p>16.331292389493</text:p>
              </table:table-cell>
              <table:table-cell office:value-type="float" office:value="16.331292389493">
                <text:p>16.33129238949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1.6">
                <text:p>161.6</text:p>
              </table:table-cell>
              <table:table-cell office:value-type="float" office:value="13.5499077487635">
                <text:p>13.5499077487635</text:p>
              </table:table-cell>
              <table:table-cell office:value-type="float" office:value="13.5499077487635">
                <text:p>13.5499077487635</text:p>
              </table:table-cell>
              <table:table-cell office:value-type="float" office:value="154.2">
                <text:p>154.2</text:p>
              </table:table-cell>
              <table:table-cell office:value-type="float" office:value="14.4129571335425">
                <text:p>14.4129571335425</text:p>
              </table:table-cell>
              <table:table-cell office:value-type="float" office:value="14.4129571335425">
                <text:p>14.4129571335425</text:p>
              </table:table-cell>
              <table:table-cell office:value-type="float" office:value="155.6">
                <text:p>155.6</text:p>
              </table:table-cell>
              <table:table-cell office:value-type="float" office:value="14.6226612564958">
                <text:p>14.6226612564958</text:p>
              </table:table-cell>
              <table:table-cell office:value-type="float" office:value="14.6226612564958">
                <text:p>14.622661256495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.4">
                <text:p>153.4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53.6">
                <text:p>153.6</text:p>
              </table:table-cell>
              <table:table-cell office:value-type="float" office:value="14.660604807897">
                <text:p>14.660604807897</text:p>
              </table:table-cell>
              <table:table-cell office:value-type="float" office:value="14.660604807897">
                <text:p>14.660604807897</text:p>
              </table:table-cell>
              <table:table-cell office:value-type="float" office:value="157.5">
                <text:p>157.5</text:p>
              </table:table-cell>
              <table:table-cell office:value-type="float" office:value="16.9066062038877">
                <text:p>16.9066062038877</text:p>
              </table:table-cell>
              <table:table-cell office:value-type="float" office:value="16.9066062038877">
                <text:p>16.9066062038877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160.1">
                <text:p>160.1</text:p>
              </table:table-cell>
              <table:table-cell office:value-type="float" office:value="11.049886877249">
                <text:p>11.049886877249</text:p>
              </table:table-cell>
              <table:table-cell office:value-type="float" office:value="11.049886877249">
                <text:p>11.049886877249</text:p>
              </table:table-cell>
              <table:table-cell office:value-type="float" office:value="156.9">
                <text:p>156.9</text:p>
              </table:table-cell>
              <table:table-cell office:value-type="float" office:value="10.2464085849086">
                <text:p>10.2464085849086</text:p>
              </table:table-cell>
              <table:table-cell office:value-type="float" office:value="10.2464085849086">
                <text:p>10.2464085849086</text:p>
              </table:table-cell>
              <table:table-cell office:value-type="float" office:value="157.6">
                <text:p>157.6</text:p>
              </table:table-cell>
              <table:table-cell office:value-type="float" office:value="13.5170674005537">
                <text:p>13.5170674005537</text:p>
              </table:table-cell>
              <table:table-cell office:value-type="float" office:value="13.5170674005537">
                <text:p>13.5170674005537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52.3">
                <text:p>152.3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56.1">
                <text:p>156.1</text:p>
              </table:table-cell>
              <table:table-cell office:value-type="float" office:value="11.4158758850218">
                <text:p>11.4158758850218</text:p>
              </table:table-cell>
              <table:table-cell office:value-type="float" office:value="11.4158758850218">
                <text:p>11.4158758850218</text:p>
              </table:table-cell>
              <table:table-cell office:value-type="float" office:value="159.2">
                <text:p>159.2</text:p>
              </table:table-cell>
              <table:table-cell office:value-type="float" office:value="8.68971294756686">
                <text:p>8.68971294756686</text:p>
              </table:table-cell>
              <table:table-cell office:value-type="float" office:value="8.68971294756686">
                <text:p>8.68971294756686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156.9">
                <text:p>156.9</text:p>
              </table:table-cell>
              <table:table-cell office:value-type="float" office:value="14.1378137552373">
                <text:p>14.1378137552373</text:p>
              </table:table-cell>
              <table:table-cell office:value-type="float" office:value="14.1378137552373">
                <text:p>14.1378137552373</text:p>
              </table:table-cell>
              <table:table-cell office:value-type="float" office:value="152.3">
                <text:p>152.3</text:p>
              </table:table-cell>
              <table:table-cell office:value-type="float" office:value="11.5667146973066">
                <text:p>11.5667146973066</text:p>
              </table:table-cell>
              <table:table-cell office:value-type="float" office:value="11.5667146973066">
                <text:p>11.5667146973066</text:p>
              </table:table-cell>
              <table:table-cell office:value-type="float" office:value="156.3">
                <text:p>156.3</text:p>
              </table:table-cell>
              <table:table-cell office:value-type="float" office:value="10.2853725692796">
                <text:p>10.2853725692796</text:p>
              </table:table-cell>
              <table:table-cell office:value-type="float" office:value="10.2853725692796">
                <text:p>10.2853725692796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169">
                <text:p>169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174.8">
                <text:p>174.8</text:p>
              </table:table-cell>
              <table:table-cell office:value-type="float" office:value="13.4890902419531">
                <text:p>13.4890902419531</text:p>
              </table:table-cell>
              <table:table-cell office:value-type="float" office:value="13.4890902419531">
                <text:p>13.4890902419531</text:p>
              </table:table-cell>
              <table:table-cell office:value-type="float" office:value="173.5">
                <text:p>173.5</text:p>
              </table:table-cell>
              <table:table-cell office:value-type="float" office:value="10.7522607441929">
                <text:p>10.7522607441929</text:p>
              </table:table-cell>
              <table:table-cell office:value-type="float" office:value="10.7522607441929">
                <text:p>10.7522607441929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171.7">
                <text:p>171.7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179.7">
                <text:p>179.7</text:p>
              </table:table-cell>
              <table:table-cell office:value-type="float" office:value="9.34582497398943">
                <text:p>9.34582497398943</text:p>
              </table:table-cell>
              <table:table-cell office:value-type="float" office:value="9.34582497398943">
                <text:p>9.34582497398943</text:p>
              </table:table-cell>
              <table:table-cell office:value-type="float" office:value="172.2">
                <text:p>172.2</text:p>
              </table:table-cell>
              <table:table-cell office:value-type="float" office:value="17.0606760319357">
                <text:p>17.0606760319357</text:p>
              </table:table-cell>
              <table:table-cell office:value-type="float" office:value="17.0606760319357">
                <text:p>17.0606760319357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180">
                <text:p>180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172.7">
                <text:p>172.7</text:p>
              </table:table-cell>
              <table:table-cell office:value-type="float" office:value="14.682188755995">
                <text:p>14.682188755995</text:p>
              </table:table-cell>
              <table:table-cell office:value-type="float" office:value="14.682188755995">
                <text:p>14.682188755995</text:p>
              </table:table-cell>
              <table:table-cell office:value-type="float" office:value="170">
                <text:p>170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173.2">
                <text:p>173.2</text:p>
              </table:table-cell>
              <table:table-cell office:value-type="float" office:value="10.4647556641859">
                <text:p>10.4647556641859</text:p>
              </table:table-cell>
              <table:table-cell office:value-type="float" office:value="10.4647556641859">
                <text:p>10.4647556641859</text:p>
              </table:table-cell>
              <table:table-cell office:value-type="float" office:value="173.5">
                <text:p>173.5</text:p>
              </table:table-cell>
              <table:table-cell office:value-type="float" office:value="11.9093800566332">
                <text:p>11.9093800566332</text:p>
              </table:table-cell>
              <table:table-cell office:value-type="float" office:value="11.9093800566332">
                <text:p>11.9093800566332</text:p>
              </table:table-cell>
              <table:table-cell office:value-type="float" office:value="169.4">
                <text:p>169.4</text:p>
              </table:table-cell>
              <table:table-cell office:value-type="float" office:value="15.2548717172945">
                <text:p>15.2548717172945</text:p>
              </table:table-cell>
              <table:table-cell office:value-type="float" office:value="15.2548717172945">
                <text:p>15.25487171729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93.1">
                <text:p>193.1</text:p>
              </table:table-cell>
              <table:table-cell office:value-type="float" office:value="15.014437496401">
                <text:p>15.014437496401</text:p>
              </table:table-cell>
              <table:table-cell office:value-type="float" office:value="15.014437496401">
                <text:p>15.014437496401</text:p>
              </table:table-cell>
              <table:table-cell office:value-type="float" office:value="198.9">
                <text:p>198.9</text:p>
              </table:table-cell>
              <table:table-cell office:value-type="float" office:value="10.3112667612773">
                <text:p>10.3112667612773</text:p>
              </table:table-cell>
              <table:table-cell office:value-type="float" office:value="10.3112667612773">
                <text:p>10.3112667612773</text:p>
              </table:table-cell>
              <table:table-cell office:value-type="float" office:value="193.6">
                <text:p>193.6</text:p>
              </table:table-cell>
              <table:table-cell office:value-type="float" office:value="11.8621714332204">
                <text:p>11.8621714332204</text:p>
              </table:table-cell>
              <table:table-cell office:value-type="float" office:value="11.8621714332204">
                <text:p>11.8621714332204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195">
                <text:p>195</text:p>
              </table:table-cell>
              <table:table-cell office:value-type="float" office:value="18.5652004208591">
                <text:p>18.5652004208591</text:p>
              </table:table-cell>
              <table:table-cell office:value-type="float" office:value="18.5652004208591">
                <text:p>18.5652004208591</text:p>
              </table:table-cell>
              <table:table-cell office:value-type="float" office:value="191">
                <text:p>191</text:p>
              </table:table-cell>
              <table:table-cell office:value-type="float" office:value="9.77525219907679">
                <text:p>9.77525219907679</text:p>
              </table:table-cell>
              <table:table-cell office:value-type="float" office:value="9.77525219907679">
                <text:p>9.77525219907679</text:p>
              </table:table-cell>
              <table:table-cell office:value-type="float" office:value="200.8">
                <text:p>200.8</text:p>
              </table:table-cell>
              <table:table-cell office:value-type="float" office:value="10.6018866245589">
                <text:p>10.6018866245589</text:p>
              </table:table-cell>
              <table:table-cell office:value-type="float" office:value="10.6018866245589">
                <text:p>10.6018866245589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197.2">
                <text:p>197.2</text:p>
              </table:table-cell>
              <table:table-cell office:value-type="float" office:value="14.1405641880215">
                <text:p>14.1405641880215</text:p>
              </table:table-cell>
              <table:table-cell office:value-type="float" office:value="14.1405641880215">
                <text:p>14.1405641880215</text:p>
              </table:table-cell>
              <table:table-cell office:value-type="float" office:value="195.1">
                <text:p>195.1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201.4">
                <text:p>201.4</text:p>
              </table:table-cell>
              <table:table-cell office:value-type="float" office:value="12.3306303344332">
                <text:p>12.3306303344332</text:p>
              </table:table-cell>
              <table:table-cell office:value-type="float" office:value="12.3306303344332">
                <text:p>12.3306303344332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92.2">
                <text:p>192.2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200.5">
                <text:p>200.5</text:p>
              </table:table-cell>
              <table:table-cell office:value-type="float" office:value="13.3103969387343">
                <text:p>13.3103969387343</text:p>
              </table:table-cell>
              <table:table-cell office:value-type="float" office:value="13.3103969387343">
                <text:p>13.3103969387343</text:p>
              </table:table-cell>
              <table:table-cell office:value-type="float" office:value="200.9">
                <text:p>200.9</text:p>
              </table:table-cell>
              <table:table-cell office:value-type="float" office:value="11.1997023769979">
                <text:p>11.1997023769979</text:p>
              </table:table-cell>
              <table:table-cell office:value-type="float" office:value="11.1997023769979">
                <text:p>11.1997023769979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90.5">
                <text:p>190.5</text:p>
              </table:table-cell>
              <table:table-cell office:value-type="float" office:value="13.8984411595929">
                <text:p>13.8984411595929</text:p>
              </table:table-cell>
              <table:table-cell office:value-type="float" office:value="13.8984411595929">
                <text:p>13.8984411595929</text:p>
              </table:table-cell>
              <table:table-cell office:value-type="float" office:value="200.1">
                <text:p>200.1</text:p>
              </table:table-cell>
              <table:table-cell office:value-type="float" office:value="15.1763705220393">
                <text:p>15.1763705220393</text:p>
              </table:table-cell>
              <table:table-cell office:value-type="float" office:value="15.1763705220393">
                <text:p>15.1763705220393</text:p>
              </table:table-cell>
              <table:table-cell office:value-type="float" office:value="195.7">
                <text:p>195.7</text:p>
              </table:table-cell>
              <table:table-cell office:value-type="float" office:value="10.6045063796273">
                <text:p>10.6045063796273</text:p>
              </table:table-cell>
              <table:table-cell office:value-type="float" office:value="10.6045063796273">
                <text:p>10.6045063796273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07.7">
                <text:p>207.7</text:p>
              </table:table-cell>
              <table:table-cell office:value-type="float" office:value="12.789318459819">
                <text:p>12.789318459819</text:p>
              </table:table-cell>
              <table:table-cell office:value-type="float" office:value="12.789318459819">
                <text:p>12.789318459819</text:p>
              </table:table-cell>
              <table:table-cell office:value-type="float" office:value="199.6">
                <text:p>199.6</text:p>
              </table:table-cell>
              <table:table-cell office:value-type="float" office:value="11.6638091738696">
                <text:p>11.6638091738696</text:p>
              </table:table-cell>
              <table:table-cell office:value-type="float" office:value="11.6638091738696">
                <text:p>11.6638091738696</text:p>
              </table:table-cell>
              <table:table-cell office:value-type="float" office:value="202.6">
                <text:p>202.6</text:p>
              </table:table-cell>
              <table:table-cell office:value-type="float" office:value="11.8995798245148">
                <text:p>11.8995798245148</text:p>
              </table:table-cell>
              <table:table-cell office:value-type="float" office:value="11.8995798245148">
                <text:p>11.8995798245148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197.9">
                <text:p>197.9</text:p>
              </table:table-cell>
              <table:table-cell office:value-type="float" office:value="10.1920448280891">
                <text:p>10.1920448280891</text:p>
              </table:table-cell>
              <table:table-cell office:value-type="float" office:value="10.1920448280891">
                <text:p>10.1920448280891</text:p>
              </table:table-cell>
              <table:table-cell office:value-type="float" office:value="198.8">
                <text:p>198.8</text:p>
              </table:table-cell>
              <table:table-cell office:value-type="float" office:value="9.06519595914935">
                <text:p>9.06519595914935</text:p>
              </table:table-cell>
              <table:table-cell office:value-type="float" office:value="9.06519595914935">
                <text:p>9.06519595914935</text:p>
              </table:table-cell>
              <table:table-cell office:value-type="float" office:value="202.7">
                <text:p>202.7</text:p>
              </table:table-cell>
              <table:table-cell office:value-type="float" office:value="10.687999500998">
                <text:p>10.687999500998</text:p>
              </table:table-cell>
              <table:table-cell office:value-type="float" office:value="10.687999500998">
                <text:p>10.687999500998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196.5">
                <text:p>196.5</text:p>
              </table:table-cell>
              <table:table-cell office:value-type="float" office:value="15.5223852691667">
                <text:p>15.5223852691667</text:p>
              </table:table-cell>
              <table:table-cell office:value-type="float" office:value="15.5223852691667">
                <text:p>15.5223852691667</text:p>
              </table:table-cell>
              <table:table-cell office:value-type="float" office:value="200.9">
                <text:p>200.9</text:p>
              </table:table-cell>
              <table:table-cell office:value-type="float" office:value="15.7300137740987">
                <text:p>15.7300137740987</text:p>
              </table:table-cell>
              <table:table-cell office:value-type="float" office:value="15.7300137740987">
                <text:p>15.7300137740987</text:p>
              </table:table-cell>
              <table:table-cell office:value-type="float" office:value="200.6">
                <text:p>200.6</text:p>
              </table:table-cell>
              <table:table-cell office:value-type="float" office:value="18.349689673428">
                <text:p>18.349689673428</text:p>
              </table:table-cell>
              <table:table-cell office:value-type="float" office:value="18.349689673428">
                <text:p>18.349689673428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4.1">
                <text:p>114.1</text:p>
              </table:table-cell>
              <table:table-cell office:value-type="float" office:value="9.12201244852862">
                <text:p>9.12201244852862</text:p>
              </table:table-cell>
              <table:table-cell office:value-type="float" office:value="9.12201244852862">
                <text:p>9.12201244852862</text:p>
              </table:table-cell>
              <table:table-cell office:value-type="float" office:value="110">
                <text:p>110</text:p>
              </table:table-cell>
              <table:table-cell office:value-type="float" office:value="10.7082522694727">
                <text:p>10.7082522694727</text:p>
              </table:table-cell>
              <table:table-cell office:value-type="float" office:value="10.7082522694727">
                <text:p>10.7082522694727</text:p>
              </table:table-cell>
              <table:table-cell office:value-type="float" office:value="110.4">
                <text:p>110.4</text:p>
              </table:table-cell>
              <table:table-cell office:value-type="float" office:value="14.7135613937921">
                <text:p>14.7135613937921</text:p>
              </table:table-cell>
              <table:table-cell office:value-type="float" office:value="14.7135613937921">
                <text:p>14.7135613937921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01.2">
                <text:p>101.2</text:p>
              </table:table-cell>
              <table:table-cell office:value-type="float" office:value="15.1642855273684">
                <text:p>15.1642855273684</text:p>
              </table:table-cell>
              <table:table-cell office:value-type="float" office:value="15.1642855273684">
                <text:p>15.1642855273684</text:p>
              </table:table-cell>
              <table:table-cell office:value-type="float" office:value="103.9">
                <text:p>103.9</text:p>
              </table:table-cell>
              <table:table-cell office:value-type="float" office:value="9.949316001057">
                <text:p>9.949316001057</text:p>
              </table:table-cell>
              <table:table-cell office:value-type="float" office:value="9.949316001057">
                <text:p>9.949316001057</text:p>
              </table:table-cell>
              <table:table-cell office:value-type="float" office:value="102.3">
                <text:p>102.3</text:p>
              </table:table-cell>
              <table:table-cell office:value-type="float" office:value="10.0338316598286">
                <text:p>10.0338316598286</text:p>
              </table:table-cell>
              <table:table-cell office:value-type="float" office:value="10.0338316598286">
                <text:p>10.0338316598286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01.7">
                <text:p>101.7</text:p>
              </table:table-cell>
              <table:table-cell office:value-type="float" office:value="12.4993333155546">
                <text:p>12.4993333155546</text:p>
              </table:table-cell>
              <table:table-cell office:value-type="float" office:value="12.4993333155546">
                <text:p>12.4993333155546</text:p>
              </table:table-cell>
              <table:table-cell office:value-type="float" office:value="102.2">
                <text:p>102.2</text:p>
              </table:table-cell>
              <table:table-cell office:value-type="float" office:value="7.82872204698116">
                <text:p>7.82872204698116</text:p>
              </table:table-cell>
              <table:table-cell office:value-type="float" office:value="7.82872204698116">
                <text:p>7.82872204698116</text:p>
              </table:table-cell>
              <table:table-cell office:value-type="float" office:value="104.9">
                <text:p>104.9</text:p>
              </table:table-cell>
              <table:table-cell office:value-type="float" office:value="9.29097531060234">
                <text:p>9.29097531060234</text:p>
              </table:table-cell>
              <table:table-cell office:value-type="float" office:value="9.29097531060234">
                <text:p>9.29097531060234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06.9">
                <text:p>106.9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08.7">
                <text:p>108.7</text:p>
              </table:table-cell>
              <table:table-cell office:value-type="float" office:value="10.5309068935206">
                <text:p>10.5309068935206</text:p>
              </table:table-cell>
              <table:table-cell office:value-type="float" office:value="10.5309068935206">
                <text:p>10.5309068935206</text:p>
              </table:table-cell>
              <table:table-cell office:value-type="float" office:value="103.2">
                <text:p>103.2</text:p>
              </table:table-cell>
              <table:table-cell office:value-type="float" office:value="7.13052904379783">
                <text:p>7.13052904379783</text:p>
              </table:table-cell>
              <table:table-cell office:value-type="float" office:value="7.13052904379783">
                <text:p>7.13052904379783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53.8">
                <text:p>53.8</text:p>
              </table:table-cell>
              <table:table-cell office:value-type="float" office:value="7.62743585864724">
                <text:p>7.62743585864724</text:p>
              </table:table-cell>
              <table:table-cell office:value-type="float" office:value="7.62743585864724">
                <text:p>7.62743585864724</text:p>
              </table:table-cell>
              <table:table-cell office:value-type="float" office:value="50.9">
                <text:p>50.9</text:p>
              </table:table-cell>
              <table:table-cell office:value-type="float" office:value="7.59312554588396">
                <text:p>7.59312554588396</text:p>
              </table:table-cell>
              <table:table-cell office:value-type="float" office:value="7.59312554588396">
                <text:p>7.59312554588396</text:p>
              </table:table-cell>
              <table:table-cell office:value-type="float" office:value="48.4">
                <text:p>48.4</text:p>
              </table:table-cell>
              <table:table-cell office:value-type="float" office:value="6.66999916708307">
                <text:p>6.66999916708307</text:p>
              </table:table-cell>
              <table:table-cell office:value-type="float" office:value="6.66999916708307">
                <text:p>6.66999916708307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46.8">
                <text:p>46.8</text:p>
              </table:table-cell>
              <table:table-cell office:value-type="float" office:value="7.0836274448744">
                <text:p>7.0836274448744</text:p>
              </table:table-cell>
              <table:table-cell office:value-type="float" office:value="7.0836274448744">
                <text:p>7.0836274448744</text:p>
              </table:table-cell>
              <table:table-cell office:value-type="float" office:value="52.6">
                <text:p>52.6</text:p>
              </table:table-cell>
              <table:table-cell office:value-type="float" office:value="4.2478752858864">
                <text:p>4.2478752858864</text:p>
              </table:table-cell>
              <table:table-cell office:value-type="float" office:value="4.2478752858864">
                <text:p>4.2478752858864</text:p>
              </table:table-cell>
              <table:table-cell office:value-type="float" office:value="50.4">
                <text:p>50.4</text:p>
              </table:table-cell>
              <table:table-cell office:value-type="float" office:value="9.75477091251022">
                <text:p>9.75477091251022</text:p>
              </table:table-cell>
              <table:table-cell office:value-type="float" office:value="9.75477091251022">
                <text:p>9.75477091251022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46.7">
                <text:p>46.7</text:p>
              </table:table-cell>
              <table:table-cell office:value-type="float" office:value="7.33409086996397">
                <text:p>7.33409086996397</text:p>
              </table:table-cell>
              <table:table-cell office:value-type="float" office:value="7.33409086996397">
                <text:p>7.33409086996397</text:p>
              </table:table-cell>
              <table:table-cell office:value-type="float" office:value="47.9">
                <text:p>47.9</text:p>
              </table:table-cell>
              <table:table-cell office:value-type="float" office:value="6.85484419143782">
                <text:p>6.85484419143782</text:p>
              </table:table-cell>
              <table:table-cell office:value-type="float" office:value="6.85484419143782">
                <text:p>6.85484419143782</text:p>
              </table:table-cell>
              <table:table-cell office:value-type="float" office:value="49.1">
                <text:p>49.1</text:p>
              </table:table-cell>
              <table:table-cell office:value-type="float" office:value="5.91514064827616">
                <text:p>5.91514064827616</text:p>
              </table:table-cell>
              <table:table-cell office:value-type="float" office:value="5.91514064827616">
                <text:p>5.91514064827616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46.2">
                <text:p>46.2</text:p>
              </table:table-cell>
              <table:table-cell office:value-type="float" office:value="8.86691728969106">
                <text:p>8.86691728969106</text:p>
              </table:table-cell>
              <table:table-cell office:value-type="float" office:value="8.86691728969106">
                <text:p>8.86691728969106</text:p>
              </table:table-cell>
              <table:table-cell office:value-type="float" office:value="49.9">
                <text:p>49.9</text:p>
              </table:table-cell>
              <table:table-cell office:value-type="float" office:value="4.84079883214882">
                <text:p>4.84079883214882</text:p>
              </table:table-cell>
              <table:table-cell office:value-type="float" office:value="4.84079883214882">
                <text:p>4.84079883214882</text:p>
              </table:table-cell>
              <table:table-cell office:value-type="float" office:value="50.1">
                <text:p>50.1</text:p>
              </table:table-cell>
              <table:table-cell office:value-type="float" office:value="6.72392081386382">
                <text:p>6.72392081386382</text:p>
              </table:table-cell>
              <table:table-cell office:value-type="float" office:value="6.72392081386382">
                <text:p>6.72392081386382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0.6">
                <text:p>40.6</text:p>
              </table:table-cell>
              <table:table-cell office:value-type="float" office:value="5.68037557443755">
                <text:p>5.68037557443755</text:p>
              </table:table-cell>
              <table:table-cell office:value-type="float" office:value="5.68037557443755">
                <text:p>5.68037557443755</text:p>
              </table:table-cell>
              <table:table-cell office:value-type="float" office:value="42.4">
                <text:p>42.4</text:p>
              </table:table-cell>
              <table:table-cell office:value-type="float" office:value="6.73630297550354">
                <text:p>6.73630297550354</text:p>
              </table:table-cell>
              <table:table-cell office:value-type="float" office:value="6.73630297550354">
                <text:p>6.73630297550354</text:p>
              </table:table-cell>
              <table:table-cell office:value-type="float" office:value="43.9">
                <text:p>43.9</text:p>
              </table:table-cell>
              <table:table-cell office:value-type="float" office:value="5.89632654003038">
                <text:p>5.89632654003038</text:p>
              </table:table-cell>
              <table:table-cell office:value-type="float" office:value="5.89632654003038">
                <text:p>5.89632654003038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41.4">
                <text:p>41.4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4.8">
                <text:p>44.8</text:p>
              </table:table-cell>
              <table:table-cell office:value-type="float" office:value="7.75743371082072">
                <text:p>7.75743371082072</text:p>
              </table:table-cell>
              <table:table-cell office:value-type="float" office:value="7.75743371082072">
                <text:p>7.75743371082072</text:p>
              </table:table-cell>
              <table:table-cell office:value-type="float" office:value="42.9">
                <text:p>42.9</text:p>
              </table:table-cell>
              <table:table-cell office:value-type="float" office:value="4.86369772452561">
                <text:p>4.86369772452561</text:p>
              </table:table-cell>
              <table:table-cell office:value-type="float" office:value="4.86369772452561">
                <text:p>4.86369772452561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42.9">
                <text:p>42.9</text:p>
              </table:table-cell>
              <table:table-cell office:value-type="float" office:value="6.38487796803249">
                <text:p>6.38487796803249</text:p>
              </table:table-cell>
              <table:table-cell office:value-type="float" office:value="6.38487796803249">
                <text:p>6.38487796803249</text:p>
              </table:table-cell>
              <table:table-cell office:value-type="float" office:value="42.7">
                <text:p>42.7</text:p>
              </table:table-cell>
              <table:table-cell office:value-type="float" office:value="6.00092585449205">
                <text:p>6.00092585449205</text:p>
              </table:table-cell>
              <table:table-cell office:value-type="float" office:value="6.00092585449205">
                <text:p>6.00092585449205</text:p>
              </table:table-cell>
              <table:table-cell office:value-type="float" office:value="47.7">
                <text:p>47.7</text:p>
              </table:table-cell>
              <table:table-cell office:value-type="float" office:value="5.51865523072021">
                <text:p>5.51865523072021</text:p>
              </table:table-cell>
              <table:table-cell office:value-type="float" office:value="5.51865523072021">
                <text:p>5.51865523072021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45.1">
                <text:p>45.1</text:p>
              </table:table-cell>
              <table:table-cell office:value-type="float" office:value="6.36745195855017">
                <text:p>6.36745195855017</text:p>
              </table:table-cell>
              <table:table-cell office:value-type="float" office:value="6.36745195855017">
                <text:p>6.36745195855017</text:p>
              </table:table-cell>
              <table:table-cell office:value-type="float" office:value="46.1">
                <text:p>46.1</text:p>
              </table:table-cell>
              <table:table-cell office:value-type="float" office:value="6.52261024777998">
                <text:p>6.52261024777998</text:p>
              </table:table-cell>
              <table:table-cell office:value-type="float" office:value="6.52261024777998">
                <text:p>6.52261024777998</text:p>
              </table:table-cell>
              <table:table-cell office:value-type="float" office:value="40.4">
                <text:p>40.4</text:p>
              </table:table-cell>
              <table:table-cell office:value-type="float" office:value="7.72010362624751">
                <text:p>7.72010362624751</text:p>
              </table:table-cell>
              <table:table-cell office:value-type="float" office:value="7.72010362624751">
                <text:p>7.72010362624751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32.6">
                <text:p>32.6</text:p>
              </table:table-cell>
              <table:table-cell office:value-type="float" office:value="4.59951688284276">
                <text:p>4.59951688284276</text:p>
              </table:table-cell>
              <table:table-cell office:value-type="float" office:value="4.59951688284276">
                <text:p>4.59951688284276</text:p>
              </table:table-cell>
              <table:table-cell office:value-type="float" office:value="29.2">
                <text:p>29.2</text:p>
              </table:table-cell>
              <table:table-cell office:value-type="float" office:value="3.15524255098646">
                <text:p>3.15524255098646</text:p>
              </table:table-cell>
              <table:table-cell office:value-type="float" office:value="3.15524255098646">
                <text:p>3.15524255098646</text:p>
              </table:table-cell>
              <table:table-cell office:value-type="float" office:value="30.2">
                <text:p>30.2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3.82390143992">
                <text:p>3.82390143992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29.2">
                <text:p>29.2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4.46716415140025">
                <text:p>4.46716415140025</text:p>
              </table:table-cell>
              <table:table-cell office:value-type="float" office:value="29.9">
                <text:p>29.9</text:p>
              </table:table-cell>
              <table:table-cell office:value-type="float" office:value="3.31494930412049">
                <text:p>3.31494930412049</text:p>
              </table:table-cell>
              <table:table-cell office:value-type="float" office:value="3.31494930412049">
                <text:p>3.31494930412049</text:p>
              </table:table-cell>
              <table:table-cell office:value-type="float" office:value="27.3">
                <text:p>27.3</text:p>
              </table:table-cell>
              <table:table-cell office:value-type="float" office:value="4.02906109823782">
                <text:p>4.02906109823782</text:p>
              </table:table-cell>
              <table:table-cell office:value-type="float" office:value="4.02906109823782">
                <text:p>4.02906109823782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30.8">
                <text:p>30.8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31.4">
                <text:p>31.4</text:p>
              </table:table-cell>
              <table:table-cell office:value-type="float" office:value="7.6040924653914">
                <text:p>7.6040924653914</text:p>
              </table:table-cell>
              <table:table-cell office:value-type="float" office:value="7.6040924653914">
                <text:p>7.6040924653914</text:p>
              </table:table-cell>
              <table:table-cell office:value-type="float" office:value="33.2">
                <text:p>33.2</text:p>
              </table:table-cell>
              <table:table-cell office:value-type="float" office:value="3.67574633389073">
                <text:p>3.67574633389073</text:p>
              </table:table-cell>
              <table:table-cell office:value-type="float" office:value="3.67574633389073">
                <text:p>3.67574633389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